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vnd.sun.star.oleobject" manifest:full-path="Object 40"/>
  <manifest:file-entry manifest:media-type="application/vnd.sun.star.oleobject" manifest:full-path="Object 41"/>
  <manifest:file-entry manifest:media-type="application/vnd.sun.star.oleobject" manifest:full-path="Object 42"/>
  <manifest:file-entry manifest:media-type="" manifest:full-path="Pictures/200000480001D254000070734F86C601.wmf"/>
  <manifest:file-entry manifest:media-type="" manifest:full-path="Pictures/2000001000003B8800003ED721AE4EA9.wmf"/>
  <manifest:file-entry manifest:media-type="" manifest:full-path="Pictures/2000003A00027114000077107D9661A7.wmf"/>
  <manifest:file-entry manifest:media-type="" manifest:full-path="Pictures/200000190000668700003B8889C6AC60.wmf"/>
  <manifest:file-entry manifest:media-type="" manifest:full-path="Pictures/2000001500005FE900003ED7F28B7A54.wmf"/>
  <manifest:file-entry manifest:media-type="" manifest:full-path="Pictures/20000015000048C300003B882CCA4763.wmf"/>
  <manifest:file-entry manifest:media-type="" manifest:full-path="Pictures/200000210001476C00003ED7D69B16D3.wmf"/>
  <manifest:file-entry manifest:media-type="" manifest:full-path="Pictures/2000000F00003B8800003ED7DA817317.wmf"/>
  <manifest:file-entry manifest:media-type="" manifest:full-path="Pictures/200000260001230B00006687E55D6256.wmf"/>
  <manifest:file-entry manifest:media-type="" manifest:full-path="Pictures/2000000F0000771000004574ECD2DB27.wmf"/>
  <manifest:file-entry manifest:media-type="" manifest:full-path="Pictures/2000001C0000BC8400003ED7B99123B5.wmf"/>
  <manifest:file-entry manifest:media-type="" manifest:full-path="Pictures/200000210001304500006687235E9050.wmf"/>
  <manifest:file-entry manifest:media-type="" manifest:full-path="Pictures/2000001C0001476C00003839855B7931.wmf"/>
  <manifest:file-entry manifest:media-type="" manifest:full-path="Pictures/20000015000048C300003ED7BE9A12B1.wmf"/>
  <manifest:file-entry manifest:media-type="" manifest:full-path="Pictures/20000015000066870000457431056176.wmf"/>
  <manifest:file-entry manifest:media-type="" manifest:full-path="Pictures/2000002F00013D8000008799845800F2.wmf"/>
  <manifest:file-entry manifest:media-type="" manifest:full-path="Pictures/2000001000003B8800003ED741BDC30D.wmf"/>
  <manifest:file-entry manifest:media-type="" manifest:full-path="Pictures/200000380001E97B00008E3797F5FBB8.wmf"/>
  <manifest:file-entry manifest:media-type="" manifest:full-path="Pictures/2000002100015B4400003ED7F759F59E.wmf"/>
  <manifest:file-entry manifest:media-type="" manifest:full-path="Pictures/2000001500005C9B00003ED7118A233F.wmf"/>
  <manifest:file-entry manifest:media-type="" manifest:full-path="Pictures/2000001D0000E0E500003839E382D558.wmf"/>
  <manifest:file-entry manifest:media-type="" manifest:full-path="Pictures/2000001C0000B29800003B88B1013759.wmf"/>
  <manifest:file-entry manifest:media-type="" manifest:full-path="Pictures/2000001500005C9B0000457458D93931.wmf"/>
  <manifest:file-entry manifest:media-type="" manifest:full-path="Pictures/200000190001128100003ED75A1AB855.wmf"/>
  <manifest:file-entry manifest:media-type="" manifest:full-path="Pictures/200000150000633800004574A60BCC1F.wmf"/>
  <manifest:file-entry manifest:media-type="" manifest:full-path="Pictures/2000000F00003ED700004574F3885751.wmf"/>
  <manifest:file-entry manifest:media-type="" manifest:full-path="Pictures/2000001A00006338000034EBC3E571A7.wmf"/>
  <manifest:file-entry manifest:media-type="" manifest:full-path="Pictures/2000000F00003ED700003B88143561EF.wmf"/>
  <manifest:file-entry manifest:media-type="" manifest:full-path="Pictures/2000000F000055FD00003ED779E1F087.wmf"/>
  <manifest:file-entry manifest:media-type="" manifest:full-path="Pictures/2000002100012CF700003B880780AA3B.wmf"/>
  <manifest:file-entry manifest:media-type="" manifest:full-path="Pictures/2000003100026DC500003ED7E9072106.wmf"/>
  <manifest:file-entry manifest:media-type="" manifest:full-path="Pictures/2000000F000052AF00003ED71D1A9DC6.wmf"/>
  <manifest:file-entry manifest:media-type="" manifest:full-path="Pictures/200000200000DD9700003B8835E7694E.wmf"/>
  <manifest:file-entry manifest:media-type="" manifest:full-path="Pictures/2000001900005C9B00003ED71924488C.wmf"/>
  <manifest:file-entry manifest:media-type="" manifest:full-path="Pictures/2000001F0001D5A300003ED77C2F553E.wmf"/>
  <manifest:file-entry manifest:media-type="" manifest:full-path="Pictures/2000002B00013D8000006D24F22AAEDE.wmf"/>
  <manifest:file-entry manifest:media-type="" manifest:full-path="Pictures/200000210001191F00003B889F4535C8.wmf"/>
  <manifest:file-entry manifest:media-type="" manifest:full-path="Pictures/2000002800013D8000006D2439B1A66D.wmf"/>
  <manifest:file-entry manifest:media-type="" manifest:full-path="Pictures/2000002100010BE400003B88E8DFD808.wmf"/>
  <manifest:file-entry manifest:media-type="" manifest:full-path="Pictures/200000300001937D000073C1B958F74A.wmf"/>
  <manifest:file-entry manifest:media-type="" manifest:full-path="Pictures/2000001500005C9B00004574889A45D8.wmf"/>
  <manifest:file-entry manifest:media-type="" manifest:full-path="Pictures/20000028000217C800003ED7DA6B5FE2.wmf"/>
  <manifest:file-entry manifest:media-type="" manifest:full-path="Pictures/2000001000003B8800003ED70A7C40FB.wmf"/>
  <manifest:file-entry manifest:media-type="" manifest:full-path="Pictures/200000150000594C00003ED706B91CFB.wmf"/>
  <manifest:file-entry manifest:media-type="" manifest:full-path="Pictures/2000001500005FE9000045743234EA7E.wmf"/>
  <manifest:file-entry manifest:media-type="" manifest:full-path="Pictures/200000150000633800004574FE627EEC.wmf"/>
  <manifest:file-entry manifest:media-type="" manifest:full-path="Pictures/200000340002E82400006D24059A52D5.wmf"/>
  <manifest:file-entry manifest:media-type="" manifest:full-path="Pictures/2000002C0001BB2D000073C13B93F810.wmf"/>
  <manifest:file-entry manifest:media-type="" manifest:full-path="Pictures/"/>
  <manifest:file-entry manifest:media-type="application/vnd.sun.star.oleobject" manifest:full-path="Object 43"/>
  <manifest:file-entry manifest:media-type="application/vnd.sun.star.oleobject" manifest:full-path="Object 44"/>
  <manifest:file-entry manifest:media-type="application/vnd.sun.star.oleobject" manifest:full-path="Object 45"/>
  <manifest:file-entry manifest:media-type="application/vnd.sun.star.oleobject" manifest:full-path="Object 46"/>
  <manifest:file-entry manifest:media-type="application/vnd.sun.star.oleobject" manifest:full-path="Object 47"/>
  <manifest:file-entry manifest:media-type="application/vnd.sun.star.oleobject" manifest:full-path="Object 48"/>
  <manifest:file-entry manifest:media-type="application/vnd.sun.star.oleobject" manifest:full-path="Object 49"/>
  <manifest:file-entry manifest:media-type="application/binary" manifest:full-path="layout-cache"/>
  <manifest:file-entry manifest:media-type="" manifest:full-path="ObjectReplacements/Object 40"/>
  <manifest:file-entry manifest:media-type="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55"/>
  <manifest:file-entry manifest:media-type="" manifest:full-path="ObjectReplacements/Object 56"/>
  <manifest:file-entry manifest:media-type="" manifest:full-path="ObjectReplacements/Object 57"/>
  <manifest:file-entry manifest:media-type="" manifest:full-path="ObjectReplacements/Object 58"/>
  <manifest:file-entry manifest:media-type="" manifest:full-path="ObjectReplacements/Object 61"/>
  <manifest:file-entry manifest:media-type="" manifest:full-path="ObjectReplacements/Object 62"/>
  <manifest:file-entry manifest:media-type="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" manifest:full-path="ObjectReplacements/Object 67"/>
  <manifest:file-entry manifest:media-type="" manifest:full-path="ObjectReplacements/Object 10"/>
  <manifest:file-entry manifest:media-type="" manifest:full-path="ObjectReplacements/Object 68"/>
  <manifest:file-entry manifest:media-type="" manifest:full-path="ObjectReplacements/Object 11"/>
  <manifest:file-entry manifest:media-type="" manifest:full-path="ObjectReplacements/Object 69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70"/>
  <manifest:file-entry manifest:media-type="" manifest:full-path="ObjectReplacements/Object 71"/>
  <manifest:file-entry manifest:media-type="" manifest:full-path="ObjectReplacements/Object 72"/>
  <manifest:file-entry manifest:media-type="" manifest:full-path="ObjectReplacements/Object 73"/>
  <manifest:file-entry manifest:media-type="" manifest:full-path="ObjectReplacements/Object 74"/>
  <manifest:file-entry manifest:media-type="" manifest:full-path="ObjectReplacements/Object 75"/>
  <manifest:file-entry manifest:media-type="" manifest:full-path="ObjectReplacements/Object 76"/>
  <manifest:file-entry manifest:media-type="" manifest:full-path="ObjectReplacements/Object 77"/>
  <manifest:file-entry manifest:media-type="" manifest:full-path="ObjectReplacements/Object 20"/>
  <manifest:file-entry manifest:media-type="" manifest:full-path="ObjectReplacements/Object 78"/>
  <manifest:file-entry manifest:media-type="" manifest:full-path="ObjectReplacements/Object 21"/>
  <manifest:file-entry manifest:media-type="" manifest:full-path="ObjectReplacements/Object 79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50"/>
  <manifest:file-entry manifest:media-type="application/vnd.sun.star.oleobject" manifest:full-path="Object 51"/>
  <manifest:file-entry manifest:media-type="application/vnd.sun.star.oleobject" manifest:full-path="Object 52"/>
  <manifest:file-entry manifest:media-type="application/vnd.sun.star.oleobject" manifest:full-path="Object 53"/>
  <manifest:file-entry manifest:media-type="application/vnd.sun.star.oleobject" manifest:full-path="Object 54"/>
  <manifest:file-entry manifest:media-type="application/vnd.sun.star.oleobject" manifest:full-path="Object 55"/>
  <manifest:file-entry manifest:media-type="application/vnd.sun.star.oleobject" manifest:full-path="Object 56"/>
  <manifest:file-entry manifest:media-type="application/vnd.sun.star.oleobject" manifest:full-path="Object 57"/>
  <manifest:file-entry manifest:media-type="application/vnd.sun.star.oleobject" manifest:full-path="Object 58"/>
  <manifest:file-entry manifest:media-type="application/vnd.sun.star.oleobject" manifest:full-path="Object 61"/>
  <manifest:file-entry manifest:media-type="application/vnd.sun.star.oleobject" manifest:full-path="Object 62"/>
  <manifest:file-entry manifest:media-type="application/vnd.sun.star.oleobject" manifest:full-path="Object 63"/>
  <manifest:file-entry manifest:media-type="application/vnd.sun.star.oleobject" manifest:full-path="Object 64"/>
  <manifest:file-entry manifest:media-type="application/vnd.sun.star.oleobject" manifest:full-path="Object 65"/>
  <manifest:file-entry manifest:media-type="application/vnd.sun.star.oleobject" manifest:full-path="Object 66"/>
  <manifest:file-entry manifest:media-type="application/vnd.sun.star.oleobject" manifest:full-path="Object 67"/>
  <manifest:file-entry manifest:media-type="application/vnd.sun.star.oleobject" manifest:full-path="Object 10"/>
  <manifest:file-entry manifest:media-type="application/vnd.sun.star.oleobject" manifest:full-path="Object 68"/>
  <manifest:file-entry manifest:media-type="application/vnd.sun.star.oleobject" manifest:full-path="Object 11"/>
  <manifest:file-entry manifest:media-type="application/vnd.sun.star.oleobject" manifest:full-path="Object 69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70"/>
  <manifest:file-entry manifest:media-type="application/vnd.sun.star.oleobject" manifest:full-path="Object 71"/>
  <manifest:file-entry manifest:media-type="application/vnd.sun.star.oleobject" manifest:full-path="Object 72"/>
  <manifest:file-entry manifest:media-type="application/vnd.sun.star.oleobject" manifest:full-path="Object 73"/>
  <manifest:file-entry manifest:media-type="application/vnd.sun.star.oleobject" manifest:full-path="Object 74"/>
  <manifest:file-entry manifest:media-type="application/vnd.sun.star.oleobject" manifest:full-path="Object 75"/>
  <manifest:file-entry manifest:media-type="application/vnd.sun.star.oleobject" manifest:full-path="Object 76"/>
  <manifest:file-entry manifest:media-type="application/vnd.sun.star.oleobject" manifest:full-path="Object 77"/>
  <manifest:file-entry manifest:media-type="application/vnd.sun.star.oleobject" manifest:full-path="Object 20"/>
  <manifest:file-entry manifest:media-type="application/vnd.sun.star.oleobject" manifest:full-path="Object 78"/>
  <manifest:file-entry manifest:media-type="application/vnd.sun.star.oleobject" manifest:full-path="Object 21"/>
  <manifest:file-entry manifest:media-type="application/vnd.sun.star.oleobject" manifest:full-path="Object 79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  <manifest:file-entry manifest:media-type="application/vnd.sun.star.oleobject" manifest:full-path="Object 26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application/vnd.sun.star.oleobject" manifest:full-path="Object 30"/>
  <manifest:file-entry manifest:media-type="application/vnd.sun.star.oleobject" manifest:full-path="Object 31"/>
  <manifest:file-entry manifest:media-type="application/vnd.sun.star.oleobject" manifest:full-path="Object 32"/>
  <manifest:file-entry manifest:media-type="text/xml" manifest:full-path="settings.xml"/>
  <manifest:file-entry manifest:media-type="application/vnd.sun.star.oleobject" manifest:full-path="Object 33"/>
  <manifest:file-entry manifest:media-type="application/vnd.sun.star.oleobject" manifest:full-path="Object 34"/>
  <manifest:file-entry manifest:media-type="application/vnd.sun.star.oleobject" manifest:full-path="Object 35"/>
  <manifest:file-entry manifest:media-type="application/vnd.sun.star.oleobject" manifest:full-path="Object 36"/>
  <manifest:file-entry manifest:media-type="application/vnd.sun.star.oleobject" manifest:full-path="Object 37"/>
  <manifest:file-entry manifest:media-type="application/vnd.sun.star.oleobject" manifest:full-path="Object 38"/>
  <manifest:file-entry manifest:media-type="application/vnd.sun.star.oleobject" manifest:full-path="Object 3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589cm" fo:margin-left="0.499cm" fo:margin-right="0cm" table:align="margins" style:writing-mode="lr-tb"/>
    </style:style>
    <style:style style:name="Таблица1.A" style:family="table-column">
      <style:table-column-properties style:column-width="5.96cm" style:rel-column-width="23544*"/>
    </style:style>
    <style:style style:name="Таблица1.B" style:family="table-column">
      <style:table-column-properties style:column-width="4.985cm" style:rel-column-width="19695*"/>
    </style:style>
    <style:style style:name="Таблица1.C" style:family="table-column">
      <style:table-column-properties style:column-width="5.644cm" style:rel-column-width="22296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55cm" fo:margin-left="0.016cm" fo:margin-right="-0.072cm" table:align="margins" style:writing-mode="lr-tb"/>
    </style:style>
    <style:style style:name="Таблица2.A" style:family="table-column">
      <style:table-column-properties style:column-width="3.812cm" style:rel-column-width="14650*"/>
    </style:style>
    <style:style style:name="Таблица2.B" style:family="table-column">
      <style:table-column-properties style:column-width="2.752cm" style:rel-column-width="10571*"/>
    </style:style>
    <style:style style:name="Таблица2.C" style:family="table-column">
      <style:table-column-properties style:column-width="2.731cm" style:rel-column-width="10490*"/>
    </style:style>
    <style:style style:name="Таблица2.D" style:family="table-column">
      <style:table-column-properties style:column-width="3.27cm" style:rel-column-width="12567*"/>
    </style:style>
    <style:style style:name="Таблица2.E" style:family="table-column">
      <style:table-column-properties style:column-width="4.491cm" style:rel-column-width="1725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Таблица2.E1" style:family="table-cell">
      <style:table-cell-properties style:vertical-align="middle" fo:padding-left="0.191cm" fo:padding-right="0.191cm" fo:padding-top="0cm" fo:padding-bottom="0cm" fo:border="0.002cm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Таблица2.E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Таблица3" style:family="table">
      <style:table-properties style:width="17.163cm" table:align="left" style:writing-mode="lr-tb"/>
    </style:style>
    <style:style style:name="Таблица3.A" style:family="table-column">
      <style:table-column-properties style:column-width="2.223cm"/>
    </style:style>
    <style:style style:name="Таблица3.B" style:family="table-column">
      <style:table-column-properties style:column-width="1.111cm"/>
    </style:style>
    <style:style style:name="Таблица3.C" style:family="table-column">
      <style:table-column-properties style:column-width="3.674cm"/>
    </style:style>
    <style:style style:name="Таблица3.D" style:family="table-column">
      <style:table-column-properties style:column-width="1.905cm"/>
    </style:style>
    <style:style style:name="Таблица3.E" style:family="table-column">
      <style:table-column-properties style:column-width="2.517cm"/>
    </style:style>
    <style:style style:name="Таблица3.F" style:family="table-column">
      <style:table-column-properties style:column-width="0.953cm"/>
    </style:style>
    <style:style style:name="Таблица3.G" style:family="table-column">
      <style:table-column-properties style:column-width="1.429cm"/>
    </style:style>
    <style:style style:name="Таблица3.H" style:family="table-column">
      <style:table-column-properties style:column-width="1.746cm"/>
    </style:style>
    <style:style style:name="Таблица3.I" style:family="table-column">
      <style:table-column-properties style:column-width="1.60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E1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I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H2" style:family="table-cell">
      <style:table-cell-properties style:vertical-align="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" style:family="table">
      <style:table-properties style:width="17.055cm" table:align="left" style:writing-mode="lr-tb"/>
    </style:style>
    <style:style style:name="Таблица4.A" style:family="table-column">
      <style:table-column-properties style:column-width="3cm"/>
    </style:style>
    <style:style style:name="Таблица4.B" style:family="table-column">
      <style:table-column-properties style:column-width="3.752cm"/>
    </style:style>
    <style:style style:name="Таблица4.C" style:family="table-column">
      <style:table-column-properties style:column-width="7.629cm"/>
    </style:style>
    <style:style style:name="Таблица4.D" style:family="table-column">
      <style:table-column-properties style:column-width="2.674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Таблица4.D1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4.3" style:family="table-row">
      <style:table-row-properties style:min-row-height="0.445cm" style:keep-together="true" fo:keep-together="auto"/>
    </style:style>
    <style:style style:name="Таблица4.A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Таблица4.A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4.B4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C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D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4.A5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Таблица4.B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.C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.D5" style:family="table-cell" style:data-style-name="N0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Таблица4.D6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Таблица4.A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4.B7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4.D7" style:family="table-cell" style:data-style-name="N0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4.8" style:family="table-row">
      <style:table-row-properties style:min-row-height="0.349cm" style:keep-together="true" fo:keep-together="auto"/>
    </style:style>
    <style:style style:name="Таблица4.14" style:family="table-row">
      <style:table-row-properties style:min-row-height="0.252cm" style:keep-together="true" fo:keep-together="auto"/>
    </style:style>
    <style:style style:name="Таблица4.D17" style:family="table-cell" style:data-style-name="N0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4.D18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4.19" style:family="table-row">
      <style:table-row-properties style:min-row-height="0.407cm" style:keep-together="true" fo:keep-together="auto"/>
    </style:style>
    <style:style style:name="Таблица4.A25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Таблица4.A30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Таблица4.B3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4.A38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.B38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Таблица4.D38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" style:family="table">
      <style:table-properties style:width="17.395cm" fo:margin-left="-0.199cm" table:align="left" style:writing-mode="lr-tb"/>
    </style:style>
    <style:style style:name="Таблица5.A" style:family="table-column">
      <style:table-column-properties style:column-width="4.344cm"/>
    </style:style>
    <style:style style:name="Таблица5.D" style:family="table-column">
      <style:table-column-properties style:column-width="4.362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.C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D2" style:family="table-cell" style:data-style-name="N0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7.395cm" table:align="center" style:writing-mode="lr-tb"/>
    </style:style>
    <style:style style:name="Таблица6.A" style:family="table-column">
      <style:table-column-properties style:column-width="3.932cm"/>
    </style:style>
    <style:style style:name="Таблица6.B" style:family="table-column">
      <style:table-column-properties style:column-width="2.223cm"/>
    </style:style>
    <style:style style:name="Таблица6.C" style:family="table-column">
      <style:table-column-properties style:column-width="2.858cm"/>
    </style:style>
    <style:style style:name="Таблица6.D" style:family="table-column">
      <style:table-column-properties style:column-width="2.54cm"/>
    </style:style>
    <style:style style:name="Таблица6.F" style:family="table-column">
      <style:table-column-properties style:column-width="2.986cm"/>
    </style:style>
    <style:style style:name="Таблица6.1" style:family="table-row">
      <style:table-row-properties style:min-row-height="1.647cm"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.2" style:family="table-row">
      <style:table-row-properties style:keep-together="true" fo:keep-together="auto"/>
    </style:style>
    <style:style style:name="Таблица6.D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F2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.D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F7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6.397cm" fo:margin-left="-0.026cm" fo:margin-right="0.628cm" table:align="margins" style:writing-mode="lr-tb"/>
    </style:style>
    <style:style style:name="Таблица8.A" style:family="table-column">
      <style:table-column-properties style:column-width="5.625cm" style:rel-column-width="22481*"/>
    </style:style>
    <style:style style:name="Таблица8.B" style:family="table-column">
      <style:table-column-properties style:column-width="2.561cm" style:rel-column-width="10236*"/>
    </style:style>
    <style:style style:name="Таблица8.C" style:family="table-column">
      <style:table-column-properties style:column-width="2.268cm" style:rel-column-width="9066*"/>
    </style:style>
    <style:style style:name="Таблица8.D" style:family="table-column">
      <style:table-column-properties style:column-width="2.835cm" style:rel-column-width="11329*"/>
    </style:style>
    <style:style style:name="Таблица8.E" style:family="table-column">
      <style:table-column-properties style:column-width="3.108cm" style:rel-column-width="12423*"/>
    </style:style>
    <style:style style:name="Таблица8.1" style:family="table-row">
      <style:table-row-properties style:row-height="1.967cm" style:keep-together="false" fo:keep-together="always"/>
    </style:style>
    <style:style style:name="Таблица8.A1" style:family="table-cell">
      <style:table-cell-properties style:vertical-align="middle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ffffff" fo:padding-left="0.071cm" fo:padding-right="0.071cm" fo:padding-top="0cm" fo:padding-bottom="0cm" fo:border="0.018cm solid #000000" style:writing-mode="lr-tb">
        <style:background-image/>
      </style:table-cell-properties>
    </style:style>
    <style:style style:name="Таблица8.2" style:family="table-row">
      <style:table-row-properties style:row-height="0.757cm" style:keep-together="false" fo:keep-together="always"/>
    </style:style>
    <style:style style:name="Таблица8.D2" style:family="table-cell">
      <style:table-cell-properties style:vertical-align="top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3" style:family="table-row">
      <style:table-row-properties style:row-height="1.177cm" style:keep-together="true" fo:keep-together="auto"/>
    </style:style>
    <style:style style:name="Таблица8.C3" style:family="table-cell" style:data-style-name="N0">
      <style:table-cell-properties style:vertical-align="top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E3" style:family="table-cell" style:data-style-name="N0">
      <style:table-cell-properties style:vertical-align="top" fo:background-color="#ffffff" fo:padding-left="0.071cm" fo:padding-right="0.071cm" fo:padding-top="0cm" fo:padding-bottom="0cm" fo:border="0.018cm solid #000000" style:writing-mode="lr-tb">
        <style:background-image/>
      </style:table-cell-properties>
    </style:style>
    <style:style style:name="Таблица8.4" style:family="table-row">
      <style:table-row-properties style:row-height="1.157cm" style:keep-together="true" fo:keep-together="auto"/>
    </style:style>
    <style:style style:name="Таблица8.6" style:family="table-row">
      <style:table-row-properties style:row-height="1.224cm" style:keep-together="true" fo:keep-together="auto"/>
    </style:style>
    <style:style style:name="Таблица8.7" style:family="table-row">
      <style:table-row-properties style:row-height="0.681cm" style:keep-together="true" fo:keep-together="auto"/>
    </style:style>
    <style:style style:name="Таблица9" style:family="table">
      <style:table-properties style:width="17.508cm" fo:margin-left="-0.018cm" fo:margin-right="-0.492cm" table:align="margins" style:writing-mode="lr-tb"/>
    </style:style>
    <style:style style:name="Таблица9.A" style:family="table-column">
      <style:table-column-properties style:column-width="3.046cm" style:rel-column-width="11402*"/>
    </style:style>
    <style:style style:name="Таблица9.B" style:family="table-column">
      <style:table-column-properties style:column-width="2.858cm" style:rel-column-width="10695*"/>
    </style:style>
    <style:style style:name="Таблица9.C" style:family="table-column">
      <style:table-column-properties style:column-width="2.828cm" style:rel-column-width="10583*"/>
    </style:style>
    <style:style style:name="Таблица9.D" style:family="table-column">
      <style:table-column-properties style:column-width="2.57cm" style:rel-column-width="9619*"/>
    </style:style>
    <style:style style:name="Таблица9.E" style:family="table-column">
      <style:table-column-properties style:column-width="2.54cm" style:rel-column-width="9507*"/>
    </style:style>
    <style:style style:name="Таблица9.F" style:family="table-column">
      <style:table-column-properties style:column-width="3.667cm" style:rel-column-width="13729*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C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4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F4" style:family="table-cell" style:data-style-name="N0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" style:family="table">
      <style:table-properties style:width="17.304cm" fo:margin-left="0.101cm" fo:margin-right="-0.406cm" table:align="margins" style:writing-mode="lr-tb"/>
    </style:style>
    <style:style style:name="Таблица10.A" style:family="table-column">
      <style:table-column-properties style:column-width="3.071cm" style:rel-column-width="11630*"/>
    </style:style>
    <style:style style:name="Таблица10.B" style:family="table-column">
      <style:table-column-properties style:column-width="1.824cm" style:rel-column-width="6905*"/>
    </style:style>
    <style:style style:name="Таблица10.C" style:family="table-column">
      <style:table-column-properties style:column-width="1.82cm" style:rel-column-width="6891*"/>
    </style:style>
    <style:style style:name="Таблица10.D" style:family="table-column">
      <style:table-column-properties style:column-width="1.282cm" style:rel-column-width="4859*"/>
    </style:style>
    <style:style style:name="Таблица10.E" style:family="table-column">
      <style:table-column-properties style:column-width="1.536cm" style:rel-column-width="5818*"/>
    </style:style>
    <style:style style:name="Таблица10.F" style:family="table-column">
      <style:table-column-properties style:column-width="2.29cm" style:rel-column-width="8673*"/>
    </style:style>
    <style:style style:name="Таблица10.G" style:family="table-column">
      <style:table-column-properties style:column-width="1.764cm" style:rel-column-width="6682*"/>
    </style:style>
    <style:style style:name="Таблица10.H" style:family="table-column">
      <style:table-column-properties style:column-width="1.603cm" style:rel-column-width="6074*"/>
    </style:style>
    <style:style style:name="Таблица10.I" style:family="table-column">
      <style:table-column-properties style:column-width="2.113cm" style:rel-column-width="8003*"/>
    </style:style>
    <style:style style:name="Таблица10.1" style:family="table-row">
      <style:table-row-properties style:keep-together="false" fo:keep-together="always"/>
    </style:style>
    <style:style style:name="Таблица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I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2" style:family="table-row">
      <style:table-row-properties style:min-row-height="3cm" style:keep-together="false" fo:keep-together="always"/>
    </style:style>
    <style:style style:name="Таблица10.3" style:family="table-row">
      <style:table-row-properties style:min-row-height="1.406cm" style:keep-together="false" fo:keep-together="always"/>
    </style:style>
    <style:style style:name="Таблица10.4" style:family="table-row">
      <style:table-row-properties style:min-row-height="1.469cm" style:keep-together="false" fo:keep-together="always"/>
    </style:style>
    <style:style style:name="Таблица10.C4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I4" style:family="table-cell" style:data-style-name="N0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5" style:family="table-row">
      <style:table-row-properties style:min-row-height="1.466cm" style:keep-together="false" fo:keep-together="always"/>
    </style:style>
    <style:style style:name="Таблица10.6" style:family="table-row">
      <style:table-row-properties style:keep-together="true" fo:keep-together="auto"/>
    </style:style>
    <style:style style:name="Таблица11" style:family="table">
      <style:table-properties style:width="16.528cm" table:align="left" style:writing-mode="lr-tb"/>
    </style:style>
    <style:style style:name="Таблица11.A" style:family="table-column">
      <style:table-column-properties style:column-width="6.35cm"/>
    </style:style>
    <style:style style:name="Таблица11.B" style:family="table-column">
      <style:table-column-properties style:column-width="2.041cm"/>
    </style:style>
    <style:style style:name="Таблица11.C" style:family="table-column">
      <style:table-column-properties style:column-width="3.418cm"/>
    </style:style>
    <style:style style:name="Таблица11.D" style:family="table-column">
      <style:table-column-properties style:column-width="2.478cm"/>
    </style:style>
    <style:style style:name="Таблица11.E" style:family="table-column">
      <style:table-column-properties style:column-width="2.24cm"/>
    </style:style>
    <style:style style:name="Таблица11.1" style:family="table-row">
      <style:table-row-properties style:row-height="2.976cm" style:keep-together="true" fo:keep-together="auto"/>
    </style:style>
    <style:style style:name="Таблица11.A1" style:family="table-cell">
      <style:table-cell-properties style:vertical-align="middle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E1" style:family="table-cell">
      <style:table-cell-properties style:vertical-align="middle" fo:background-color="#ffffff" fo:padding-left="0.071cm" fo:padding-right="0.071cm" fo:padding-top="0cm" fo:padding-bottom="0cm" fo:border="0.018cm solid #000000" style:writing-mode="lr-tb">
        <style:background-image/>
      </style:table-cell-properties>
    </style:style>
    <style:style style:name="Таблица11.2" style:family="table-row">
      <style:table-row-properties style:row-height="1.261cm" style:keep-together="true" fo:keep-together="auto"/>
    </style:style>
    <style:style style:name="Таблица11.A2" style:family="table-cell">
      <style:table-cell-properties style:vertical-align="top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C2" style:family="table-cell" style:data-style-name="N0">
      <style:table-cell-properties style:vertical-align="top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E2" style:family="table-cell" style:data-style-name="N0">
      <style:table-cell-properties style:vertical-align="top" fo:background-color="#ffffff" fo:padding-left="0.071cm" fo:padding-right="0.071cm" fo:padding-top="0cm" fo:padding-bottom="0cm" fo:border="0.018cm solid #000000" style:writing-mode="lr-tb">
        <style:background-image/>
      </style:table-cell-properties>
    </style:style>
    <style:style style:name="Таблица11.3" style:family="table-row">
      <style:table-row-properties style:row-height="1.771cm" style:keep-together="true" fo:keep-together="auto"/>
    </style:style>
    <style:style style:name="Таблица11.E3" style:family="table-cell">
      <style:table-cell-properties style:vertical-align="top" fo:background-color="#ffffff" fo:padding-left="0.071cm" fo:padding-right="0.071cm" fo:padding-top="0cm" fo:padding-bottom="0cm" fo:border="0.018cm solid #000000" style:writing-mode="lr-tb">
        <style:background-image/>
      </style:table-cell-properties>
    </style:style>
    <style:style style:name="Таблица11.4" style:family="table-row">
      <style:table-row-properties style:row-height="1.245cm" style:keep-together="true" fo:keep-together="auto"/>
    </style:style>
    <style:style style:name="Таблица11.5" style:family="table-row">
      <style:table-row-properties style:row-height="1.268cm" style:keep-together="true" fo:keep-together="auto"/>
    </style:style>
    <style:style style:name="Таблица11.6" style:family="table-row">
      <style:table-row-properties style:row-height="0.542cm" style:keep-together="true" fo:keep-together="auto"/>
    </style:style>
    <style:style style:name="Таблица12" style:family="table">
      <style:table-properties style:width="17.057cm" table:align="left" style:writing-mode="lr-tb"/>
    </style:style>
    <style:style style:name="Таблица12.A" style:family="table-column">
      <style:table-column-properties style:column-width="3.251cm"/>
    </style:style>
    <style:style style:name="Таблица12.B" style:family="table-column">
      <style:table-column-properties style:column-width="1.718cm"/>
    </style:style>
    <style:style style:name="Таблица12.C" style:family="table-column">
      <style:table-column-properties style:column-width="1.72cm"/>
    </style:style>
    <style:style style:name="Таблица12.I" style:family="table-column">
      <style:table-column-properties style:column-width="1.773cm"/>
    </style:style>
    <style:style style:name="Таблица12.1" style:family="table-row">
      <style:table-row-properties style:keep-together="false" fo:keep-together="always"/>
    </style:style>
    <style:style style:name="Таблица12.A1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2.H1" style:family="table-cell">
      <style:table-cell-properties style:vertical-align="middle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Таблица12.B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2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2.I2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2.3" style:family="table-row">
      <style:table-row-properties style:keep-together="true" fo:keep-together="auto"/>
    </style:style>
    <style:style style:name="Таблица12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2.C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2.I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2.A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2.C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I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2.A6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2.C6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2.I6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3" style:family="table">
      <style:table-properties style:width="18.027cm" table:align="margins" style:writing-mode="lr-tb"/>
    </style:style>
    <style:style style:name="Таблица13.A" style:family="table-column">
      <style:table-column-properties style:column-width="8.89cm" style:rel-column-width="32318*"/>
    </style:style>
    <style:style style:name="Таблица13.B" style:family="table-column">
      <style:table-column-properties style:column-width="2.928cm" style:rel-column-width="10644*"/>
    </style:style>
    <style:style style:name="Таблица13.C" style:family="table-column">
      <style:table-column-properties style:column-width="2.469cm" style:rel-column-width="8977*"/>
    </style:style>
    <style:style style:name="Таблица13.D" style:family="table-column">
      <style:table-column-properties style:column-width="3.739cm" style:rel-column-width="13596*"/>
    </style:style>
    <style:style style:name="Таблица13.1" style:family="table-row">
      <style:table-row-properties style:row-height="1.852cm" style:keep-together="true" fo:keep-together="auto"/>
    </style:style>
    <style:style style:name="Таблица13.A1" style:family="table-cell">
      <style:table-cell-properties style:vertical-align="middle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3.B1" style:family="table-cell">
      <style:table-cell-properties style:vertical-align="top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3.D1" style:family="table-cell">
      <style:table-cell-properties style:vertical-align="middle" fo:background-color="#ffffff" fo:padding-left="0.071cm" fo:padding-right="0.071cm" fo:padding-top="0cm" fo:padding-bottom="0cm" fo:border="0.018cm solid #000000" style:writing-mode="lr-tb">
        <style:background-image/>
      </style:table-cell-properties>
    </style:style>
    <style:style style:name="Таблица13.2" style:family="table-row">
      <style:table-row-properties style:row-height="1.319cm" style:keep-together="true" fo:keep-together="auto"/>
    </style:style>
    <style:style style:name="Таблица13.3" style:family="table-row">
      <style:table-row-properties style:min-row-height="6.006cm" style:keep-together="true" fo:keep-together="auto"/>
    </style:style>
    <style:style style:name="Таблица13.4" style:family="table-row">
      <style:table-row-properties style:row-height="0.81cm" style:keep-together="true" fo:keep-together="auto"/>
    </style:style>
    <style:style style:name="Таблица13.5" style:family="table-row">
      <style:table-row-properties style:row-height="1.356cm" style:keep-together="true" fo:keep-together="auto"/>
    </style:style>
    <style:style style:name="Таблица14" style:family="table">
      <style:table-properties style:width="17.06cm" fo:margin-left="-0.259cm" table:align="left" style:writing-mode="lr-tb"/>
    </style:style>
    <style:style style:name="Таблица14.A" style:family="table-column">
      <style:table-column-properties style:column-width="0.751cm"/>
    </style:style>
    <style:style style:name="Таблица14.B" style:family="table-column">
      <style:table-column-properties style:column-width="8.707cm"/>
    </style:style>
    <style:style style:name="Таблица14.C" style:family="table-column">
      <style:table-column-properties style:column-width="2.267cm"/>
    </style:style>
    <style:style style:name="Таблица14.D" style:family="table-column">
      <style:table-column-properties style:column-width="3.425cm"/>
    </style:style>
    <style:style style:name="Таблица14.E" style:family="table-column">
      <style:table-column-properties style:column-width="1.91cm"/>
    </style:style>
    <style:style style:name="Таблица14.1" style:family="table-row">
      <style:table-row-properties style:min-row-height="0.436cm" style:keep-together="true" fo:keep-together="auto"/>
    </style:style>
    <style:style style:name="Таблица14.A1" style:family="table-cell">
      <style:table-cell-properties style:vertical-align="top" fo:padding-left="0.053cm" fo:padding-right="0.05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E1" style:family="table-cell">
      <style:table-cell-properties style:vertical-align="top" fo:padding-left="0.053cm" fo:padding-right="0.053cm" fo:padding-top="0cm" fo:padding-bottom="0cm" fo:border="0.018cm solid #000000" style:writing-mode="lr-tb"/>
    </style:style>
    <style:style style:name="Таблица14.D3" style:family="table-cell" style:data-style-name="N0">
      <style:table-cell-properties style:vertical-align="top" fo:padding-left="0.053cm" fo:padding-right="0.05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E3" style:family="table-cell" style:data-style-name="N0">
      <style:table-cell-properties style:vertical-align="top" fo:padding-left="0.053cm" fo:padding-right="0.053cm" fo:padding-top="0cm" fo:padding-bottom="0cm" fo:border="0.018cm solid #000000" style:writing-mode="lr-tb"/>
    </style:style>
    <style:style style:name="Таблица15" style:family="table">
      <style:table-properties style:width="15.05cm" table:align="center" style:writing-mode="lr-tb"/>
    </style:style>
    <style:style style:name="Таблица15.A" style:family="table-column">
      <style:table-column-properties style:column-width="4.001cm"/>
    </style:style>
    <style:style style:name="Таблица15.B" style:family="table-column">
      <style:table-column-properties style:column-width="2.004cm"/>
    </style:style>
    <style:style style:name="Таблица15.C" style:family="table-column">
      <style:table-column-properties style:column-width="1.866cm"/>
    </style:style>
    <style:style style:name="Таблица15.E" style:family="table-column">
      <style:table-column-properties style:column-width="2.544cm"/>
    </style:style>
    <style:style style:name="Таблица15.F" style:family="table-column">
      <style:table-column-properties style:column-width="2.769cm"/>
    </style:style>
    <style:style style:name="Таблица15.1" style:family="table-row">
      <style:table-row-properties style:min-row-height="0.847cm" style:keep-together="true"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.3" style:family="table-row">
      <style:table-row-properties style:keep-together="true" fo:keep-together="auto"/>
    </style:style>
    <style:style style:name="Таблица16" style:family="table">
      <style:table-properties style:width="15.05cm" fo:break-before="page" table:align="center" style:writing-mode="lr-tb"/>
    </style:style>
    <style:style style:name="Таблица16.A" style:family="table-column">
      <style:table-column-properties style:column-width="4.456cm"/>
    </style:style>
    <style:style style:name="Таблица16.B" style:family="table-column">
      <style:table-column-properties style:column-width="2.233cm"/>
    </style:style>
    <style:style style:name="Таблица16.C" style:family="table-column">
      <style:table-column-properties style:column-width="2.907cm"/>
    </style:style>
    <style:style style:name="Таблица16.D" style:family="table-column">
      <style:table-column-properties style:column-width="2.593cm"/>
    </style:style>
    <style:style style:name="Таблица16.E" style:family="table-column">
      <style:table-column-properties style:column-width="2.861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6" style:family="table-row">
      <style:table-row-properties style:min-row-height="0.665cm" style:keep-together="true" fo:keep-together="auto"/>
    </style:style>
    <style:style style:name="Таблица16.7" style:family="table-row">
      <style:table-row-properties style:min-row-height="1.125cm" style:keep-together="true" fo:keep-together="auto"/>
    </style:style>
    <style:style style:name="Таблица17" style:family="table">
      <style:table-properties style:width="16.81cm" table:align="center" style:writing-mode="lr-tb"/>
    </style:style>
    <style:style style:name="Таблица17.A" style:family="table-column">
      <style:table-column-properties style:column-width="11.407cm"/>
    </style:style>
    <style:style style:name="Таблица17.B" style:family="table-column">
      <style:table-column-properties style:column-width="2.535cm"/>
    </style:style>
    <style:style style:name="Таблица17.C" style:family="table-column">
      <style:table-column-properties style:column-width="2.868cm"/>
    </style:style>
    <style:style style:name="Таблица17.1" style:family="table-row">
      <style:table-row-properties style:row-height="1.432cm" style:keep-together="true" fo:keep-together="auto"/>
    </style:style>
    <style:style style:name="Таблица17.A1" style:family="table-cell">
      <style:table-cell-properties style:vertical-align="middle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C1" style:family="table-cell">
      <style:table-cell-properties style:vertical-align="middle" fo:background-color="#ffffff" fo:padding-left="0.071cm" fo:padding-right="0.071cm" fo:padding-top="0cm" fo:padding-bottom="0cm" fo:border="0.018cm solid #000000" style:writing-mode="lr-tb">
        <style:background-image/>
      </style:table-cell-properties>
    </style:style>
    <style:style style:name="Таблица17.2" style:family="table-row">
      <style:table-row-properties style:row-height="0.776cm" style:keep-together="true" fo:keep-together="auto"/>
    </style:style>
    <style:style style:name="Таблица17.A2" style:family="table-cell">
      <style:table-cell-properties style:vertical-align="bottom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C2" style:family="table-cell">
      <style:table-cell-properties style:vertical-align="top" fo:background-color="#ffffff" fo:padding-left="0.071cm" fo:padding-right="0.071cm" fo:padding-top="0cm" fo:padding-bottom="0cm" fo:border="0.018cm solid #000000" style:writing-mode="lr-tb">
        <style:background-image/>
      </style:table-cell-properties>
    </style:style>
    <style:style style:name="Таблица17.3" style:family="table-row">
      <style:table-row-properties style:row-height="0.584cm" style:keep-together="true" fo:keep-together="auto"/>
    </style:style>
    <style:style style:name="Таблица17.A3" style:family="table-cell">
      <style:table-cell-properties style:vertical-align="top" fo:background-color="#ffffff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C3" style:family="table-cell" style:data-style-name="N0">
      <style:table-cell-properties style:vertical-align="top" fo:background-color="#ffffff" fo:padding-left="0.071cm" fo:padding-right="0.071cm" fo:padding-top="0cm" fo:padding-bottom="0cm" fo:border="0.018cm solid #000000" style:writing-mode="lr-tb">
        <style:background-image/>
      </style:table-cell-properties>
    </style:style>
    <style:style style:name="Таблица17.4" style:family="table-row">
      <style:table-row-properties style:row-height="0.601cm" style:keep-together="true" fo:keep-together="auto"/>
    </style:style>
    <style:style style:name="Таблица17.5" style:family="table-row">
      <style:table-row-properties style:row-height="0.593cm" style:keep-together="true" fo:keep-together="auto"/>
    </style:style>
    <style:style style:name="Таблица17.6" style:family="table-row">
      <style:table-row-properties style:row-height="0.61cm" style:keep-together="true" fo:keep-together="auto"/>
    </style:style>
    <style:style style:name="Таблица17.7" style:family="table-row">
      <style:table-row-properties style:row-height="0.58cm" style:keep-together="true" fo:keep-together="auto"/>
    </style:style>
    <style:style style:name="Таблица17.8" style:family="table-row">
      <style:table-row-properties style:row-height="1.108cm" style:keep-together="true" fo:keep-together="auto"/>
    </style:style>
    <style:style style:name="Таблица17.9" style:family="table-row">
      <style:table-row-properties style:row-height="0.605cm" style:keep-together="true" fo:keep-together="auto"/>
    </style:style>
    <style:style style:name="Таблица17.10" style:family="table-row">
      <style:table-row-properties style:row-height="0.598cm" style:keep-together="true" fo:keep-together="auto"/>
    </style:style>
    <style:style style:name="Таблица17.11" style:family="table-row">
      <style:table-row-properties style:row-height="0.614cm" style:keep-together="true" fo:keep-together="auto"/>
    </style:style>
    <style:style style:name="Таблица17.12" style:family="table-row">
      <style:table-row-properties style:row-height="0.594cm" style:keep-together="true" fo:keep-together="auto"/>
    </style:style>
    <style:style style:name="Таблица17.14" style:family="table-row">
      <style:table-row-properties style:min-row-height="2.937cm" style:keep-together="true" fo:keep-together="auto"/>
    </style:style>
    <style:style style:name="Таблица17.15" style:family="table-row">
      <style:table-row-properties style:row-height="1.332cm" style:keep-together="true" fo:keep-together="auto"/>
    </style:style>
    <style:style style:name="Таблица17.18" style:family="table-row">
      <style:table-row-properties style:row-height="0.709cm" style:keep-together="true" fo:keep-together="auto"/>
    </style:style>
    <style:style style:name="Таблица17.19" style:family="table-row">
      <style:table-row-properties style:row-height="0.612cm" style:keep-together="true" fo:keep-together="auto"/>
    </style:style>
    <style:style style:name="Таблица17.21" style:family="table-row">
      <style:table-row-properties style:row-height="0.603cm" style:keep-together="true" fo:keep-together="auto"/>
    </style:style>
    <style:style style:name="Таблица17.22" style:family="table-row">
      <style:table-row-properties style:row-height="0.591cm" style:keep-together="true" fo:keep-together="auto"/>
    </style:style>
    <style:style style:name="Таблица17.23" style:family="table-row">
      <style:table-row-properties style:row-height="0.901cm" style:keep-together="true" fo:keep-together="auto"/>
    </style:style>
    <style:style style:name="Таблица17.25" style:family="table-row">
      <style:table-row-properties style:row-height="1.468cm" style:keep-together="true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 style:snap-to-layout-gri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00%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00%">
        <style:tab-stops>
          <style:tab-stop style:position="1.251cm"/>
        </style:tab-stops>
      </style:paragraph-properties>
      <style:text-properties fo:font-size="14pt" style:font-size-asian="14pt"/>
    </style:style>
    <style:style style:name="P11" style:family="paragraph" style:parent-style-name="Standard">
      <style:paragraph-properties fo:line-height="100%" style:snap-to-layout-grid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P12" style:family="paragraph" style:parent-style-name="Standard">
      <style:paragraph-properties fo:line-height="100%" fo:text-align="center" style:justify-single-word="false" style:snap-to-layout-grid="false"/>
      <style:text-properties fo:font-size="14pt" style:font-size-asian="14pt"/>
    </style:style>
    <style:style style:name="P13" style:family="paragraph" style:parent-style-name="Standard">
      <style:paragraph-properties fo:line-height="100%" fo:text-align="justify" style:justify-single-word="false"/>
      <style:text-properties fo:font-size="14pt" style:font-size-asian="14pt"/>
    </style:style>
    <style:style style:name="P14" style:family="paragraph" style:parent-style-name="Standard">
      <style:paragraph-properties fo:line-height="100%" fo:text-align="center" style:justify-single-word="false" style:snap-to-layout-grid="false"/>
      <style:text-properties fo:font-size="14pt" style:font-size-asian="14pt" style:font-weight-complex="bold"/>
    </style:style>
    <style:style style:name="P15" style:family="paragraph" style:parent-style-name="Standard">
      <style:paragraph-properties fo:line-height="100%" style:snap-to-layout-grid="false">
        <style:tab-stops>
          <style:tab-stop style:position="1.251cm"/>
        </style:tab-stops>
      </style:paragraph-properties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line-height="100%" fo:text-align="center" style:justify-single-word="false" style:snap-to-layout-grid="false"/>
      <style:text-properties fo:font-size="14pt" fo:font-weight="bold" style:font-size-asian="14pt" style:font-weight-asian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weight-complex="bold"/>
    </style:style>
    <style:style style:name="P18" style:family="paragraph" style:parent-style-name="Standard">
      <style:paragraph-properties fo:line-height="100%"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9" style:family="paragraph" style:parent-style-name="Standard">
      <style:paragraph-properties fo:line-height="100%" fo:text-align="end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20" style:family="paragraph" style:parent-style-name="Standard">
      <style:paragraph-properties fo:line-height="100%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00%" style:snap-to-layout-grid="false">
        <style:tab-stops>
          <style:tab-stop style:position="1.251cm"/>
        </style:tab-stops>
      </style:paragraph-properties>
      <style:text-properties fo:font-size="14pt" fo:language="en" fo:country="US" style:font-size-asian="14pt"/>
    </style:style>
    <style:style style:name="P24" style:family="paragraph" style:parent-style-name="Standard">
      <style:paragraph-properties fo:line-height="100%" style:snap-to-layout-grid="false"/>
      <style:text-properties fo:font-size="14pt" fo:language="en" fo:country="US" style:font-size-asian="14pt"/>
    </style:style>
    <style:style style:name="P2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27" style:family="paragraph" style:parent-style-name="Standard">
      <style:paragraph-properties fo:line-height="100%" fo:text-align="center" style:justify-single-word="false" style:snap-to-layout-grid="false"/>
      <style:text-properties fo:font-size="14pt" fo:language="en" fo:country="US" fo:font-weight="bold" style:font-size-asian="14pt" style:font-weight-asian="bold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center" style:justify-single-word="false" style:snap-to-layout-grid="false"/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3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2" style:family="paragraph" style:parent-style-name="Standard">
      <style:paragraph-properties fo:line-height="100%"/>
    </style:style>
    <style:style style:name="P33" style:family="paragraph" style:parent-style-name="Standard">
      <style:paragraph-properties fo:line-height="100%">
        <style:tab-stops>
          <style:tab-stop style:position="1.251cm"/>
        </style:tab-stops>
      </style:paragraph-properties>
    </style:style>
    <style:style style:name="P34" style:family="paragraph" style:parent-style-name="Standard">
      <style:paragraph-properties fo:line-height="100%" fo:text-align="center" style:justify-single-word="false"/>
    </style:style>
    <style:style style:name="P35" style:family="paragraph" style:parent-style-name="Standard">
      <style:paragraph-properties fo:line-height="100%" fo:text-align="center" style:justify-single-word="false" style:snap-to-layout-grid="false"/>
    </style:style>
    <style:style style:name="P36" style:family="paragraph" style:parent-style-name="Standard">
      <style:paragraph-properties fo:line-height="100%" fo:text-align="justify" style:justify-single-word="false"/>
    </style:style>
    <style:style style:name="P37" style:family="paragraph" style:parent-style-name="Standard">
      <style:paragraph-properties fo:line-height="100%" style:snap-to-layout-grid="false"/>
    </style:style>
    <style:style style:name="P38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9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line-height="100%" fo:text-align="center" style:justify-single-word="false" style:snap-to-layout-grid="false"/>
      <style:text-properties fo:font-size="12pt" style:font-size-asian="12pt" style:font-size-complex="12pt"/>
    </style:style>
    <style:style style:name="P41" style:family="paragraph" style:parent-style-name="Standard">
      <style:paragraph-properties fo:line-height="100%" style:snap-to-layout-grid="false"/>
      <style:text-properties fo:font-size="12pt" style:font-size-asian="12pt" style:font-size-complex="12pt"/>
    </style:style>
    <style:style style:name="P42" style:family="paragraph" style:parent-style-name="Standard">
      <style:paragraph-properties fo:line-height="100%" fo:text-align="center" style:justify-single-word="false" style:snap-to-layout-grid="false"/>
      <style:text-properties style:text-rotation-angle="90" style:text-rotation-scale="line-height"/>
    </style:style>
    <style:style style:name="P43" style:family="paragraph" style:parent-style-name="Standard">
      <style:paragraph-properties fo:line-height="100%" fo:text-align="center" style:justify-single-word="false" style:snap-to-layout-grid="false"/>
      <style:text-properties fo:font-weight="bold" style:font-weight-asian="bold" style:font-weight-complex="bold"/>
    </style:style>
    <style:style style:name="P44" style:family="paragraph" style:parent-style-name="Standard">
      <style:paragraph-properties fo:margin-left="0cm" fo:margin-right="0cm" fo:line-height="100%" fo:text-indent="1.588cm" style:auto-text-indent="false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1.588cm" style:auto-text-indent="false"/>
    </style:style>
    <style:style style:name="P46" style:family="paragraph" style:parent-style-name="Standard">
      <style:paragraph-properties fo:margin-left="0cm" fo:margin-right="0cm" fo:line-height="100%" fo:text-align="center" style:justify-single-word="false" fo:text-indent="1.588cm" style:auto-text-indent="false"/>
    </style:style>
    <style:style style:name="P47" style:family="paragraph" style:parent-style-name="Standard">
      <style:paragraph-properties fo:margin-left="0cm" fo:margin-right="0cm" fo:line-height="100%" fo:text-align="end" style:justify-single-word="false" fo:text-indent="1.588cm" style:auto-text-indent="false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1.588cm" style:auto-text-indent="false"/>
      <style:text-properties fo:font-size="14pt" style:font-size-asian="14pt" style:font-size-complex="14pt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1.588cm" style:auto-text-indent="false" style:snap-to-layout-grid="false"/>
      <style:text-properties fo:font-size="14pt" style:font-size-asian="14pt" style:font-size-complex="14pt"/>
    </style:style>
    <style:style style:name="P50" style:family="paragraph" style:parent-style-name="Standard">
      <style:paragraph-properties fo:margin-left="0cm" fo:margin-right="0cm" fo:line-height="100%" fo:text-align="end" style:justify-single-word="false" fo:text-indent="1.588cm" style:auto-text-indent="false"/>
      <style:text-properties fo:font-size="14pt" style:font-size-asian="14pt" style:font-size-complex="14pt"/>
    </style:style>
    <style:style style:name="P51" style:family="paragraph" style:parent-style-name="Standard">
      <style:paragraph-properties fo:margin-left="0cm" fo:margin-right="0cm" fo:line-height="100%" fo:text-align="center" style:justify-single-word="false" fo:text-indent="1.588cm" style:auto-text-indent="false"/>
      <style:text-properties fo:font-size="14pt" style:font-size-asian="14pt" style:font-size-complex="14pt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1.588cm" style:auto-text-indent="false"/>
      <style:text-properties fo:font-size="14pt" style:font-size-asian="14pt"/>
    </style:style>
    <style:style style:name="P53" style:family="paragraph" style:parent-style-name="Standard">
      <style:paragraph-properties fo:margin-left="0cm" fo:margin-right="0cm" fo:line-height="100%" fo:text-align="justify" style:justify-single-word="false" fo:text-indent="1.588cm" style:auto-text-indent="false"/>
      <style:text-properties fo:font-size="14pt" fo:font-weight="bold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1.588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line-height="100%" fo:text-align="center" style:justify-single-word="false" fo:text-indent="1.588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line-height="100%" fo:text-align="center" style:justify-single-word="false" fo:text-indent="1.588cm" style:auto-text-indent="false" fo:break-before="page"/>
      <style:text-properties fo:font-size="14pt" style:font-size-asian="14pt" style:font-size-complex="14pt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58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5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 style:font-size-complex="14pt"/>
    </style:style>
    <style:style style:name="P60" style:family="paragraph" style:parent-style-name="Standard">
      <style:paragraph-properties fo:margin-left="0cm" fo:margin-right="0cm" fo:line-height="100%" fo:text-align="center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61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0.954cm"/>
        </style:tab-stops>
      </style:paragraph-properties>
      <style:text-properties fo:font-size="14pt" style:font-size-asian="14pt" style:font-size-complex="14pt"/>
    </style:style>
    <style:style style:name="P6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63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64" style:family="paragraph" style:parent-style-name="Основной_20_текст_20_с_20_отступом_20_3">
      <style:paragraph-properties fo:margin-left="0cm" fo:margin-right="0cm" fo:line-height="100%" fo:text-align="justify" style:justify-single-word="false" fo:text-indent="0cm" style:auto-text-indent="false"/>
    </style:style>
    <style:style style:name="P65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</style:style>
    <style:style style:name="P66" style:family="paragraph" style:parent-style-name="Основной_20_текст_20_с_20_отступом_20_3">
      <style:paragraph-properties fo:margin-left="0cm" fo:margin-right="0cm" fo:line-height="100%" fo:text-align="justify" style:justify-single-word="false" fo:text-indent="1.27cm" style:auto-text-indent="false"/>
    </style:style>
    <style:style style:name="P67" style:family="paragraph" style:parent-style-name="Standard">
      <style:paragraph-properties fo:margin-left="0cm" fo:margin-right="0cm" fo:line-height="100%" fo:text-align="justify" style:justify-single-word="false" fo:text-indent="1cm" style:auto-text-indent="false"/>
    </style:style>
    <style:style style:name="P68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fo:font-size="14pt" style:font-size-asian="14pt" style:font-size-complex="14pt"/>
    </style:style>
    <style:style style:name="P69" style:family="paragraph" style:parent-style-name="Standard">
      <style:paragraph-properties fo:margin-left="4.251cm" fo:margin-right="0cm" fo:line-height="100%" fo:text-indent="-4.251cm" style:auto-text-indent="false"/>
    </style:style>
    <style:style style:name="P70" style:family="paragraph" style:parent-style-name="Standard">
      <style:paragraph-properties fo:margin-left="4.251cm" fo:margin-right="0cm" fo:line-height="100%" fo:text-indent="-3cm" style:auto-text-indent="false"/>
    </style:style>
    <style:style style:name="P71" style:family="paragraph" style:parent-style-name="Standard">
      <style:paragraph-properties fo:margin-left="4.251cm" fo:margin-right="0cm" fo:line-height="100%" fo:text-indent="-1.251cm" style:auto-text-indent="false"/>
    </style:style>
    <style:style style:name="P72" style:family="paragraph" style:parent-style-name="Standard">
      <style:paragraph-properties fo:margin-left="4.251cm" fo:margin-right="0cm" fo:line-height="100%" fo:text-align="justify" style:justify-single-word="false" fo:text-indent="-1.499cm" style:auto-text-indent="false"/>
    </style:style>
    <style:style style:name="P73" style:family="paragraph" style:parent-style-name="Standard">
      <style:paragraph-properties fo:margin-left="0cm" fo:margin-right="0cm" fo:line-height="100%" fo:text-align="justify" style:justify-single-word="false" fo:text-indent="3.501cm" style:auto-text-indent="false"/>
    </style:style>
    <style:style style:name="P74" style:family="paragraph" style:parent-style-name="Standard">
      <style:paragraph-properties fo:margin-left="0cm" fo:margin-right="0cm" fo:line-height="100%" fo:text-align="justify" style:justify-single-word="false" fo:text-indent="0.953cm" style:auto-text-indent="false"/>
    </style:style>
    <style:style style:name="P75" style:family="paragraph" style:parent-style-name="Standard">
      <style:paragraph-properties fo:margin-left="0cm" fo:margin-right="-1.859cm" fo:line-height="10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style-complex="italic"/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81" style:family="paragraph" style:parent-style-name="Standard" style:master-page-name="First_20_Page">
      <style:paragraph-properties fo:line-height="100%" fo:text-align="center" style:justify-single-word="false" style:page-number="auto"/>
      <style:text-properties fo:font-size="14pt" style:font-size-asian="14pt" style:font-size-complex="14pt"/>
    </style:style>
    <style:style style:name="P82" style:family="paragraph" style:parent-style-name="Standard" style:list-style-name="L1">
      <style:paragraph-properties fo:line-height="100%" fo:text-align="justify" style:justify-single-word="false"/>
      <style:text-properties fo:font-size="14pt" style:font-size-asian="14pt" style:font-size-complex="14pt"/>
    </style:style>
    <style:style style:name="P83" style:family="paragraph" style:parent-style-name="Standard" style:list-style-name="L3">
      <style:paragraph-properties fo:line-height="100%" fo:text-align="justify" style:justify-single-word="false"/>
      <style:text-properties fo:font-size="14pt" style:font-size-asian="14pt" style:font-size-complex="14pt"/>
    </style:style>
    <style:style style:name="P84" style:family="paragraph" style:parent-style-name="Standard" style:list-style-name="L2">
      <style:paragraph-properties fo:margin-left="0cm" fo:margin-right="0cm" fo:line-height="100%" fo:text-align="justify" style:justify-single-word="false" fo:text-indent="1.588cm" style:auto-text-indent="false"/>
      <style:text-properties fo:font-size="14pt" style:font-size-asian="14pt" style:font-size-complex="14pt"/>
    </style:style>
    <style:style style:name="P85" style:family="paragraph" style:parent-style-name="Standard" style:list-style-name="L4">
      <style:paragraph-properties fo:margin-left="0cm" fo:margin-right="0cm" fo:line-height="100%" fo:text-align="justify" style:justify-single-word="false" fo:text-indent="1.588cm" style:auto-text-indent="false"/>
      <style:text-properties fo:font-size="14pt" style:font-size-asian="14pt" style:font-size-complex="14pt"/>
    </style:style>
    <style:style style:name="P86" style:family="paragraph" style:parent-style-name="Standard" style:list-style-name="L5">
      <style:paragraph-properties fo:margin-left="0cm" fo:margin-right="0cm" fo:line-height="100%" fo:text-align="justify" style:justify-single-word="false" fo:text-indent="1.588cm" style:auto-text-indent="false"/>
      <style:text-properties fo:font-size="14pt" style:font-size-asian="14pt" style:font-size-complex="14pt"/>
    </style:style>
    <style:style style:name="P87" style:family="paragraph" style:parent-style-name="Standard" style:list-style-name="L6">
      <style:paragraph-properties fo:margin-left="0cm" fo:margin-right="0cm" fo:line-height="100%" fo:text-align="justify" style:justify-single-word="false" fo:text-indent="1.588cm" style:auto-text-indent="false"/>
      <style:text-properties fo:font-size="14pt" style:font-size-asian="14pt" style:font-size-complex="14pt"/>
    </style:style>
    <style:style style:name="P88" style:family="paragraph" style:parent-style-name="Standard">
      <style:paragraph-properties fo:margin-left="0cm" fo:margin-right="0cm" fo:line-height="100%" fo:text-align="center" style:justify-single-word="false" fo:text-indent="1.588cm" style:auto-text-indent="false"/>
    </style:style>
    <style:style style:name="P89" style:family="paragraph" style:parent-style-name="Standard" style:list-style-name="L2">
      <style:paragraph-properties fo:margin-left="0cm" fo:margin-right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90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</style:style>
    <style:style style:name="P91" style:family="paragraph" style:parent-style-name="Heading_20_3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P92" style:family="paragraph" style:parent-style-name="Heading_20_3">
      <style:paragraph-properties fo:line-height="100%"/>
    </style:style>
    <style:style style:name="P93" style:family="paragraph" style:parent-style-name="Heading_20_3">
      <style:paragraph-properties fo:line-height="100%"/>
      <style:text-properties fo:font-size="14pt" style:font-size-asian="14pt" style:font-size-complex="14pt"/>
    </style:style>
    <style:style style:name="P94" style:family="paragraph" style:parent-style-name="Heading_20_3">
      <style:paragraph-properties fo:line-height="100%" fo:text-align="center" style:justify-single-word="false"/>
      <style:text-properties fo:font-size="14pt" fo:font-weight="normal" style:font-size-asian="14pt" style:font-weight-asian="normal" style:font-size-complex="14pt"/>
    </style:style>
    <style:style style:name="P95" style:family="paragraph" style:parent-style-name="Heading_20_3">
      <style:paragraph-properties fo:line-height="100%" fo:text-align="center" style:justify-single-word="false" fo:break-before="page"/>
      <style:text-properties fo:font-weight="normal" style:font-weight-asian="normal" style:font-weight-complex="normal"/>
    </style:style>
    <style:style style:name="P96" style:family="paragraph" style:parent-style-name="Heading_20_2">
      <style:paragraph-properties fo:line-height="100%"/>
    </style:style>
    <style:style style:name="P97" style:family="paragraph" style:parent-style-name="Heading_20_2">
      <style:paragraph-properties fo:line-height="100%"/>
      <style:text-properties fo:font-size="14pt" style:font-size-asian="14pt" style:font-size-complex="14pt"/>
    </style:style>
    <style:style style:name="P98" style:family="paragraph" style:parent-style-name="Heading_20_2">
      <style:paragraph-properties fo:break-before="page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line-height="100%" fo:break-before="page"/>
      <style:text-properties fo:font-weight="normal" style:font-weight-asian="normal" style:font-weight-complex="normal"/>
    </style:style>
    <style:style style:name="P101" style:family="paragraph" style:parent-style-name="Heading_20_1">
      <style:paragraph-properties fo:line-height="100%" fo:break-before="pag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T7" style:family="text">
      <style:text-properties fo:font-size="14pt" fo:language="en" fo:country="US" fo:font-style="italic" style:font-size-asian="14pt" style:font-style-asian="italic" style:font-size-complex="14pt"/>
    </style:style>
    <style:style style:name="T8" style:family="text">
      <style:text-properties fo:font-size="14pt" fo:language="en" fo:country="US" fo:font-style="italic" style:font-size-asian="14pt" style:font-style-asian="italic" style:font-size-complex="14pt" style:font-style-complex="normal"/>
    </style:style>
    <style:style style:name="T9" style:family="text">
      <style:text-properties fo:font-size="14pt" fo:language="en" fo:country="US" fo:font-style="italic" style:font-size-asian="14pt" style:font-style-asian="italic" style:font-style-complex="italic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font-style="italic" style:font-size-asian="14pt" style:font-style-asian="italic" style:font-size-complex="14pt"/>
    </style:style>
    <style:style style:name="T12" style:family="text">
      <style:text-properties fo:font-size="14pt" fo:font-style="italic" style:font-size-asian="14pt" style:font-style-asian="italic" style:font-style-complex="italic"/>
    </style:style>
    <style:style style:name="T13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14" style:family="text">
      <style:text-properties fo:font-size="14pt" fo:font-weight="bold" style:font-size-asian="14pt" style:font-weight-asian="bold" style:font-weight-complex="bold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font-weight="normal" style:font-size-asian="14pt" style:font-weight-asian="normal" style:font-size-complex="14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style="normal" style:font-size-asian="14pt" style:font-style-asian="normal" style:font-size-complex="14pt" style:font-style-complex="normal"/>
    </style:style>
    <style:style style:name="T19" style:family="text">
      <style:text-properties style:font-name="Symbol"/>
    </style:style>
    <style:style style:name="T20" style:family="text">
      <style:text-properties style:font-name="Symbol" fo:font-size="14pt" style:font-size-asian="14pt" style:font-size-complex="14pt"/>
    </style:style>
    <style:style style:name="T21" style:family="text">
      <style:text-properties style:text-position="sub 58%"/>
    </style:style>
    <style:style style:name="T22" style:family="text">
      <style:text-properties style:text-position="sub 58%" fo:font-size="14pt" fo:font-style="italic" style:font-size-asian="14pt" style:font-style-asian="italic" style:font-size-complex="14pt"/>
    </style:style>
    <style:style style:name="T23" style:family="text">
      <style:text-properties style:text-position="sub 58%" fo:font-size="14pt" fo:font-style="italic" style:font-size-asian="14pt" style:font-style-asian="italic" style:font-style-complex="italic"/>
    </style:style>
    <style:style style:name="T24" style:family="text">
      <style:text-properties style:text-position="sub 58%" fo:font-size="14pt" style:font-size-asian="14pt"/>
    </style:style>
    <style:style style:name="T25" style:family="text">
      <style:text-properties style:text-position="sub 58%" fo:font-size="14pt" style:font-size-asian="14pt" style:font-size-complex="14pt"/>
    </style:style>
    <style:style style:name="T26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27" style:family="text">
      <style:text-properties style:text-position="sub 58%"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28" style:family="text">
      <style:text-properties style:text-position="sub 58%" fo:font-size="14pt" fo:language="en" fo:country="US" style:font-size-asian="14pt"/>
    </style:style>
    <style:style style:name="T29" style:family="text">
      <style:text-properties style:text-position="sub 58%" fo:font-style="italic" style:font-style-asian="italic"/>
    </style:style>
    <style:style style:name="T30" style:family="text">
      <style:text-properties style:text-position="sub 58%" fo:language="en" fo:country="US" fo:font-style="italic" style:font-style-asian="italic"/>
    </style:style>
    <style:style style:name="T31" style:family="text">
      <style:text-properties fo:font-style="italic" style:font-style-asian="italic"/>
    </style:style>
    <style:style style:name="T32" style:family="text">
      <style:text-properties fo:language="en" fo:country="US" fo:font-style="italic" style:font-style-asian="italic"/>
    </style:style>
    <style:style style:name="T33" style:family="text">
      <style:text-properties style:text-position="super 58%"/>
    </style:style>
    <style:style style:name="T34" style:family="text">
      <style:text-properties style:text-position="super 58%" fo:font-size="14pt" style:font-size-asian="14pt" style:font-size-complex="14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weight="normal" style:font-weight-asian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000000" fo:font-weight="normal" style:font-weight-asian="normal" style:font-style-complex="italic" style:font-weight-complex="normal"/>
    </style:style>
    <style:style style:name="T41" style:family="text">
      <style:text-properties style:font-size-complex="14pt"/>
    </style:style>
    <style:style style:name="fr1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526cm" draw:visible-area-height="0.68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66cm" draw:visible-area-height="1.244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232cm" draw:visible-area-height="1.385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832cm" draw:visible-area-height="2.232cm"/>
    </style:style>
    <style:style style:name="fr9" style:family="graphic" style:parent-style-name="OLE">
      <style:graphic-properties fo:margin-left="0cm" fo:margin-right="0cm" style:vertical-pos="middle" style:vertical-rel="baseline" fo:padding-left="0.28cm" fo:padding-right="0.28cm" fo:padding-top="0.153cm" fo:padding-bottom="0.153cm" fo:border="none" draw:ole-draw-aspect="1" draw:visible-area-top="0cm" draw:visible-area-width="4.066cm" draw:visible-area-height="2.091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02cm" draw:visible-area-height="0.75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75cm" draw:visible-area-height="0.751cm"/>
    </style:style>
    <style:style style:name="fr1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814cm" draw:visible-area-height="1.181cm"/>
    </style:style>
    <style:style style:name="fr1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784cm" draw:visible-area-height="2.338cm"/>
    </style:style>
    <style:style style:name="fr1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315cm" draw:visible-area-height="0.856cm"/>
    </style:style>
    <style:style style:name="fr1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9.182cm" draw:visible-area-height="1.562cm"/>
    </style:style>
    <style:style style:name="fr1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574cm" draw:visible-area-height="0.68cm"/>
    </style:style>
    <style:style style:name="fr1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539cm" draw:visible-area-height="0.68cm"/>
    </style:style>
    <style:style style:name="fr1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645cm" draw:visible-area-height="0.68cm"/>
    </style:style>
    <style:style style:name="fr1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28cm" draw:visible-area-height="0.68cm"/>
    </style:style>
    <style:style style:name="fr2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244cm" draw:visible-area-height="0.68cm"/>
    </style:style>
    <style:style style:name="fr2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421cm" draw:visible-area-height="0.68cm"/>
    </style:style>
    <style:style style:name="fr2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35cm" draw:visible-area-height="0.68cm"/>
    </style:style>
    <style:style style:name="fr2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468cm" draw:visible-area-height="0.68cm"/>
    </style:style>
    <style:style style:name="fr2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433cm" draw:visible-area-height="0.68cm"/>
    </style:style>
    <style:style style:name="fr2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21cm" draw:visible-area-height="0.75cm"/>
    </style:style>
    <style:style style:name="fr2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562cm" draw:visible-area-height="0.75cm"/>
    </style:style>
    <style:style style:name="fr2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91cm" draw:visible-area-height="0.68cm"/>
    </style:style>
    <style:style style:name="fr2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33cm" draw:visible-area-height="0.75cm"/>
    </style:style>
    <style:style style:name="fr2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14cm" draw:visible-area-height="0.68cm"/>
    </style:style>
    <style:style style:name="fr3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62cm" draw:visible-area-height="0.68cm"/>
    </style:style>
    <style:style style:name="fr3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7cm" draw:visible-area-height="0.68cm"/>
    </style:style>
    <style:style style:name="fr3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255cm" draw:visible-area-height="0.68cm"/>
    </style:style>
    <style:style style:name="fr3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3.352cm" draw:visible-area-height="1.11cm"/>
    </style:style>
    <style:style style:name="fr3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1.976cm" draw:visible-area-height="1.11cm"/>
    </style:style>
    <style:style style:name="fr3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9.859cm" draw:visible-area-height="1.11cm"/>
    </style:style>
    <style:style style:name="fr3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0.565cm" draw:visible-area-height="1.11cm"/>
    </style:style>
    <style:style style:name="fr3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0.67cm" draw:visible-area-height="1.11cm"/>
    </style:style>
    <style:style style:name="fr3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9.048cm" draw:visible-area-height="1.11cm"/>
    </style:style>
    <style:style style:name="fr3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708cm" draw:visible-area-height="1.181cm"/>
    </style:style>
    <style:style style:name="fr4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73cm" draw:visible-area-height="1.181cm"/>
    </style:style>
    <style:style style:name="fr4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744cm" draw:visible-area-height="1.181cm"/>
    </style:style>
    <style:style style:name="fr4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8.695cm" draw:visible-area-height="0.722cm"/>
    </style:style>
    <style:style style:name="fr4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8.871cm" draw:visible-area-height="0.687cm"/>
    </style:style>
    <style:style style:name="fr4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8.511cm" draw:visible-area-height="0.68cm"/>
    </style:style>
    <style:style style:name="fr4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384cm" draw:visible-area-height="0.609cm"/>
    </style:style>
    <style:style style:name="fr4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82cm" draw:visible-area-height="1.103cm"/>
    </style:style>
    <style:style style:name="fr4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102cm" draw:visible-area-height="0.645cm"/>
    </style:style>
    <style:style style:name="fr4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5.725cm" draw:visible-area-height="0.645cm"/>
    </style:style>
    <style:style style:name="fr4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784cm" draw:visible-area-height="1.174cm"/>
    </style:style>
    <style:style style:name="fr5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278cm" draw:visible-area-height="0.68cm"/>
    </style:style>
    <style:style style:name="fr5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8.758cm" draw:visible-area-height="1.103cm"/>
    </style:style>
    <style:style style:name="fr5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996cm" draw:visible-area-height="1.103cm"/>
    </style:style>
    <style:style style:name="fr5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8.723cm" draw:visible-area-height="1.174cm"/>
    </style:style>
    <style:style style:name="fr5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608cm" draw:visible-area-height="1.103cm"/>
    </style:style>
    <style:style style:name="fr5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749cm" draw:visible-area-height="1.103cm"/>
    </style:style>
    <style:style style:name="fr5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6cm" draw:visible-area-height="0.645cm"/>
    </style:style>
    <style:style style:name="fr5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737cm" draw:visible-area-height="1.103cm"/>
    </style:style>
    <style:style style:name="fr5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66cm" draw:visible-area-height="1.174cm"/>
    </style:style>
    <style:style style:name="fr5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984cm" draw:visible-area-height="1.103cm"/>
    </style:style>
    <style:style style:name="fr6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961cm" draw:visible-area-height="1.103cm"/>
    </style:style>
    <style:style style:name="fr6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5.019cm" draw:visible-area-height="1.103cm"/>
    </style:style>
    <style:style style:name="fr6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031cm" draw:visible-area-height="1.103cm"/>
    </style:style>
    <style:style style:name="fr6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807cm" draw:visible-area-height="1.103cm"/>
    </style:style>
    <style:style style:name="fr6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855cm" draw:visible-area-height="1.103cm"/>
    </style:style>
    <style:style style:name="fr6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6.289cm" draw:visible-area-height="0.68cm"/>
    </style:style>
    <style:style style:name="fr6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137cm" draw:visible-area-height="1.103cm"/>
    </style:style>
    <style:style style:name="fr6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878cm" draw:visible-area-height="1.103cm"/>
    </style:style>
    <style:style style:name="fr6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73cm" draw:visible-area-height="1.103cm"/>
    </style:style>
    <style:style style:name="fr6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6.36cm" draw:visible-area-height="0.68cm"/>
    </style:style>
    <style:style style:name="fr7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102cm" draw:visible-area-height="1.103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Министерство образования Республики Беларусь</text:p>
      <text:p text:style-name="P3"/>
      <text:p text:style-name="P3">Учреждение образования</text:p>
      <text:p text:style-name="P3">БЕЛОРУССКИЙ <text:s/>ГОСУДАРСТВЕННЫЙ <text:s/>УНИВЕРСИТЕТ</text:p>
      <text:p text:style-name="P3">ИНФОРМАТИКИ <text:s/>И <text:s/>РАДИОЭЛЕКТРОНИКИ</text:p>
      <text:p text:style-name="P3"/>
      <text:p text:style-name="P3"/>
      <text:p text:style-name="P3"/>
      <text:p text:style-name="P3"/>
      <text:p text:style-name="P3">Кафедра менеджмента</text:p>
      <text:p text:style-name="P3"/>
      <text:p text:style-name="P3"/>
      <text:p text:style-name="P3"/>
      <text:p text:style-name="P3"/>
      <text:p text:style-name="P3"/>
      <text:p text:style-name="P3"/>
      <text:p text:style-name="P3">КУРСОВАЯ <text:s/>РАБОТА</text:p>
      <text:p text:style-name="P3"/>
      <text:p text:style-name="P3">по курсу “Организация производства и управление предприятием”</text:p>
      <text:p text:style-name="P3">на тему: “ Организация и расчёт календарно-плановых нормативов и технико-экономических показателей ОППЛ”</text:p>
      <text:p text:style-name="P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Выполнил:</text:p>
            <text:p text:style-name="P33"><text:span text:style-name="T1">студент группы </text:span><text:span text:style-name="T4">521703</text:span>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3"/>
            <text:p text:style-name="P10">Сидоров И. С.</text:p>
          </table:table-cell>
        </table:table-row>
        <table:table-row table:style-name="Таблица1.1"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5"/>
          </table:table-cell>
        </table:table-row>
        <table:table-row table:style-name="Таблица1.1">
          <table:table-cell table:style-name="Таблица1.A1" office:value-type="string">
            <text:p text:style-name="P11">Руководитель:</text:p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>Наумчик Е.А.</text:p>
          </table:table-cell>
        </table:table-row>
      </table:table>
      <text:p text:style-name="P57"/>
      <text:p text:style-name="P48"/>
      <text:p text:style-name="P3">Минск 2009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76">Оглавление</text:p>
          </text:index-title>
          <text:p text:style-name="P79">ВВЕДЕНИЕ<text:tab/>4</text:p>
          <text:p text:style-name="P77">1 ОБОСНОВАНИЕ ТИПА ПРОИЗВОДСТВА<text:tab/>5</text:p>
          <text:p text:style-name="P78">1.1 Краткое описание объекта производства и технологического процесса<text:tab/>5</text:p>
          <text:p text:style-name="P78">1.2 Выбор и обоснование типа производства и вида поточной линии (участка).<text:tab/>6</text:p>
          <text:p text:style-name="P77">2 РАСЧЕТ КАЛЕНДАРНО-ПЛАНОВЫХ НОРМАТИВОВ<text:tab/>7</text:p>
          <text:p text:style-name="P78">2.1 Основной состав календарно плановых нормативов.<text:tab/>7</text:p>
          <text:p text:style-name="P78">2.2 Расчет такта, месячного эффективного фонда времени работы оборудования, количества деталей выпускаемых за смену, количества рабочих мест, межоперационных заделов и др.<text:tab/>7</text:p>
          <text:p text:style-name="P77">3. ПЛАНИРОВКА И РАСЧЕТ ПЛОЩАДИ УЧАСТКА<text:tab/>11</text:p>
          <text:p text:style-name="P78">3.1. Планировка производственного участка<text:tab/>11</text:p>
          <text:p text:style-name="P78">3.2. Расчет производственной площади участка<text:tab/>11</text:p>
          <text:p text:style-name="P78">3.3 Обоснование выбора типа здания<text:tab/>12</text:p>
          <text:p text:style-name="P77">4. РАСЧЕТ МОЩНОСТИ ПОТРЕБЛЯЕМОЙ ОБОРУДОВАНИЕМ И ТРАНСПОРТНЫМИ СРЕДСТВАМИ<text:tab/>14</text:p>
          <text:p text:style-name="P77">5. РАСЧЕТ СТОИМОСТИ И АМОРТИЗАЦИИ ОСНОВНЫХ ПРОИЗВОДСТВЕННЫХ ФОНДОВ<text:tab/>15</text:p>
          <text:p text:style-name="P78">5.1. Расчёт стоимости здания, занимаемого производственным участком<text:tab/>15</text:p>
          <text:p text:style-name="P78">5.2. Расчёт затрат на оборудование и транспортные средства<text:tab/>15</text:p>
          <text:p text:style-name="P78">5.3. Расчёт затрат на энергетическое оборудование<text:tab/>16</text:p>
          <text:p text:style-name="P78">5.4. Расчёт затрат на производственный и хозяйственный инвентарь<text:tab/>16</text:p>
          <text:p text:style-name="P78">5.5. Расчёт общей суммы основных производственных фондов<text:tab/>16</text:p>
          <text:p text:style-name="P77">6. РАСЧЕТ ЧИСЛЕННОСТИ ПРОМЫШЛЕННО-ПРОИЗВОДСТВЕНОГО ПЕРСОНАЛА (ППП)<text:tab/>18</text:p>
          <text:p text:style-name="P78">6.1. Расчёт численности основных производственных рабочих<text:tab/>18</text:p>
          <text:p text:style-name="P78">6.2. Расчёт численности вспомогательных рабочих, ИТР и управленческого персонала<text:tab/>18</text:p>
          <text:p text:style-name="P79">6.2.1. Расчёт численности рабочих по настройке инструмента.<text:tab/>18</text:p>
          <text:p text:style-name="P79">6.2.2. Расчет численности транспортных рабочих.<text:tab/>18</text:p>
          <text:p text:style-name="P79">6.2.3 Расчёт численности ремонтного персонала и персонала по межремонтному обслуживанию.<text:tab/>19</text:p>
          <text:p text:style-name="P79">6.2.5. Расчёт численности контролёров, кладовщиков, уборщиков, подсоб­ных рабочих, ИТР и управленческого персонала. <text:tab/>21</text:p>
          <text:p text:style-name="P77">7. РАСЧЕТ СЕБЕСТОИМОСТИ И ЦЕНЫ ПРОДУКЦИИ С УЧЕТОМ КОСВЕННЫХ НАЛОГОВ<text:tab/>23</text:p>
          <text:p text:style-name="P78">7.1 Состав статей затрат. <text:s text:c="3"/><text:tab/>23</text:p>
          <text:p text:style-name="P79"><text:s text:c="68"/><text:tab/>23</text:p>
          <text:p text:style-name="P78">7.1. Расчёт статьи затрат “Сырьё, материалы и другие материальные ценности за вычетом реализуемых отходов”<text:tab/>24</text:p>
          <text:p text:style-name="P78">7.2. Расчёт статьи затрат “Основная заработная плата основных производственных рабочих”<text:tab/>24</text:p>
          <text:p text:style-name="P78">7.3. Расчёт статьи затрат “Дополнительная заработная плата основных производственных рабочих”<text:tab/>25</text:p>
          <text:p text:style-name="P78">7.4. Расчёт статьи затрат “Основная и дополнительная заработная плата прочего ППП”<text:tab/>25</text:p>
          <text:p text:style-name="P78">7.5. Расчёт статьи затрат “Отчисления в государственный фонд социальной защиты населения РБ”<text:tab/>27</text:p>
          <text:p text:style-name="P78">7.6. Расчёт статьи затрат “Единый платеж налогов”<text:tab/>27</text:p>
          <text:p text:style-name="P78">7.7. Расчёт статьи затрат “Топливо и электроэнергия для технологических целей”<text:tab/>27</text:p>
          <text:p text:style-name="P78">7.8. Расчёт статьи затрат "Расходы на подготовку и освоение производства"<text:tab/>28</text:p>
          <text:p text:style-name="P78">7.9. Расчёт статьи затрат “Износ инструментов и приспособлений целевого назначения”<text:tab/>28</text:p>
          <text:p text:style-name="P78">7.10. Расчёт статьи затрат “Амортизационные отчисления основных производственных <text:soft-page-break/>фондов”<text:tab/>28</text:p>
          <text:p text:style-name="P78">7.11. Расчёт статьи затрат “Общепроизводственные расходы”<text:tab/>28</text:p>
          <text:p text:style-name="P78">7.12. Расчёт статьи затрат “Общехозяйственные расходы”<text:tab/>29</text:p>
          <text:p text:style-name="P78">7.13. Расчёт статьи затрат “Прочие производственные расходы”<text:tab/>29</text:p>
          <text:p text:style-name="P78">7.14. Расчёт статьи затрат “Коммерческие расходы”<text:tab/>29</text:p>
          <text:p text:style-name="P78">7.15. Расчёт нормативной прибыли на единицу продукции<text:tab/>29</text:p>
          <text:p text:style-name="P78">7.16. Расчёт цены предприятия<text:tab/>30</text:p>
          <text:p text:style-name="P78">7.17. Расчёт статьи затрат <text:s/>«Единый платеж косвенных налогов»<text:tab/>30</text:p>
          <text:p text:style-name="P78">7.18. Расчёт цены без учёта НДС<text:tab/>30</text:p>
          <text:p text:style-name="P78">7.19. Расчёт НДС<text:tab/>30</text:p>
          <text:p text:style-name="P78">7.20. Расчёт цены реализации с учётом косвенных налогов<text:tab/>31</text:p>
          <text:p text:style-name="P77">8. РАСЧЕТ ТЕХНИКО-ЭКОНОМИЧЕСКИХ ПОКАЗАТЕЛЕЙ РАБОТЫ УЧАСТКА<text:tab/>32</text:p>
          <text:p text:style-name="P78">8.1. Расчёт потребности в оборотных средствах<text:tab/>32</text:p>
          <text:p text:style-name="P78">8.2. Расчёт полной себестоимости планового объёма продукции<text:tab/>32</text:p>
          <text:p text:style-name="P78">8.3. Расчёт объёма реализуемой продукции за плановый период<text:tab/>32</text:p>
          <text:p text:style-name="P78">8.4. Определение затрат на одну условную единицу реализуемой продукции<text:tab/>32</text:p>
          <text:p text:style-name="P78">8.5. Расчёт общей суммы прибыли от реализации продукции<text:tab/>33</text:p>
          <text:p text:style-name="P78">8.6. Расчет балансовой прибыли предприятия<text:tab/>33</text:p>
          <text:p text:style-name="P78">8.7. Расчёт налога на недвижимость<text:tab/>33</text:p>
          <text:p text:style-name="P78">8.8. Расчёт налога на нормируемые оборотные средства (оборотный капитал)<text:tab/>34</text:p>
          <text:p text:style-name="P78">8.9. Расчёт общей суммы налога на недвижимость<text:tab/>34</text:p>
          <text:p text:style-name="P78">8.10. Расчёт налогооблагаемой прибыли<text:tab/>34</text:p>
          <text:p text:style-name="P78">8.11. Расчёт налога на прибыль<text:tab/>34</text:p>
          <text:p text:style-name="P78">8.12. Расчёт транспортного налога<text:tab/>35</text:p>
          <text:p text:style-name="P78">8.13. Расчёт уровня рентабельности изделия<text:tab/>35</text:p>
          <text:p text:style-name="P78">8.13. Расчёт чистой прибыли<text:tab/>35</text:p>
          <text:p text:style-name="P78">8.14. Расчёт уровня рентабельности производства<text:tab/>35</text:p>
          <text:p text:style-name="P78">8.15. Расчёт фондоотдачи<text:tab/>35</text:p>
          <text:p text:style-name="P77">ЗАКЛЮЧЕНИЕ<text:tab/>37</text:p>
          <text:p text:style-name="P77">ЛИТЕРАТУРА<text:tab/>38</text:p>
        </text:index-body>
      </text:table-of-content>
      <text:h text:style-name="P91" text:outline-level="3"/>
      <text:h text:style-name="P95" text:outline-level="3"><text:bookmark-start text:name="__RefHeading__37305125"/>ВВЕДЕНИЕ<text:bookmark-end text:name="__RefHeading__37305125"/></text:h>
      <text:p text:style-name="P48"/>
      <text:p text:style-name="P57"><text:tab/>В данном курсовом проекте необходимо организовать и рассчитать однопредметную прерывно-поточную линию изготовления кронштейна, используемого при производстве радиоэлектронных изделий.</text:p>
      <text:p text:style-name="P48">Целью курсового проектирования является расчет необходимых для организации <text:s/>производства календарно-плановых нормативов, и технико-экономических показателей выпускаемой продукции.</text:p>
      <text:p text:style-name="P48">Для выполнения цели требуется выполнить ряд задач, среди них:</text:p>
      <text:list xml:id="list1544898123" text:style-name="L1">
        <text:list-item>
          <text:p text:style-name="P82">расчет календарно-плановых нормативов, а именно: такт поточной линии, количество рабочих мест по каждой операции отдельно и по всей поточной линии, длительность производственного цикла и др.</text:p>
        </text:list-item>
        <text:list-item>
          <text:p text:style-name="P82">расчет технико-экономических показателей выпускаемой продукции: себестоимость продукции, рентабельность продукции, экономическую эффективной производства продукции.</text:p>
        </text:list-item>
        <text:list-item>
          <text:p text:style-name="P82">Расчёт технико-экономических показателей производства: рентабельность производства, экономическую целесообразность организации производства и др.</text:p>
        </text:list-item>
      </text:list>
      <text:p text:style-name="P5"><text:tab/>Поставив перед собой цель и определив задачи, можно переходить к обоснованию типа производства.</text:p>
      <text:p text:style-name="P48"><text:s/></text:p>
      <text:h text:style-name="P100" text:outline-level="1">1 ОБОСНОВАНИЕ ТИПА ПРОИЗВОДСТВА</text:h>
      <text:p text:style-name="P28"/>
      <text:h text:style-name="P96" text:outline-level="2">1.1 Краткое описание объекта производства и технологического процесса</text:h>
      <text:p text:style-name="P48"/>
      <text:p text:style-name="P48">Наименование детали: кронштейн.</text:p>
      <text:p text:style-name="P48">Календарный режим работы: двухсменный.</text:p>
      <text:p text:style-name="P48">Количество рабочих дней: 22.</text:p>
      <text:p text:style-name="P48">Потери времени на планово-ремонтные работы: 3%.</text:p>
      <text:p text:style-name="P48">Кронштейн применяется при изготовлении радиоэлектронных изделий.</text:p>
      <text:p text:style-name="P48">Материалом для изготовления кронштейна является сталь А12-ТВ. Цена на материал и реализуемые отходы, а также нормы расхода материала приведены в таблице 1.1. Технологический процесс, перечень используемого оборудования и нормы времени представлены <text:s/>в таблице 1.2.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">Вид</text:p>
            <text:p text:style-name="P3">заготовки</text:p>
          </table:table-cell>
          <table:table-cell table:style-name="Таблица2.A1" office:value-type="string">
            <text:p text:style-name="P4">Вес заготовки, кг</text:p>
          </table:table-cell>
          <table:table-cell table:style-name="Таблица2.A1" office:value-type="string">
            <text:p text:style-name="P4">Чистый вес детали, кг</text:p>
          </table:table-cell>
          <table:table-cell table:style-name="Таблица2.A1" office:value-type="string">
            <text:p text:style-name="P4">Оптовая цена 1 кг металла, у.е.</text:p>
          </table:table-cell>
          <table:table-cell table:style-name="Таблица2.E1" office:value-type="string">
            <text:p text:style-name="P4">Оптовая цена 1 кг отходов, у.е.</text:p>
          </table:table-cell>
        </table:table-row>
        <table:table-row table:style-name="Таблица2.1">
          <table:table-cell table:style-name="Таблица2.A2" office:value-type="string">
            <text:p text:style-name="P4">Прокат</text:p>
          </table:table-cell>
          <table:table-cell table:style-name="Таблица2.A2" office:value-type="string">
            <text:p text:style-name="P4">0,42</text:p>
          </table:table-cell>
          <table:table-cell table:style-name="Таблица2.A2" office:value-type="string">
            <text:p text:style-name="P4">0,28</text:p>
          </table:table-cell>
          <table:table-cell table:style-name="Таблица2.A2" office:value-type="string">
            <text:p text:style-name="P4">0,16</text:p>
          </table:table-cell>
          <table:table-cell table:style-name="Таблица2.E2" office:value-type="string">
            <text:p text:style-name="P4">0,05</text:p>
          </table:table-cell>
        </table:table-row>
      </table:table>
      <text:p text:style-name="P50">Таблица 1.1. Цены и нормы расхода материала для технологического процесса изготовления кронштейн.</text:p>
      <text:p text:style-name="P5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office:value-type="string">
            <text:p text:style-name="P35">Наименование операции</text:p>
          </table:table-cell>
          <table:table-cell table:style-name="Таблица3.A1" office:value-type="string">
            <text:p text:style-name="P35">Разряд работ</text:p>
          </table:table-cell>
          <table:table-cell table:style-name="Таблица3.A1" office:value-type="string">
            <text:p text:style-name="P35">Наименование оборудования</text:p>
          </table:table-cell>
          <table:table-cell table:style-name="Таблица3.A1" office:value-type="string">
            <text:p text:style-name="P35">Модель оборудования или марка</text:p>
          </table:table-cell>
          <table:table-cell table:style-name="Таблица3.E1" office:value-type="string">
            <text:p text:style-name="P35">Габариты оборудования, мм</text:p>
          </table:table-cell>
          <table:table-cell table:style-name="Таблица3.E1" office:value-type="string">
            <text:p text:style-name="P35">Мощность, кВт</text:p>
          </table:table-cell>
          <table:table-cell table:style-name="Таблица3.E1" office:value-type="string">
            <text:p text:style-name="P35">Оптовая цена, у.е.</text:p>
          </table:table-cell>
          <table:table-cell table:style-name="Таблица3.E1" office:value-type="string">
            <text:p text:style-name="P35">Коэффициент выполнения норм</text:p>
          </table:table-cell>
          <table:table-cell table:style-name="Таблица3.I1" office:value-type="string">
            <text:p text:style-name="P35">Норма времени, мин</text:p>
          </table:table-cell>
        </table:table-row>
        <table:table-row table:style-name="Таблица3.1">
          <table:table-cell table:style-name="Таблица3.A1" office:value-type="string">
            <text:p text:style-name="P35">1. Фрезерная</text:p>
          </table:table-cell>
          <table:table-cell table:style-name="Таблица3.A1" office:value-type="string">
            <text:p text:style-name="P35">3</text:p>
          </table:table-cell>
          <table:table-cell table:style-name="Таблица3.A1" office:value-type="string">
            <text:p text:style-name="P35">Универсальный фрезерный станок</text:p>
          </table:table-cell>
          <table:table-cell table:style-name="Таблица3.A1" office:value-type="string">
            <text:p text:style-name="P35">6Р82Ш</text:p>
          </table:table-cell>
          <table:table-cell table:style-name="Таблица3.E1" office:value-type="string">
            <text:p text:style-name="P35">2470<text:span text:style-name="T19"></text:span>1950</text:p>
          </table:table-cell>
          <table:table-cell table:style-name="Таблица3.E1" office:value-type="string">
            <text:p text:style-name="P35">8,0</text:p>
          </table:table-cell>
          <table:table-cell table:style-name="Таблица3.E1" office:value-type="string">
            <text:p text:style-name="P35">2400</text:p>
          </table:table-cell>
          <table:table-cell table:style-name="Таблица3.H2" office:value-type="string">
            <text:p text:style-name="P35">1,0</text:p>
          </table:table-cell>
          <table:table-cell table:style-name="Таблица3.I1" office:value-type="string">
            <text:p text:style-name="P35">4,8</text:p>
          </table:table-cell>
        </table:table-row>
        <table:table-row table:style-name="Таблица3.1">
          <table:table-cell table:style-name="Таблица3.A1" office:value-type="string">
            <text:p text:style-name="P35">2. Шлифовальная</text:p>
          </table:table-cell>
          <table:table-cell table:style-name="Таблица3.A1" office:value-type="string">
            <text:p text:style-name="P35">4</text:p>
          </table:table-cell>
          <table:table-cell table:style-name="Таблица3.A1" office:value-type="string">
            <text:p text:style-name="P35">Плоскошлифовальный станок</text:p>
          </table:table-cell>
          <table:table-cell table:style-name="Таблица3.A1" office:value-type="string">
            <text:p text:style-name="P35">3Б71М</text:p>
          </table:table-cell>
          <table:table-cell table:style-name="Таблица3.E1" office:value-type="string">
            <text:p text:style-name="P35">2600<text:span text:style-name="T19"></text:span>1550</text:p>
          </table:table-cell>
          <table:table-cell table:style-name="Таблица3.E1" office:value-type="string">
            <text:p text:style-name="P35">7,0</text:p>
          </table:table-cell>
          <table:table-cell table:style-name="Таблица3.E1" office:value-type="string">
            <text:p text:style-name="P35">3800</text:p>
          </table:table-cell>
          <table:table-cell table:style-name="Таблица3.H2" office:value-type="string">
            <text:p text:style-name="P35">1,2</text:p>
          </table:table-cell>
          <table:table-cell table:style-name="Таблица3.I1" office:value-type="string">
            <text:p text:style-name="P35">9,2</text:p>
          </table:table-cell>
        </table:table-row>
        <table:table-row table:style-name="Таблица3.1">
          <table:table-cell table:style-name="Таблица3.A1" office:value-type="string">
            <text:p text:style-name="P35">3. Слесарная</text:p>
          </table:table-cell>
          <table:table-cell table:style-name="Таблица3.A1" office:value-type="string">
            <text:p text:style-name="P35">3</text:p>
          </table:table-cell>
          <table:table-cell table:style-name="Таблица3.A1" office:value-type="string">
            <text:p text:style-name="P35">Верстак</text:p>
          </table:table-cell>
          <table:table-cell table:style-name="Таблица3.A1" office:value-type="string">
            <text:p text:style-name="P35">НДР-1064</text:p>
          </table:table-cell>
          <table:table-cell table:style-name="Таблица3.E1" office:value-type="string">
            <text:p text:style-name="P35">1200<text:span text:style-name="T19"></text:span>700</text:p>
          </table:table-cell>
          <table:table-cell table:style-name="Таблица3.E1" office:value-type="string">
            <text:p text:style-name="P35">-</text:p>
          </table:table-cell>
          <table:table-cell table:style-name="Таблица3.E1" office:value-type="string">
            <text:p text:style-name="P35">360</text:p>
          </table:table-cell>
          <table:table-cell table:style-name="Таблица3.H2" office:value-type="string">
            <text:p text:style-name="P35">1,0</text:p>
          </table:table-cell>
          <table:table-cell table:style-name="Таблица3.I1" office:value-type="string">
            <text:p text:style-name="P35">9,0</text:p>
          </table:table-cell>
        </table:table-row>
        <table:table-row table:style-name="Таблица3.1">
          <table:table-cell table:style-name="Таблица3.A1" office:value-type="string">
            <text:p text:style-name="P35">4. Токарная</text:p>
          </table:table-cell>
          <table:table-cell table:style-name="Таблица3.A1" office:value-type="string">
            <text:p text:style-name="P35">4</text:p>
          </table:table-cell>
          <table:table-cell table:style-name="Таблица3.A1" office:value-type="string">
            <text:p text:style-name="P35">Токарно-винторезный станок</text:p>
          </table:table-cell>
          <table:table-cell table:style-name="Таблица3.A1" office:value-type="string">
            <text:p text:style-name="P35">1А616П</text:p>
          </table:table-cell>
          <table:table-cell table:style-name="Таблица3.E1" office:value-type="string">
            <text:p text:style-name="P35">2135<text:span text:style-name="T19"></text:span>1225</text:p>
          </table:table-cell>
          <table:table-cell table:style-name="Таблица3.E1" office:value-type="string">
            <text:p text:style-name="P35">10</text:p>
          </table:table-cell>
          <table:table-cell table:style-name="Таблица3.E1" office:value-type="string">
            <text:p text:style-name="P35">4425</text:p>
          </table:table-cell>
          <table:table-cell table:style-name="Таблица3.H2" office:value-type="string">
            <text:p text:style-name="P35">1,0</text:p>
          </table:table-cell>
          <table:table-cell table:style-name="Таблица3.I1" office:value-type="string">
            <text:p text:style-name="P35">4,4</text:p>
          </table:table-cell>
        </table:table-row>
        <table:table-row table:style-name="Таблица3.1">
          <table:table-cell table:style-name="Таблица3.A1" office:value-type="string">
            <text:p text:style-name="P35"/>
            <text:p text:style-name="P34">5. Фрезерная</text:p>
          </table:table-cell>
          <table:table-cell table:style-name="Таблица3.A1" office:value-type="string">
            <text:p text:style-name="P35"/>
            <text:p text:style-name="P34">4</text:p>
          </table:table-cell>
          <table:table-cell table:style-name="Таблица3.A1" office:value-type="string">
            <text:p text:style-name="P35"/>
            <text:p text:style-name="P34">Универсально-фрезерный станок</text:p>
          </table:table-cell>
          <table:table-cell table:style-name="Таблица3.A1" office:value-type="string">
            <text:p text:style-name="P35"/>
            <text:p text:style-name="P34">6Р82Ш</text:p>
          </table:table-cell>
          <table:table-cell table:style-name="Таблица3.E1" office:value-type="string">
            <text:p text:style-name="P35"/>
            <text:p text:style-name="P34">2470<text:span text:style-name="T19"></text:span>1950</text:p>
          </table:table-cell>
          <table:table-cell table:style-name="Таблица3.E1" office:value-type="string">
            <text:p text:style-name="P35"/>
            <text:p text:style-name="P34">8,0</text:p>
          </table:table-cell>
          <table:table-cell table:style-name="Таблица3.E1" office:value-type="string">
            <text:p text:style-name="P35"/>
            <text:p text:style-name="P34">2400</text:p>
          </table:table-cell>
          <table:table-cell table:style-name="Таблица3.H2" office:value-type="string">
            <text:p text:style-name="P35">1,1</text:p>
          </table:table-cell>
          <table:table-cell table:style-name="Таблица3.I1" office:value-type="string">
            <text:p text:style-name="P35">6,0</text:p>
          </table:table-cell>
        </table:table-row>
        <table:table-row table:style-name="Таблица3.1">
          <table:table-cell table:style-name="Таблица3.A1" office:value-type="string">
            <text:p text:style-name="P35">6. Слесарная</text:p>
          </table:table-cell>
          <table:table-cell table:style-name="Таблица3.A1" office:value-type="string">
            <text:p text:style-name="P35">3</text:p>
          </table:table-cell>
          <table:table-cell table:style-name="Таблица3.A1" office:value-type="string">
            <text:p text:style-name="P35">Верстак</text:p>
          </table:table-cell>
          <table:table-cell table:style-name="Таблица3.A1" office:value-type="string">
            <text:p text:style-name="P35">НДР-1064</text:p>
          </table:table-cell>
          <table:table-cell table:style-name="Таблица3.E1" office:value-type="string">
            <text:p text:style-name="P35">1200<text:span text:style-name="T19"></text:span>700</text:p>
          </table:table-cell>
          <table:table-cell table:style-name="Таблица3.E1" office:value-type="string">
            <text:p text:style-name="P35">-</text:p>
          </table:table-cell>
          <table:table-cell table:style-name="Таблица3.E1" office:value-type="string">
            <text:p text:style-name="P35">360</text:p>
          </table:table-cell>
          <table:table-cell table:style-name="Таблица3.H2" office:value-type="string">
            <text:p text:style-name="P35">1,0</text:p>
          </table:table-cell>
          <table:table-cell table:style-name="Таблица3.I1" office:value-type="string">
            <text:p text:style-name="P35">5,6</text:p>
          </table:table-cell>
        </table:table-row>
        <table:table-row table:style-name="Таблица3.1">
          <table:table-cell table:style-name="Таблица3.A1" office:value-type="string">
            <text:p text:style-name="P35">7. <text:soft-page-break/>Сверлильная</text:p>
          </table:table-cell>
          <table:table-cell table:style-name="Таблица3.A1" office:value-type="string">
            <text:p text:style-name="P35">3</text:p>
          </table:table-cell>
          <table:table-cell table:style-name="Таблица3.A1" office:value-type="string">
            <text:p text:style-name="P35">Настольно-<text:soft-page-break/>сверлильный станок</text:p>
          </table:table-cell>
          <table:table-cell table:style-name="Таблица3.A1" office:value-type="string">
            <text:p text:style-name="P35">НС12А</text:p>
          </table:table-cell>
          <table:table-cell table:style-name="Таблица3.E1" office:value-type="string">
            <text:p text:style-name="P35">710<text:span text:style-name="T19"></text:span>360</text:p>
          </table:table-cell>
          <table:table-cell table:style-name="Таблица3.E1" office:value-type="string">
            <text:p text:style-name="P35">3,5</text:p>
          </table:table-cell>
          <table:table-cell table:style-name="Таблица3.E1" office:value-type="string">
            <text:p text:style-name="P35">630</text:p>
          </table:table-cell>
          <table:table-cell table:style-name="Таблица3.H2" office:value-type="string">
            <text:p text:style-name="P35">1,0</text:p>
          </table:table-cell>
          <table:table-cell table:style-name="Таблица3.I1" office:value-type="string">
            <text:p text:style-name="P35">7,0</text:p>
          </table:table-cell>
        </table:table-row>
        <table:table-row table:style-name="Таблица3.1">
          <table:table-cell table:style-name="Таблица3.A1" office:value-type="string">
            <text:p text:style-name="P35">8. Токарная</text:p>
          </table:table-cell>
          <table:table-cell table:style-name="Таблица3.A1" office:value-type="string">
            <text:p text:style-name="P35">4</text:p>
          </table:table-cell>
          <table:table-cell table:style-name="Таблица3.A1" office:value-type="string">
            <text:p text:style-name="P35">Токарно-винторезный станок</text:p>
          </table:table-cell>
          <table:table-cell table:style-name="Таблица3.A1" office:value-type="string">
            <text:p text:style-name="P35">1А616П</text:p>
          </table:table-cell>
          <table:table-cell table:style-name="Таблица3.E1" office:value-type="string">
            <text:p text:style-name="P35">2135<text:span text:style-name="T19"></text:span>1225</text:p>
          </table:table-cell>
          <table:table-cell table:style-name="Таблица3.E1" office:value-type="string">
            <text:p text:style-name="P35">10</text:p>
          </table:table-cell>
          <table:table-cell table:style-name="Таблица3.E1" office:value-type="string">
            <text:p text:style-name="P35">4425</text:p>
          </table:table-cell>
          <table:table-cell table:style-name="Таблица3.E1" office:value-type="string">
            <text:p text:style-name="P35">1,0</text:p>
          </table:table-cell>
          <table:table-cell table:style-name="Таблица3.I1" office:value-type="string">
            <text:p text:style-name="P35">8,0</text:p>
          </table:table-cell>
        </table:table-row>
      </table:table>
      <text:p text:style-name="P50">Таблица 1.2. Технологический процесс изготовления кронштейна.</text:p>
      <text:p text:style-name="P48"/>
      <text:h text:style-name="P96" text:outline-level="2">1.2 Выбор и обоснование типа производства и вида поточной линии (участка).</text:h>
      <text:p text:style-name="P28"/>
      <text:p text:style-name="P48">Существует три типа производства: массовый, серийный, единичный.</text:p>
      <text:p text:style-name="P48">Определив правильный тип производства на участке позволит нам выбрать наиболее эффективный тип организации производства.</text:p>
      <text:p text:style-name="P48">Для определения типа производства используются: программа выпуска, вид изделия, трудоемкость изготовления изделия.</text:p>
      <text:p text:style-name="P48">Правильное определение типа производства на участке позволяет выбрать эффективную форму его организации. Для определения воспользуемся <text:s/>программой выпуска, видом изделия и трудоемкостью его изготовления. </text:p>
      <text:p text:style-name="P45"><text:span text:style-name="T2">Если считать, что </text:span><text:span text:style-name="T11">m</text:span><text:span text:style-name="T2"> это количество операций по технологическому процессу на данном участке; а </text:span><text:span text:style-name="T11">С</text:span><text:span text:style-name="T22">пр</text:span><text:span text:style-name="T11"> это</text:span><text:span text:style-name="T2"> количество единиц оборудования, необходимых для выполнения данного технологического процесса, то коэффициент специализации (</text:span><text:span text:style-name="T11">К</text:span><text:span text:style-name="T22">сп</text:span><text:span text:style-name="T2">) определяется по формуле:</text:span></text:p>
      <text:p text:style-name="P45"><text:span text:style-name="T11">К</text:span><text:span text:style-name="T22">сп</text:span><text:span text:style-name="T2"> = m / </text:span><text:span text:style-name="T11">С</text:span><text:span text:style-name="T22">пр</text:span><text:span text:style-name="T2"> = 8 / 10 = 0.8;</text:span></text:p>
      <text:p text:style-name="P63"><text:span text:style-name="T2">Так как </text:span><text:span text:style-name="T2"><draw:frame draw:style-name="fr5" draw:name="Объект2" text:anchor-type="as-char" svg:width="1.515cm" svg:height="0.67cm" draw:z-index="0"><draw:object-ole xlink:href="./Object 1" xlink:type="simple" xlink:show="embed" xlink:actuate="onLoad"/><draw:image xlink:href="./ObjectReplacements/Object 1" xlink:type="simple" xlink:show="embed" xlink:actuate="onLoad"/></draw:frame></text:span><text:span text:style-name="T2">, то эффективно использовать массовый тип производства.</text:span></text:p>
      <text:p text:style-name="P63"><text:span text:style-name="T2">Коэффициент массовости (</text:span><text:span text:style-name="T11">К</text:span><text:span text:style-name="T22">м</text:span><text:span text:style-name="T2">) определяется по формуле:</text:span></text:p>
      <text:p text:style-name="P63"><text:span text:style-name="T2"><text:tab/> </text:span><text:span text:style-name="T11">К</text:span><text:span text:style-name="T22">m <text:s/></text:span><text:span text:style-name="T2">= Sum(</text:span><text:span text:style-name="T2"><draw:frame draw:style-name="fr2" draw:name="Графический объект1" text:anchor-type="as-char" svg:width="0.988cm" svg:height="0.67cm" draw:z-index="1"><draw:image xlink:href="Pictures/2000001900005C9B00003ED71924488C.wmf" xlink:type="simple" xlink:show="embed" xlink:actuate="onLoad"/></draw:frame></text:span><text:span text:style-name="T2">) / ( m * <text:s/></text:span><text:span text:style-name="T11">r</text:span><text:span text:style-name="T22">н.п</text:span><text:span text:style-name="T25"> </text:span><text:span text:style-name="T2">) = 52 / ( 8 * 6.75 ) = 0.955 ;</text:span></text:p>
      <text:p text:style-name="P63"><text:span text:style-name="T2">где, <text:tab/></text:span><text:span text:style-name="T2"><draw:frame draw:style-name="fr2" draw:name="Графический объект3" text:anchor-type="as-char" svg:width="0.988cm" svg:height="0.67cm" draw:z-index="2"><draw:image xlink:href="Pictures/2000001900005C9B00003ED71924488C.wmf" xlink:type="simple" xlink:show="embed" xlink:actuate="onLoad"/></draw:frame></text:span><text:span text:style-name="T2"> – норма штучного времени на i-й операции, мин;</text:span></text:p>
      <text:p text:style-name="P63"><text:span text:style-name="T11"><text:tab/>m </text:span><text:span text:style-name="T2">– количество операций по данному технологическому процессу;</text:span></text:p>
      <text:p text:style-name="P63"><text:span text:style-name="T11"><text:tab/>r</text:span><text:span text:style-name="T22">н.п</text:span><text:span text:style-name="T25"> </text:span><text:span text:style-name="T2">– такт выпуска изделий, мин/шт;</text:span></text:p>
      <text:p text:style-name="P63"><text:span text:style-name="T2">Так как </text:span><text:span text:style-name="T11">К</text:span><text:span text:style-name="T22">м </text:span><text:span text:style-name="T11">&lt;1</text:span><text:span text:style-name="T2">, то имеет место серийный тип производства.</text:span></text:p>
      <text:p text:style-name="P48">Для серийного типа производства эффективно использовать поточное производство.</text:p>
      <text:p text:style-name="P48">Следовательно, для изготовления кронштейна можно применить однопредметную прерывно-поточную линию. </text:p>
      <text:p text:style-name="P48"/>
      <text:p text:style-name="P48"/>
      <text:h text:style-name="P101" text:outline-level="1">2 РАСЧЕТ КАЛЕНДАРНО-ПЛАНОВЫХ НОРМАТИВОВ</text:h>
      <text:p text:style-name="P5"/>
      <text:h text:style-name="P96" text:outline-level="2">2.1 Основной состав календарно плановых нормативов.</text:h>
      <text:p text:style-name="P32"/>
      <text:p text:style-name="P48">Основной состав календарно-плановых нормативов ОППЛ:</text:p>
      <text:p text:style-name="P48"><text:s/>- укрупнённый такт;</text:p>
      <text:p text:style-name="P48"><text:s/>- количество рабочих мест по операциям и по всей поточной линии;</text:p>
      <text:p text:style-name="P48"><text:s/>- стандарт-план работы линии;</text:p>
      <text:p text:style-name="P48"><text:s/>- размер и динамика движения межоперационных оборотных заделов;</text:p>
      <text:list xml:id="list1360583828" text:style-name="L2">
        <text:list-item>
          <text:p text:style-name="P84">длительность производственного цикла.</text:p>
          <text:p text:style-name="P89"/>
        </text:list-item>
      </text:list>
      <text:h text:style-name="P97" text:outline-level="2">2.2 Расчет такта, месячного эффективного фонда времени работы оборудования, количества деталей выпускаемых за смену, количества рабочих мест, межоперационных заделов и др.</text:h>
      <text:p text:style-name="P2"/>
      <text:p text:style-name="P57">А) Расчет такта ОППЛ:</text:p>
      <text:p text:style-name="P57"><text:span text:style-name="T31"><text:tab/>r</text:span><text:span text:style-name="T29">н.п</text:span><text:span text:style-name="T21"> </text:span>= Sum(<draw:frame draw:style-name="fr2" draw:name="Графический объект2" text:anchor-type="as-char" svg:width="0.988cm" svg:height="0.67cm" draw:z-index="16"><draw:image xlink:href="Pictures/2000001900005C9B00003ED71924488C.wmf" xlink:type="simple" xlink:show="embed" xlink:actuate="onLoad"/></draw:frame>) / m = 54 / 8 = 6.75 мин/шт.</text:p>
      <text:p text:style-name="P63"><text:span text:style-name="T2">где, </text:span><text:span text:style-name="T2"><draw:frame draw:style-name="fr2" draw:name="Графический объект5" text:anchor-type="as-char" svg:width="0.988cm" svg:height="0.67cm" draw:z-index="3"><draw:image xlink:href="Pictures/2000001900005C9B00003ED71924488C.wmf" xlink:type="simple" xlink:show="embed" xlink:actuate="onLoad"/></draw:frame></text:span><text:span text:style-name="T2"> – норма штучного времени на i-й операции без учёта коэффициента выполнения норм времени, мин.;</text:span></text:p>
      <text:p text:style-name="P63"><text:span text:style-name="T6">Б) Расчет месячного эффективного фонда времени работы оборудования </text:span><text:span text:style-name="T7">F</text:span><text:span text:style-name="T22">э.</text:span><text:span text:style-name="T11"> </text:span></text:p>
      <text:p text:style-name="P63"><text:span text:style-name="T8"><text:tab/></text:span><text:span text:style-name="T7">F</text:span><text:span text:style-name="T22">э.</text:span><text:span text:style-name="T11">=</text:span><text:span text:style-name="T6"> </text:span><text:span text:style-name="T7">F</text:span><text:span text:style-name="T22">н.</text:span><text:span text:style-name="T2">*</text:span><text:span text:style-name="T2"><draw:frame draw:style-name="fr3" draw:name="Графический объект4" text:anchor-type="as-char" svg:y="-0.534cm" svg:width="0.953cm" svg:height="0.67cm" draw:z-index="4"><draw:image xlink:href="Pictures/200000150000594C00003ED706B91CFB.wmf" xlink:type="simple" xlink:show="embed" xlink:actuate="onLoad"/></draw:frame></text:span><text:span text:style-name="T2"> = 20 * 8 * 2 * 97 = 341 ч.</text:span></text:p>
      <text:p text:style-name="P57">В) Месячную программу запускаемого изделия находим следующим образом:</text:p>
      <text:p text:style-name="P63"><text:span text:style-name="T2"><text:tab/></text:span><text:span text:style-name="T7">N</text:span><text:span text:style-name="T22">з</text:span><text:span text:style-name="T25"> </text:span><text:span text:style-name="T2">= ( 60 * </text:span><text:span text:style-name="T7">F</text:span><text:span text:style-name="T22">э. </text:span><text:span text:style-name="T11">) / r</text:span><text:span text:style-name="T22">н.п </text:span><text:span text:style-name="T2">= 60 * 341 / 6.75 = 3035 шт.</text:span></text:p>
      <text:p text:style-name="P57"/>
      <text:p text:style-name="P63"><text:span text:style-name="T2"><text:tab/>Следует помнить, что в эффективный фонд не включаются регламентированные перерывы, и то что практически </text:span><text:span text:style-name="T7">F</text:span><text:span text:style-name="T22">э.</text:span><text:span text:style-name="T2"> равно периоду оборота линии </text:span><text:span text:style-name="T11">Т</text:span><text:span text:style-name="T22">о</text:span><text:span text:style-name="T2">, который равен одной смене; </text:span></text:p>
      <text:p text:style-name="P48">а также, что при наличии брака на промежуточных операциях технологического процесса определяется своя программа запуска и свой такт по каждой операции.</text:p>
      <text:p text:style-name="P57">Г) Количество деталей выпускаемых за смену равно:</text:p>
      <text:p text:style-name="P63"><text:span text:style-name="T2"><text:tab/></text:span><text:span text:style-name="T7">N</text:span><text:span text:style-name="T22">в</text:span><text:span text:style-name="T25"> </text:span><text:span text:style-name="T2">= </text:span><text:span text:style-name="T7">N</text:span><text:span text:style-name="T26">з</text:span><text:span text:style-name="T25"> </text:span><text:span text:style-name="T2">/ ( 22 * 2 ) = 69 шт</text:span><text:span text:style-name="T5">/</text:span><text:span text:style-name="T2">смена.</text:span></text:p>
      <text:p text:style-name="P57">Д) Количество рабочих мест по каждой операции и <text:s/>количество рабочих мест по всей поточной линии:</text:p>
      <text:p text:style-name="P57"><text:span text:style-name="T32"><text:tab/>C</text:span><text:span text:style-name="T29">р.</text:span><text:span text:style-name="T30">i</text:span><text:span text:style-name="T29">.</text:span><text:span text:style-name="T21"> </text:span>= <draw:frame draw:style-name="fr4" draw:name="Графический объект6" text:anchor-type="as-char" svg:width="1.058cm" svg:height="0.626cm" draw:z-index="5"><draw:image xlink:href="Pictures/2000001A00006338000034EBC3E571A7.wmf" xlink:type="simple" xlink:show="embed" xlink:actuate="onLoad"/></draw:frame> / <draw:frame draw:style-name="fr4" draw:name="Графический объект7" text:anchor-type="as-char" svg:width="0.67cm" svg:height="0.593cm" draw:z-index="6"><draw:image xlink:href="Pictures/2000000F00003ED700004574F3885751.wmf" xlink:type="simple" xlink:show="embed" xlink:actuate="onLoad"/></draw:frame>;</text:p>
      <text:p text:style-name="P63"><text:span text:style-name="T2">где, </text:span><text:span text:style-name="T2"><draw:frame draw:style-name="fr4" draw:name="Графический объект10" text:anchor-type="as-char" svg:width="1.058cm" svg:height="0.522cm" draw:z-index="7"><draw:image xlink:href="Pictures/2000001A00006338000034EBC3E571A7.wmf" xlink:type="simple" xlink:show="embed" xlink:actuate="onLoad"/></draw:frame></text:span><text:span text:style-name="T2"> – норма штучного времени на i-й операции с учетом коэффициента выполнения норм, мин; </text:span><text:span text:style-name="T2"><draw:frame draw:style-name="fr4" draw:name="Графический объект11" text:anchor-type="as-char" svg:width="0.67cm" svg:height="0.605cm" draw:z-index="8"><draw:image xlink:href="Pictures/2000000F00003ED700004574F3885751.wmf" xlink:type="simple" xlink:show="embed" xlink:actuate="onLoad"/></draw:frame></text:span><text:span text:style-name="T2"> – такт выпуска изделий, мин/шт.</text:span></text:p>
      <text:p text:style-name="P57"><text:tab/>Таким образом получим:</text:p>
      <text:p text:style-name="P45"><text:span text:style-name="T11">С</text:span><text:span text:style-name="T22">р.1</text:span><text:span text:style-name="T11"> = 4,8 / 6,75 = 0,66; <text:s/>С</text:span><text:span text:style-name="T22">пр.1 </text:span><text:span text:style-name="T11">= 1; <text:s/></text:span></text:p>
      <text:p text:style-name="P45"><text:span text:style-name="T11">С</text:span><text:span text:style-name="T22">р.2</text:span><text:span text:style-name="T11"> = 7,6 / 6,75 = 1,12; <text:s/>С</text:span><text:span text:style-name="T22">пр.2 </text:span><text:span text:style-name="T11">= 2; <text:s/></text:span></text:p>
      <text:p text:style-name="P45"><text:span text:style-name="T11">С</text:span><text:span text:style-name="T22">р.3</text:span><text:span text:style-name="T11"> = 9,0 / 6,75 = 1,33; <text:s/></text:span><text:span text:style-name="T22">Спр.3 </text:span><text:span text:style-name="T11">= 2; <text:s/></text:span></text:p>
      <text:p text:style-name="P45"><text:span text:style-name="T11">С</text:span><text:span text:style-name="T22">р.4</text:span><text:span text:style-name="T11"> = 4,4 / 6,75 = 0,65; <text:s/>С</text:span><text:span text:style-name="T22">пр.4 </text:span><text:span text:style-name="T11">= 1; <text:s/></text:span></text:p>
      <text:p text:style-name="P45"><text:span text:style-name="T11">С</text:span><text:span text:style-name="T22">р.5</text:span><text:span text:style-name="T11"> = 5.45 / 6,75 = 0,8; <text:s/>С</text:span><text:span text:style-name="T22">пр.5 </text:span><text:span text:style-name="T11">= 1; <text:s/></text:span></text:p>
      <text:p text:style-name="P45"><text:soft-page-break/><text:span text:style-name="T11">С</text:span><text:span text:style-name="T22">р.6</text:span><text:span text:style-name="T11"> = 5,6 / 6,75 = 0,82; <text:s/>С</text:span><text:span text:style-name="T22">пр.6 </text:span><text:span text:style-name="T11">= 1; <text:s/></text:span></text:p>
      <text:p text:style-name="P45"><text:span text:style-name="T11">С</text:span><text:span text:style-name="T22">р.7</text:span><text:span text:style-name="T11"> = 7,0 / 6,75 = 1,04; <text:s/>С</text:span><text:span text:style-name="T22">пр.7 </text:span><text:span text:style-name="T11">= 1; <text:s/></text:span></text:p>
      <text:p text:style-name="P45"><text:span text:style-name="T11">С</text:span><text:span text:style-name="T22">р.8 </text:span><text:span text:style-name="T11">= 8,0 / 6,75 = 1,18; <text:s/>С</text:span><text:span text:style-name="T22">пр.8 </text:span><text:span text:style-name="T11">= 2. </text:span></text:p>
      <text:p text:style-name="P48"/>
      <text:p text:style-name="P57"><text:s/>Количество рабочих мест по всей линии:</text:p>
      <text:p text:style-name="P57"><text:tab/>Расчетное:<text:tab/><text:span text:style-name="T31">С</text:span><text:span text:style-name="T29">р. </text:span><text:span text:style-name="T31">= 7,68;</text:span></text:p>
      <text:p text:style-name="P63"><text:span text:style-name="T2"><text:tab/>Принятое: <text:tab/></text:span><text:span text:style-name="T11">С</text:span><text:span text:style-name="T22">пр.</text:span><text:span text:style-name="T11"> = 11.</text:span></text:p>
      <text:p text:style-name="P62">Е) Коэффициент загрузки по каждой операции и по всей линии в целом:</text:p>
      <text:p text:style-name="P45"><text:span text:style-name="T11">К</text:span><text:span text:style-name="T22">з.1</text:span><text:span text:style-name="T11"> = 0,66/1 = 0,66;</text:span></text:p>
      <text:p text:style-name="P45"><text:span text:style-name="T11">К</text:span><text:span text:style-name="T22">з.2</text:span><text:span text:style-name="T11"> = 1,12/2 = 0,56;</text:span></text:p>
      <text:p text:style-name="P45"><text:span text:style-name="T11">К</text:span><text:span text:style-name="T22">з.3</text:span><text:span text:style-name="T11"> = 1,33/2 = 0,67;</text:span></text:p>
      <text:p text:style-name="P45"><text:span text:style-name="T11">К</text:span><text:span text:style-name="T22">з.4</text:span><text:span text:style-name="T11"> = 0,65/1 = 0,65;</text:span></text:p>
      <text:p text:style-name="P45"><text:span text:style-name="T11">К</text:span><text:span text:style-name="T22">з.5</text:span><text:span text:style-name="T11"> = 0,8/1 = 0,8;</text:span></text:p>
      <text:p text:style-name="P45"><text:span text:style-name="T11">К</text:span><text:span text:style-name="T22">з.6 </text:span><text:span text:style-name="T11">= 0,82/1 = 0,82;</text:span></text:p>
      <text:p text:style-name="P45"><text:span text:style-name="T11">К</text:span><text:span text:style-name="T22">з.7 </text:span><text:span text:style-name="T11">= 1,04/1 = 1,04;</text:span></text:p>
      <text:p text:style-name="P45"><text:span text:style-name="T11">К</text:span><text:span text:style-name="T22">з.8</text:span><text:span text:style-name="T11"> = 1,18/2 = 0,59.</text:span></text:p>
      <text:p text:style-name="P48">Средний коэффициент загрузки рабочих мест на линии будет равен:</text:p>
      <text:p text:style-name="P45"><text:span text:style-name="T11">К</text:span><text:span text:style-name="T22">з.ср. </text:span><text:span text:style-name="T11">= 7,68 / 11 = 0,69.</text:span></text:p>
      <text:p text:style-name="P45"><text:span text:style-name="T2">Средний коэффициент загрузки рабочих мест на линии незначительно меньше условия равенства коэффициента средней нагрузки 0.75</text:span><text:span text:style-name="T2">.</text:span></text:p>
      <text:p text:style-name="P57">Ж) Таким, образом можно приступить к построению стандарт-плана ОППЛ.</text:p>
      <text:p text:style-name="P57">Результаты построения можно увидеть в приложении А.</text:p>
      <text:p text:style-name="P57"><text:tab/>Используя таблицу приложения А, можно убедится в следующих расчетах: </text:p>
      <text:list xml:id="list261646737" text:style-name="L3">
        <text:list-item>
          <text:p text:style-name="P83">расчетная численность рабочих равна 11-ти человекам;</text:p>
        </text:list-item>
        <text:list-item>
          <text:p text:style-name="P83">необходимая численность рабочих равна 8-ми человекам (3-е из них должны работать на 2-х рабочих местах).</text:p>
        </text:list-item>
      </text:list>
      <text:p text:style-name="P5"/>
      <text:p text:style-name="P36"><text:span text:style-name="T2">З) Определим меж-операционные оборотные заделы, для этого определим частичные периоды по следующей формуле: </text:span><text:span text:style-name="T2"><draw:frame draw:style-name="fr6" draw:name="Объект1" text:anchor-type="as-char" svg:width="4.658cm" svg:height="1.236cm" draw:z-index="9"><draw:object-ole xlink:href="./Object 2" xlink:type="simple" xlink:show="embed" xlink:actuate="onLoad"/><draw:image xlink:href="./ObjectReplacements/Object 2" xlink:type="simple" xlink:show="embed" xlink:actuate="onLoad"/></draw:frame></text:span><text:span text:style-name="T2"> шт.,</text:span></text:p>
      <text:p text:style-name="P48">в этой формуле: </text:p>
      <text:p text:style-name="P63"><text:span text:style-name="T11">Т</text:span><text:span text:style-name="T22">j</text:span><text:span text:style-name="T2"> – продолжительность j-го частичного периода между смежными операциями при неизменном числе работающих единиц оборудования, мин;</text:span></text:p>
      <text:p text:style-name="P63"><text:span text:style-name="T11">С</text:span><text:span text:style-name="T22">i</text:span><text:span text:style-name="T2"> и </text:span><text:span text:style-name="T11">С</text:span><text:span text:style-name="T22">i+1</text:span><text:span text:style-name="T25"> </text:span><text:span text:style-name="T2">– число единиц оборудования соответственно на i-й и <text:s/>(i+1)-й операциях в течение частного периода времени </text:span><text:span text:style-name="T11">Т</text:span><text:span text:style-name="T22">j</text:span><text:span text:style-name="T2">;</text:span></text:p>
      <text:p text:style-name="P63"><text:span text:style-name="T2"><text:s/></text:span><text:span text:style-name="T11">t</text:span><text:span text:style-name="T22">шт.i</text:span><text:span text:style-name="T25"> <text:s/></text:span><text:span text:style-name="T2">и </text:span><text:span text:style-name="T11">t</text:span><text:span text:style-name="T22">шт.i+1</text:span><text:span text:style-name="T25"> </text:span><text:span text:style-name="T2">– нормы штучного времени соответственно на i-й и на (i+1)-й операциях технологического процесса, мин.</text:span></text:p>
      <text:p text:style-name="P63"><text:span text:style-name="T2"><text:tab/>По итогам расчета оборотных заделов нудно учитывать, что положительное значение задела говорит об увеличении его на </text:span><text:span text:style-name="T11">Т</text:span><text:span text:style-name="T22">j</text:span><text:span text:style-name="T2">, а отрицательное – об уменьшении задела.</text:span></text:p>
      <text:p text:style-name="P50"/>
      <text:p text:style-name="P50"/>
      <text:p text:style-name="P5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ext:soft-page-break/>
        <table:table-row table:style-name="Таблица4.1">
          <table:table-cell table:style-name="Таблица4.A1" office:value-type="string">
            <text:p text:style-name="P18">Частичные периоды</text:p>
          </table:table-cell>
          <table:table-cell table:style-name="Таблица4.B1" office:value-type="string">
            <text:p text:style-name="P18">Длительность частичного</text:p>
            <text:p text:style-name="P17">периода, мин</text:p>
          </table:table-cell>
          <table:table-cell table:style-name="Таблица4.B1" office:value-type="string">
            <text:p text:style-name="P18">Расчёт заделов по частичным</text:p>
            <text:p text:style-name="P34"><text:span text:style-name="T14">периодам </text:span><text:span text:style-name="T13">Т</text:span><text:span text:style-name="T27">j</text:span><text:span text:style-name="T14">, шт.</text:span></text:p>
          </table:table-cell>
          <table:table-cell table:style-name="Таблица4.D1" office:value-type="string">
            <text:p text:style-name="P18">Площадь эпюр, дет/мин</text:p>
          </table:table-cell>
        </table:table-row>
        <table:table-row table:style-name="Таблица4.1">
          <table:table-cell table:style-name="Таблица4.A1" office:value-type="string">
            <text:p text:style-name="P27">1</text:p>
          </table:table-cell>
          <table:table-cell table:style-name="Таблица4.B1" office:value-type="string">
            <text:p text:style-name="P27">2</text:p>
          </table:table-cell>
          <table:table-cell table:style-name="Таблица4.B1" office:value-type="string">
            <text:p text:style-name="P27">3</text:p>
          </table:table-cell>
          <table:table-cell table:style-name="Таблица4.D1" office:value-type="string">
            <text:p text:style-name="P27">4</text:p>
          </table:table-cell>
        </table:table-row>
        <table:table-row table:style-name="Таблица4.3">
          <table:table-cell table:style-name="Таблица4.A3" table:number-columns-spanned="4" office:value-type="string">
            <text:p text:style-name="P12">Между 1-й и 2-й операциями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1</text:span></text:p>
          </table:table-cell>
          <table:table-cell table:style-name="Таблица4.B4" office:value-type="float" office:value="316">
            <text:p text:style-name="P12">316</text:p>
          </table:table-cell>
          <table:table-cell table:style-name="Таблица4.C4" office:value-type="string">
            <text:p text:style-name="P12">Z12'=(1/4.8 - 1/7.6)*316 = 24.6</text:p>
          </table:table-cell>
          <table:table-cell table:style-name="Таблица4.D4" office:value-type="string">
            <text:p text:style-name="P12">7773.6</text:p>
          </table:table-cell>
        </table:table-row>
        <table:table-row table:style-name="Таблица4.1">
          <table:table-cell table:style-name="Таблица4.A5" office:value-type="string">
            <text:p text:style-name="P35"><text:span text:style-name="T12">Т</text:span><text:span text:style-name="T24">2</text:span></text:p>
          </table:table-cell>
          <table:table-cell table:style-name="Таблица4.B5" office:value-type="float" office:value="58">
            <text:p text:style-name="P12">58</text:p>
          </table:table-cell>
          <table:table-cell table:style-name="Таблица4.C5" office:value-type="string">
            <text:p text:style-name="P12">Z12''=(0/4.8 - 2/7.6)*58 = -15.3</text:p>
          </table:table-cell>
          <table:table-cell table:style-name="Таблица4.D5" office:value-type="float" office:value="887">
            <text:p text:style-name="P12">887</text:p>
          </table:table-cell>
        </table:table-row>
        <table:table-row table:style-name="Таблица4.1">
          <table:table-cell table:style-name="Таблица4.A5" office:value-type="string">
            <text:p text:style-name="P35"><text:span text:style-name="T12">Т</text:span><text:span text:style-name="T24">3</text:span></text:p>
          </table:table-cell>
          <table:table-cell table:style-name="Таблица4.B5" office:value-type="float" office:value="106">
            <text:p text:style-name="P12">106</text:p>
          </table:table-cell>
          <table:table-cell table:style-name="Таблица4.C5" office:value-type="string">
            <text:p text:style-name="P12">Z12'''=(0/4.8 - 1/7.6)*106 = -13.9</text:p>
          </table:table-cell>
          <table:table-cell table:style-name="Таблица4.D6" office:value-type="string">
            <text:p text:style-name="P12">1473.4</text:p>
          </table:table-cell>
        </table:table-row>
        <table:table-row table:style-name="Таблица4.1">
          <table:table-cell table:style-name="Таблица4.A7" office:value-type="string">
            <text:p text:style-name="P19">Итого</text:p>
          </table:table-cell>
          <table:table-cell table:style-name="Таблица4.B7" office:value-type="string">
            <text:p text:style-name="P18"/>
          </table:table-cell>
          <table:table-cell table:style-name="Таблица4.B7" office:value-type="string">
            <text:p text:style-name="P18"/>
          </table:table-cell>
          <table:table-cell table:style-name="Таблица4.D7" office:value-type="float" office:value="10135">
            <text:p text:style-name="P18">10135</text:p>
          </table:table-cell>
        </table:table-row>
        <table:table-row table:style-name="Таблица4.8">
          <table:table-cell table:style-name="Таблица4.A3" table:number-columns-spanned="4" office:value-type="string">
            <text:p text:style-name="P12">Между 2-й и 3-й операциями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1</text:span></text:p>
          </table:table-cell>
          <table:table-cell table:style-name="Таблица4.B4" office:value-type="float" office:value="159">
            <text:p text:style-name="P12">159</text:p>
          </table:table-cell>
          <table:table-cell table:style-name="Таблица4.C4" office:value-type="string">
            <text:p text:style-name="P12">Z23'=(1/7.6 - 2/9)*159 = -14.4</text:p>
          </table:table-cell>
          <table:table-cell table:style-name="Таблица4.D4" office:value-type="string">
            <text:p text:style-name="P12">2289.6</text:p>
          </table:table-cell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2</text:span></text:p>
          </table:table-cell>
          <table:table-cell table:style-name="Таблица4.B4" office:value-type="float" office:value="157">
            <text:p text:style-name="P12">157</text:p>
          </table:table-cell>
          <table:table-cell table:style-name="Таблица4.C4" office:value-type="string">
            <text:p text:style-name="P12">Z23''=(1/7.6 - 1/9)*157 = 3.2</text:p>
          </table:table-cell>
          <table:table-cell table:style-name="Таблица4.D4" office:value-type="string">
            <text:p text:style-name="P12">502.4</text:p>
          </table:table-cell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3</text:span></text:p>
          </table:table-cell>
          <table:table-cell table:style-name="Таблица4.B4" office:value-type="float" office:value="58">
            <text:p text:style-name="P12">58</text:p>
          </table:table-cell>
          <table:table-cell table:style-name="Таблица4.C4" office:value-type="string">
            <text:p text:style-name="P12">Z23'''=(2/7.6 - 1/9)*58 = 8.8</text:p>
          </table:table-cell>
          <table:table-cell table:style-name="Таблица4.D4" office:value-type="string">
            <text:p text:style-name="P12">510.4</text:p>
          </table:table-cell>
        </table:table-row>
        <table:table-row table:style-name="Таблица4.1">
          <table:table-cell table:style-name="Таблица4.A5" office:value-type="string">
            <text:p text:style-name="P35"><text:span text:style-name="T12">Т</text:span><text:span text:style-name="T24">4</text:span></text:p>
          </table:table-cell>
          <table:table-cell table:style-name="Таблица4.B5" office:value-type="float" office:value="106">
            <text:p text:style-name="P12">106</text:p>
          </table:table-cell>
          <table:table-cell table:style-name="Таблица4.C5" office:value-type="string">
            <text:p text:style-name="P12">Z23''''=(1/7.6 - 1/9)*108 = 2.2</text:p>
          </table:table-cell>
          <table:table-cell table:style-name="Таблица4.D6" office:value-type="string">
            <text:p text:style-name="P12">237.6</text:p>
          </table:table-cell>
        </table:table-row>
        <table:table-row table:style-name="Таблица4.1">
          <table:table-cell table:style-name="Таблица4.A7" office:value-type="string">
            <text:p text:style-name="P19">Итого</text:p>
          </table:table-cell>
          <table:table-cell table:style-name="Таблица4.B7" office:value-type="string">
            <text:p text:style-name="P18"/>
          </table:table-cell>
          <table:table-cell table:style-name="Таблица4.B7" office:value-type="string">
            <text:p text:style-name="P18"/>
          </table:table-cell>
          <table:table-cell table:style-name="Таблица4.D7" office:value-type="float" office:value="3540">
            <text:p text:style-name="P18">3540</text:p>
          </table:table-cell>
        </table:table-row>
        <table:table-row table:style-name="Таблица4.14">
          <table:table-cell table:style-name="Таблица4.A3" table:number-columns-spanned="4" office:value-type="string">
            <text:p text:style-name="P12">Между 3-й и 4-й операциями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1</text:span></text:p>
          </table:table-cell>
          <table:table-cell table:style-name="Таблица4.B4" office:value-type="float" office:value="159">
            <text:p text:style-name="P12">159</text:p>
          </table:table-cell>
          <table:table-cell table:style-name="Таблица4.C4" office:value-type="string">
            <text:p text:style-name="P12">Z34'=(2/9 + 0/4.4)*159 = 35.3</text:p>
          </table:table-cell>
          <table:table-cell table:style-name="Таблица4.D4" office:value-type="string">
            <text:p text:style-name="P12">5612.7</text:p>
          </table:table-cell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2</text:span></text:p>
          </table:table-cell>
          <table:table-cell table:style-name="Таблица4.B4" office:value-type="float" office:value="311">
            <text:p text:style-name="P12">311</text:p>
          </table:table-cell>
          <table:table-cell table:style-name="Таблица4.C4" office:value-type="string">
            <text:p text:style-name="P12">Z34''=(1/9 + 1/4.4)*311 = -36.1</text:p>
          </table:table-cell>
          <table:table-cell table:style-name="Таблица4.D4" office:value-type="string">
            <text:p text:style-name="P12">11227.1</text:p>
          </table:table-cell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3</text:span></text:p>
          </table:table-cell>
          <table:table-cell table:style-name="Таблица4.B4" office:value-type="float" office:value="10">
            <text:p text:style-name="P12">10</text:p>
          </table:table-cell>
          <table:table-cell table:style-name="Таблица4.C4" office:value-type="string">
            <text:p text:style-name="P12">Z34'''=(1/9 + 0/4.4)*10 = 1.1</text:p>
          </table:table-cell>
          <table:table-cell table:style-name="Таблица4.D17" office:value-type="float" office:value="11">
            <text:p text:style-name="P12">11</text:p>
          </table:table-cell>
        </table:table-row>
        <table:table-row table:style-name="Таблица4.1">
          <table:table-cell table:style-name="Таблица4.A7" office:value-type="string">
            <text:p text:style-name="P19">Итого</text:p>
          </table:table-cell>
          <table:table-cell table:style-name="Таблица4.B7" office:value-type="string">
            <text:p text:style-name="P18"/>
          </table:table-cell>
          <table:table-cell table:style-name="Таблица4.B7" office:value-type="string">
            <text:p text:style-name="P18"/>
          </table:table-cell>
          <table:table-cell table:style-name="Таблица4.D18" office:value-type="string">
            <text:p text:style-name="P16">16850.8</text:p>
          </table:table-cell>
        </table:table-row>
        <table:table-row table:style-name="Таблица4.19">
          <table:table-cell table:style-name="Таблица4.A3" table:number-columns-spanned="4" office:value-type="string">
            <text:p text:style-name="P12">Между 4-й и 5-й операциями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1</text:span></text:p>
          </table:table-cell>
          <table:table-cell table:style-name="Таблица4.B4" office:value-type="float" office:value="159">
            <text:p text:style-name="P12">159</text:p>
          </table:table-cell>
          <table:table-cell table:style-name="Таблица4.C4" office:value-type="string">
            <text:p text:style-name="P12">Z45'=(0/4.4 + 1/5.45)*159 = -29.2</text:p>
          </table:table-cell>
          <table:table-cell table:style-name="Таблица4.D4" office:value-type="string">
            <text:p text:style-name="P12">4642.8</text:p>
          </table:table-cell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2</text:span></text:p>
          </table:table-cell>
          <table:table-cell table:style-name="Таблица4.B4" office:value-type="float" office:value="225">
            <text:p text:style-name="P12">225</text:p>
          </table:table-cell>
          <table:table-cell table:style-name="Таблица4.C4" office:value-type="string">
            <text:p text:style-name="P12">Z45''=(1/4.4 + 1/5.45)*225 = 9.9</text:p>
          </table:table-cell>
          <table:table-cell table:style-name="Таблица4.D4" office:value-type="string">
            <text:p text:style-name="P12">2227.5</text:p>
          </table:table-cell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3</text:span></text:p>
          </table:table-cell>
          <table:table-cell table:style-name="Таблица4.B4" office:value-type="float" office:value="86">
            <text:p text:style-name="P12">86</text:p>
          </table:table-cell>
          <table:table-cell table:style-name="Таблица4.C4" office:value-type="string">
            <text:p text:style-name="P12">Z45'''=(1/4.4 + 0/5.45)*86 = 19.5</text:p>
          </table:table-cell>
          <table:table-cell table:style-name="Таблица4.D17" office:value-type="float" office:value="1677">
            <text:p text:style-name="P12">1677</text:p>
          </table:table-cell>
        </table:table-row>
        <table:table-row table:style-name="Таблица4.1">
          <table:table-cell table:style-name="Таблица4.A5" office:value-type="string">
            <text:p text:style-name="P35"><text:span text:style-name="T12">Т</text:span><text:span text:style-name="T23">4</text:span></text:p>
          </table:table-cell>
          <table:table-cell table:style-name="Таблица4.B5" office:value-type="float" office:value="10">
            <text:p text:style-name="P12">10</text:p>
          </table:table-cell>
          <table:table-cell table:style-name="Таблица4.C5" office:value-type="string">
            <text:p text:style-name="P12">Z45''''=(0)*10 = 0</text:p>
          </table:table-cell>
          <table:table-cell table:style-name="Таблица4.D5" office:value-type="float" office:value="0">
            <text:p text:style-name="P12">0</text:p>
          </table:table-cell>
        </table:table-row>
        <table:table-row table:style-name="Таблица4.1">
          <table:table-cell table:style-name="Таблица4.A4" office:value-type="string">
            <text:p text:style-name="P12">Итого</text:p>
          </table:table-cell>
          <table:table-cell table:style-name="Таблица4.C4" office:value-type="string">
            <text:p text:style-name="P24"/>
          </table:table-cell>
          <table:table-cell table:style-name="Таблица4.C4" office:value-type="string">
            <text:p text:style-name="P12"/>
          </table:table-cell>
          <table:table-cell table:style-name="Таблица4.D4" office:value-type="string">
            <text:p text:style-name="P16">8547.3</text:p>
          </table:table-cell>
        </table:table-row>
        <table:table-row table:style-name="Таблица4.1">
          <table:table-cell table:style-name="Таблица4.A25" table:number-columns-spanned="4" office:value-type="string">
            <text:p text:style-name="P12">Между 5-й и 6-й операциями 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8">1</text:span></text:p>
          </table:table-cell>
          <table:table-cell table:style-name="Таблица4.B4" office:value-type="float" office:value="384">
            <text:p text:style-name="P12">384</text:p>
          </table:table-cell>
          <table:table-cell table:style-name="Таблица4.C4" office:value-type="string">
            <text:p text:style-name="P12">Z56'=(1/5.45 + 1/5.6)*384 = 1.9</text:p>
          </table:table-cell>
          <table:table-cell table:style-name="Таблица4.D4" office:value-type="string">
            <text:p text:style-name="P12">729.6</text:p>
          </table:table-cell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8">2</text:span></text:p>
          </table:table-cell>
          <table:table-cell table:style-name="Таблица4.B4" office:value-type="float" office:value="10">
            <text:p text:style-name="P12">10</text:p>
          </table:table-cell>
          <table:table-cell table:style-name="Таблица4.C4" office:value-type="string">
            <text:p text:style-name="P12">Z56''=(0/5.45 + 1/5.6)*10 = -1.8</text:p>
          </table:table-cell>
          <table:table-cell table:style-name="Таблица4.D17" office:value-type="float" office:value="18">
            <text:p text:style-name="P12">18</text:p>
          </table:table-cell>
        </table:table-row>
        <table:table-row table:style-name="Таблица4.1">
          <table:table-cell table:style-name="Таблица4.A4" office:value-type="string">
            <text:p text:style-name="P35"><text:span text:style-name="T12">Т</text:span><text:span text:style-name="T24">3</text:span></text:p>
          </table:table-cell>
          <table:table-cell table:style-name="Таблица4.B4" office:value-type="float" office:value="86">
            <text:p text:style-name="P12">86</text:p>
          </table:table-cell>
          <table:table-cell table:style-name="Таблица4.C4" office:value-type="string">
            <text:p text:style-name="P12">Z56'''=(0)*86 = 0</text:p>
          </table:table-cell>
          <table:table-cell table:style-name="Таблица4.D17" office:value-type="float" office:value="0">
            <text:p text:style-name="P12">0</text:p>
          </table:table-cell>
        </table:table-row>
        <table:table-row table:style-name="Таблица4.1">
          <table:table-cell table:style-name="Таблица4.A7" office:value-type="string">
            <text:p text:style-name="P19">Итого</text:p>
          </table:table-cell>
          <table:table-cell table:style-name="Таблица4.B7" office:value-type="string">
            <text:p text:style-name="P18"/>
          </table:table-cell>
          <table:table-cell table:style-name="Таблица4.B7" office:value-type="string">
            <text:p text:style-name="P18"/>
          </table:table-cell>
          <table:table-cell table:style-name="Таблица4.D18" office:value-type="string">
            <text:p text:style-name="P18">747.6</text:p>
          </table:table-cell>
        </table:table-row>
        <table:table-row table:style-name="Таблица4.1">
          <table:table-cell table:style-name="Таблица4.A30" table:number-columns-spanned="4" office:value-type="string">
            <text:p text:style-name="P12">Между 6-й и 7-й операциями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7" office:value-type="string">
            <text:p text:style-name="P35"><text:span text:style-name="T12">Т</text:span><text:span text:style-name="T28">1</text:span></text:p>
          </table:table-cell>
          <table:table-cell table:style-name="Таблица4.B31" office:value-type="float" office:value="394">
            <text:p text:style-name="P14">394</text:p>
          </table:table-cell>
          <table:table-cell table:style-name="Таблица4.B7" office:value-type="string">
            <text:p text:style-name="P12">Z67'=(1/5.6 + 1/7)*394 = 14.1</text:p>
          </table:table-cell>
          <table:table-cell table:style-name="Таблица4.D18" office:value-type="string">
            <text:p text:style-name="P14">5555.4</text:p>
          </table:table-cell>
        </table:table-row>
        <table:table-row table:style-name="Таблица4.1">
          <table:table-cell table:style-name="Таблица4.A7" office:value-type="string">
            <text:p text:style-name="P35"><text:span text:style-name="T12">Т</text:span><text:span text:style-name="T28">2</text:span></text:p>
          </table:table-cell>
          <table:table-cell table:style-name="Таблица4.B31" office:value-type="float" office:value="86">
            <text:p text:style-name="P14">86</text:p>
          </table:table-cell>
          <table:table-cell table:style-name="Таблица4.B7" office:value-type="string">
            <text:p text:style-name="P12">Z67''=(0/5.6 + 1/7)*86 = -12.3</text:p>
          </table:table-cell>
          <table:table-cell table:style-name="Таблица4.D18" office:value-type="string">
            <text:p text:style-name="P14">1057.8</text:p>
          </table:table-cell>
        </table:table-row>
        <table:table-row table:style-name="Таблица4.1">
          <table:table-cell table:style-name="Таблица4.A7" office:value-type="string">
            <text:p text:style-name="P18">Итого</text:p>
          </table:table-cell>
          <table:table-cell table:style-name="Таблица4.B7" office:value-type="string">
            <text:p text:style-name="P18"/>
          </table:table-cell>
          <table:table-cell table:style-name="Таблица4.B7" office:value-type="string">
            <text:p text:style-name="P18"/>
          </table:table-cell>
          <table:table-cell table:style-name="Таблица4.D18" office:value-type="string">
            <text:p text:style-name="P18">6613.2</text:p>
          </table:table-cell>
        </table:table-row>
        <table:table-row table:style-name="Таблица4.1">
          <table:table-cell table:style-name="Таблица4.A30" table:number-columns-spanned="4" office:value-type="string">
            <text:p text:style-name="P12">Между 7-й и 8-й операциями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7" office:value-type="string">
            <text:p text:style-name="P35"><text:span text:style-name="T12">Т</text:span><text:span text:style-name="T28">1</text:span></text:p>
          </table:table-cell>
          <table:table-cell table:style-name="Таблица4.B31" office:value-type="float" office:value="384">
            <text:p text:style-name="P14">384</text:p>
          </table:table-cell>
          <table:table-cell table:style-name="Таблица4.B7" office:value-type="string">
            <text:p text:style-name="P12">Z78'=(1/7 + 1/8)*384 = 6.85</text:p>
          </table:table-cell>
          <table:table-cell table:style-name="Таблица4.D18" office:value-type="string">
            <text:p text:style-name="P14">2630.4</text:p>
          </table:table-cell>
        </table:table-row>
        <table:table-row table:style-name="Таблица4.1">
          <table:table-cell table:style-name="Таблица4.A7" office:value-type="string">
            <text:p text:style-name="P35"><text:span text:style-name="T12">Т</text:span><text:span text:style-name="T28">2</text:span></text:p>
          </table:table-cell>
          <table:table-cell table:style-name="Таблица4.B31" office:value-type="float" office:value="76">
            <text:p text:style-name="P14">76</text:p>
          </table:table-cell>
          <table:table-cell table:style-name="Таблица4.B7" office:value-type="string">
            <text:p text:style-name="P12">Z78''=(1/7 + 2/8)*76 = -8.14</text:p>
          </table:table-cell>
          <table:table-cell table:style-name="Таблица4.D18" office:value-type="string">
            <text:p text:style-name="P14">618.64</text:p>
          </table:table-cell>
        </table:table-row>
        <table:table-row table:style-name="Таблица4.1">
          <table:table-cell table:style-name="Таблица4.A7" office:value-type="string">
            <text:p text:style-name="P19">Итого</text:p>
          </table:table-cell>
          <table:table-cell table:style-name="Таблица4.B7" office:value-type="string">
            <text:p text:style-name="P18"/>
          </table:table-cell>
          <table:table-cell table:style-name="Таблица4.B7" office:value-type="string">
            <text:p text:style-name="P18"/>
          </table:table-cell>
          <table:table-cell table:style-name="Таблица4.D7" office:value-type="float" office:value="3249">
            <text:p text:style-name="P18">3249</text:p>
          </table:table-cell>
        </table:table-row>
        <table:table-row table:style-name="Таблица4.1">
          <table:table-cell table:style-name="Таблица4.A38" office:value-type="string">
            <text:p text:style-name="P19">Всего</text:p>
          </table:table-cell>
          <table:table-cell table:style-name="Таблица4.B38" office:value-type="string">
            <text:p text:style-name="P18"/>
          </table:table-cell>
          <table:table-cell table:style-name="Таблица4.B38" office:value-type="string">
            <text:p text:style-name="P18"/>
          </table:table-cell>
          <table:table-cell table:style-name="Таблица4.D38" office:value-type="string">
            <text:p text:style-name="P18">49682.9</text:p>
          </table:table-cell>
        </table:table-row>
      </table:table>
      <text:p text:style-name="P50">Таблица 2.1. Расчёт межоперационных оборотных заделов.</text:p>
      <text:p text:style-name="P48"/>
      <text:p text:style-name="P63"><text:span text:style-name="T2">И) Рассчитаем среднюю величину меж-операционных оборотных заделов с </text:span><text:soft-page-break/><text:span text:style-name="T2">помощью следующей формулы: </text:span><text:span text:style-name="T2"><draw:frame draw:style-name="fr7" draw:name="Объект3" text:anchor-type="as-char" svg:width="2.223cm" svg:height="0.993cm" draw:z-index="10"><draw:object-ole xlink:href="./Object 22" xlink:type="simple" xlink:show="embed" xlink:actuate="onLoad"/><draw:image xlink:href="./ObjectReplacements/Object 22" xlink:type="simple" xlink:show="embed" xlink:actuate="onLoad"/></draw:frame></text:span><text:span text:style-name="T2"> шт., здесь: </text:span><text:span text:style-name="T11">S</text:span><text:span text:style-name="T22">i</text:span><text:span text:style-name="T2"> – площадь эпюр оборотного задела между i-й и (i+1)-й операциями; </text:span><text:span text:style-name="T11">Т</text:span><text:span text:style-name="T22">о</text:span><text:span text:style-name="T2"> – период оборота линии (для рассматриваемого периода </text:span><text:span text:style-name="T11">Т</text:span><text:span text:style-name="T22">о</text:span><text:span text:style-name="T11"> = 480</text:span><text:span text:style-name="T2"> мин). <text:s text:c="67"/></text:span>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row table:style-name="Таблица5.1">
          <table:table-cell table:style-name="Таблица5.A1" office:value-type="string">
            <text:p text:style-name="P4">Пара смежных операций</text:p>
          </table:table-cell>
          <table:table-cell table:style-name="Таблица5.A1" office:value-type="string">
            <text:p text:style-name="P35"><text:span text:style-name="T2">Период оборота линии, </text:span><text:span text:style-name="T11">Т</text:span><text:span text:style-name="T22">о</text:span></text:p>
          </table:table-cell>
          <table:table-cell table:style-name="Таблица5.A1" office:value-type="string">
            <text:p text:style-name="P35"><text:span text:style-name="T2">Площадь эпюр, </text:span><text:span text:style-name="T11">S</text:span><text:span text:style-name="T22">i</text:span></text:p>
          </table:table-cell>
          <table:table-cell table:style-name="Таблица5.D1" office:value-type="string">
            <text:p text:style-name="P35"><text:span text:style-name="T2">Средняя величина заделов, </text:span><text:span text:style-name="T11">Z</text:span><text:span text:style-name="T22">ср.об</text:span></text:p>
          </table:table-cell>
        </table:table-row>
        <table:table-row table:style-name="Таблица5.1">
          <table:table-cell table:style-name="Таблица5.A1" office:value-type="string">
            <text:p text:style-name="P49">1-2</text:p>
          </table:table-cell>
          <table:table-cell table:style-name="Таблица5.A1" office:value-type="string">
            <text:p text:style-name="P49">480</text:p>
          </table:table-cell>
          <table:table-cell table:style-name="Таблица5.C2" office:value-type="float" office:value="10135">
            <text:p text:style-name="P4">10135</text:p>
          </table:table-cell>
          <table:table-cell table:style-name="Таблица5.D2" office:value-type="float" office:value="21.11">
            <text:p text:style-name="P49">21,11</text:p>
          </table:table-cell>
        </table:table-row>
        <table:table-row table:style-name="Таблица5.1">
          <table:table-cell table:style-name="Таблица5.A1" office:value-type="string">
            <text:p text:style-name="P49">2-3</text:p>
          </table:table-cell>
          <table:table-cell table:style-name="Таблица5.A1" office:value-type="string">
            <text:p text:style-name="P49">480</text:p>
          </table:table-cell>
          <table:table-cell table:style-name="Таблица5.C2" office:value-type="float" office:value="3540">
            <text:p text:style-name="P4">3540</text:p>
          </table:table-cell>
          <table:table-cell table:style-name="Таблица5.D2" office:value-type="float" office:value="7.4">
            <text:p text:style-name="P49">7,4</text:p>
          </table:table-cell>
        </table:table-row>
        <table:table-row table:style-name="Таблица5.1">
          <table:table-cell table:style-name="Таблица5.A1" office:value-type="string">
            <text:p text:style-name="P49">3-4</text:p>
          </table:table-cell>
          <table:table-cell table:style-name="Таблица5.A1" office:value-type="string">
            <text:p text:style-name="P49">480</text:p>
          </table:table-cell>
          <table:table-cell table:style-name="Таблица5.A1" office:value-type="string">
            <text:p text:style-name="P4">16580.8</text:p>
          </table:table-cell>
          <table:table-cell table:style-name="Таблица5.D2" office:value-type="float" office:value="34.5">
            <text:p text:style-name="P49">34,5</text:p>
          </table:table-cell>
        </table:table-row>
        <table:table-row table:style-name="Таблица5.1">
          <table:table-cell table:style-name="Таблица5.A1" office:value-type="string">
            <text:p text:style-name="P49">4-5</text:p>
          </table:table-cell>
          <table:table-cell table:style-name="Таблица5.A1" office:value-type="string">
            <text:p text:style-name="P49">480</text:p>
          </table:table-cell>
          <table:table-cell table:style-name="Таблица5.A1" office:value-type="string">
            <text:p text:style-name="P4">8547.3</text:p>
          </table:table-cell>
          <table:table-cell table:style-name="Таблица5.D2" office:value-type="float" office:value="17.8">
            <text:p text:style-name="P49">17,8</text:p>
          </table:table-cell>
        </table:table-row>
        <table:table-row table:style-name="Таблица5.1">
          <table:table-cell table:style-name="Таблица5.A1" office:value-type="string">
            <text:p text:style-name="P49">5-6</text:p>
          </table:table-cell>
          <table:table-cell table:style-name="Таблица5.A1" office:value-type="string">
            <text:p text:style-name="P49">480</text:p>
          </table:table-cell>
          <table:table-cell table:style-name="Таблица5.A1" office:value-type="string">
            <text:p text:style-name="P4">747.6</text:p>
          </table:table-cell>
          <table:table-cell table:style-name="Таблица5.D2" office:value-type="float" office:value="1.6">
            <text:p text:style-name="P49">1,6</text:p>
          </table:table-cell>
        </table:table-row>
        <table:table-row table:style-name="Таблица5.1">
          <table:table-cell table:style-name="Таблица5.A1" office:value-type="string">
            <text:p text:style-name="P49">6-7</text:p>
          </table:table-cell>
          <table:table-cell table:style-name="Таблица5.A1" office:value-type="string">
            <text:p text:style-name="P49">480</text:p>
          </table:table-cell>
          <table:table-cell table:style-name="Таблица5.A1" office:value-type="string">
            <text:p text:style-name="P4">6613.2</text:p>
          </table:table-cell>
          <table:table-cell table:style-name="Таблица5.D2" office:value-type="float" office:value="13.8">
            <text:p text:style-name="P49">13,8</text:p>
          </table:table-cell>
        </table:table-row>
        <table:table-row table:style-name="Таблица5.1">
          <table:table-cell table:style-name="Таблица5.A1" office:value-type="string">
            <text:p text:style-name="P49">7-8</text:p>
          </table:table-cell>
          <table:table-cell table:style-name="Таблица5.A1" office:value-type="string">
            <text:p text:style-name="P49">480</text:p>
          </table:table-cell>
          <table:table-cell table:style-name="Таблица5.C2" office:value-type="float" office:value="3249">
            <text:p text:style-name="P4">3249</text:p>
          </table:table-cell>
          <table:table-cell table:style-name="Таблица5.D2" office:value-type="float" office:value="6.8">
            <text:p text:style-name="P49">6,8</text:p>
          </table:table-cell>
        </table:table-row>
      </table:table>
      <text:p text:style-name="P50"><text:s text:c="5"/>Таблица 2.2 Расчет средней величины меж-операционных оборотных заделов.</text:p>
      <text:p text:style-name="P57">К) Определим величину меж-операционного оборотного задела в целом по линии:</text:p>
      <text:p text:style-name="P46"><text:span text:style-name="T2"><draw:frame draw:style-name="fr8" draw:name="Объект4" text:anchor-type="as-char" svg:width="2.822cm" svg:height="1.52cm" draw:z-index="11"><draw:object-ole xlink:href="./Object 23" xlink:type="simple" xlink:show="embed" xlink:actuate="onLoad"/><draw:image xlink:href="./ObjectReplacements/Object 23" xlink:type="simple" xlink:show="embed" xlink:actuate="onLoad"/></draw:frame></text:span><text:span text:style-name="T2"> = 49682.9 / 480 = 103,5 шт.</text:span></text:p>
      <text:p text:style-name="P57">Л) Определим величину незавершенного производства:</text:p>
      <text:p text:style-name="P46"><text:span text:style-name="T2"><draw:frame draw:style-name="fr9" draw:name="Объект5" text:anchor-type="as-char" svg:width="4.055cm" svg:height="1.812cm" draw:z-index="12"><draw:object-ole xlink:href="./Object 25" xlink:type="simple" xlink:show="embed" xlink:actuate="onLoad"/><draw:image xlink:href="./ObjectReplacements/Object 25" xlink:type="simple" xlink:show="embed" xlink:actuate="onLoad"/></draw:frame></text:span><text:span text:style-name="T2"> = (103,5 * 52) / (2 * 60) = 44.85 нормо-ч.</text:span></text:p>
      <text:p text:style-name="P57">М) Определим длительность производственного цикла:</text:p>
      <text:p text:style-name="P46"><text:span text:style-name="T2"><draw:frame draw:style-name="fr10" draw:name="Объект113" text:anchor-type="as-char" svg:width="2.895cm" svg:height="0.743cm" draw:z-index="13"><draw:object-ole xlink:href="./Object 27" xlink:type="simple" xlink:show="embed" xlink:actuate="onLoad"/><draw:image xlink:href="./ObjectReplacements/Object 27" xlink:type="simple" xlink:show="embed" xlink:actuate="onLoad"/></draw:frame></text:span><text:span text:style-name="T2"> = 2691 * 6.75 = 5</text:span> <text:span text:style-name="T2"><text:s/>ч.</text:span></text:p>
      <text:p text:style-name="P51"/>
      <text:p text:style-name="P57">H) Определим величину меж-операционного оборотного задела:</text:p>
      <text:p text:style-name="P59">Zср = 103.5 * 7.75 = 802.13 y.e.</text:p>
      <text:h text:style-name="P99" text:outline-level="1">3. ПЛАНИРОВКА И РАСЧЕТ ПЛОЩАДИ УЧАСТКА</text:h>
      <text:p text:style-name="P48"/>
      <text:h text:style-name="Heading_20_2" text:outline-level="2">3.1. Планировка производственного участка</text:h>
      <text:p text:style-name="P48"/>
      <text:p text:style-name="P48">Планировка участка - это план расположения технологического оборудования и рабочих мест. На плане должны быть также показаны строительные элементы - стены, колонны, дверные и оконные проемы и т.д.; основной производственный инвентарь <text:s/>– верстаки, <text:s text:c="2"/>плиты, <text:s text:c="2"/>складочные <text:s text:c="2"/>площадки.</text:p>
      <text:p text:style-name="P48"><text:s/>При <text:s text:c="2"/>разработке планировки участка используются <text:s text:c="2"/>условные обозначения, габаритные размеры оборудования и транспортных средств, которые указываются в таблице исходных данных. Планировка выполняется в масштабе 1:100 с соблюдением допусти­мых расстояний между станками и строительными элементами. <text:s/></text:p>
      <text:p text:style-name="P48">Планировка поточной линии, обычно сочетается с выбором средств межоперационного транспорта. Она должна отвечать принципу прямоточности, т.е. предусматривать возможность передачи деталей между станками, сборочных единиц между рабочими местами по кратчайшему расстоянию с наименьшими затратами времени с наименьшим использованием производственной площади. </text:p>
      <text:p text:style-name="P48">Общая форма участка, отведенного для расположения оборудования с включением вспомогательных помещений, должна быть прямоугольной. Планировка данного производственного участка приведена в приложении <text:s/>2.</text:p>
      <text:p text:style-name="P20"/>
      <text:h text:style-name="Heading_20_2" text:outline-level="2">3.2. Расчет производственной площади участка</text:h>
      <text:p text:style-name="P5"/>
      <text:p text:style-name="P48">Производственная площадь участка, занимаемая поточной линией, включает непосредственную площадь, занимаемую оборудованием исходя из его габаритных размеров, и дополнительную площадь, занимаемую проходами, проездами, вспомогательным оборудованием и хозяйственным инвентарём.</text:p>
      <text:p text:style-name="P48">Расчёт производственной площади участка, занимаемой технологическим оборудованием (рабочими местами) и транспортными средствами, производит­ся в табличной форме (табл.3.1).</text:p>
      <text:p text:style-name="P48">После определения размера производственной площади участка выбира­ются длина и ширина его, при этом учитывается, что ширина пролётов в цехе 9, 12 или 15 м и шаг колонн 6 м. Затем производится окончательная расстановка оборудования с учётом соблюдения норм и условий.</text:p>
      <text:p text:style-name="P48">Определив производственную площадь участка, необходимо рассчитать вспомогательную площадь, занимаемую под конторские и бытовые помещения. Она, как правило, составляет 30% от производственной площади (табл. 3.2).</text:p>
      <text:p text:style-name="P48"><draw:frame draw:style-name="fr2" draw:name="Графический объект22" text:anchor-type="as-char" svg:width="3.246cm" svg:height="1.094cm" draw:z-index="15"><draw:image xlink:href="Pictures/200000210001304500006687235E9050.wmf" xlink:type="simple" xlink:show="embed" xlink:actuate="onLoad"/></draw:frame></text:p>
      <text:p text:style-name="P5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/>
        <text:soft-page-break/>
        <table:table-row table:style-name="Таблица6.1">
          <table:table-cell table:style-name="Таблица6.A1" office:value-type="string">
            <text:p text:style-name="P4"/>
            <text:p text:style-name="P3"/>
            <text:p text:style-name="P3">Наименование оборудования</text:p>
          </table:table-cell>
          <table:table-cell table:style-name="Таблица6.A1" office:value-type="string">
            <text:p text:style-name="P4"/>
            <text:p text:style-name="P3"/>
            <text:p text:style-name="P3">Модель (марка)</text:p>
          </table:table-cell>
          <table:table-cell table:style-name="Таблица6.A1" office:value-type="string">
            <text:p text:style-name="P4"/>
            <text:p text:style-name="P3"/>
            <text:p text:style-name="P3">Габаритные размеры, мм</text:p>
          </table:table-cell>
          <table:table-cell table:style-name="Таблица6.A1" office:value-type="string">
            <text:p text:style-name="P35"><text:span text:style-name="T2">Количество единиц оборудования(С</text:span><text:span text:style-name="T25">пр</text:span><text:span text:style-name="T2">), шт.</text:span></text:p>
          </table:table-cell>
          <table:table-cell table:style-name="Таблица6.A1" office:value-type="string">
            <text:p text:style-name="P35"><text:span text:style-name="T2">Коэффициент дополнительной площади (К</text:span><text:span text:style-name="T25">дп</text:span><text:span text:style-name="T2">)</text:span></text:p>
          </table:table-cell>
          <table:table-cell table:style-name="Таблица6.F1" office:value-type="string">
            <text:p text:style-name="P35"><text:span text:style-name="T2">Производственная площадь участка(S), м</text:span><text:span text:style-name="T34">2</text:span></text:p>
          </table:table-cell>
        </table:table-row>
        <table:table-row table:style-name="Таблица6.2">
          <table:table-cell table:style-name="Таблица6.A1" office:value-type="string">
            <text:p text:style-name="P4">1.Универсальный фрезерный станок</text:p>
          </table:table-cell>
          <table:table-cell table:style-name="Таблица6.A1" office:value-type="string">
            <text:p text:style-name="P4"/>
            <text:p text:style-name="P3">6Р82Ш</text:p>
          </table:table-cell>
          <table:table-cell table:style-name="Таблица6.A1" office:value-type="string">
            <text:p text:style-name="P4"/>
            <text:p text:style-name="P34"><text:span text:style-name="T2">2470</text:span><text:span text:style-name="T20"></text:span><text:span text:style-name="T2">1950</text:span></text:p>
            <text:p text:style-name="P3"/>
          </table:table-cell>
          <table:table-cell table:style-name="Таблица6.D2" office:value-type="string">
            <text:p text:style-name="P8">2</text:p>
          </table:table-cell>
          <table:table-cell table:style-name="Таблица6.D2" office:value-type="string">
            <text:p text:style-name="P8">3</text:p>
          </table:table-cell>
          <table:table-cell table:style-name="Таблица6.F2" office:value-type="float" office:value="9.92">
            <text:p text:style-name="P8">9,92</text:p>
          </table:table-cell>
        </table:table-row>
        <table:table-row table:style-name="Таблица6.2">
          <table:table-cell table:style-name="Таблица6.A1" office:value-type="string">
            <text:p text:style-name="P4">2.Плоскошлифовальный станок</text:p>
          </table:table-cell>
          <table:table-cell table:style-name="Таблица6.A1" office:value-type="string">
            <text:p text:style-name="P4">3Б71м1</text:p>
          </table:table-cell>
          <table:table-cell table:style-name="Таблица6.A1" office:value-type="string">
            <text:p text:style-name="P35"><text:span text:style-name="T2">2600</text:span><text:span text:style-name="T20"></text:span><text:span text:style-name="T2">1550</text:span></text:p>
          </table:table-cell>
          <table:table-cell table:style-name="Таблица6.D3" office:value-type="float" office:value="1">
            <text:p text:style-name="P8">1</text:p>
          </table:table-cell>
          <table:table-cell table:style-name="Таблица6.D2" office:value-type="string">
            <text:p text:style-name="P8">3</text:p>
          </table:table-cell>
          <table:table-cell table:style-name="Таблица6.F2" office:value-type="float" office:value="4.15">
            <text:p text:style-name="P8">4,15</text:p>
          </table:table-cell>
        </table:table-row>
        <table:table-row table:style-name="Таблица6.2">
          <table:table-cell table:style-name="Таблица6.A1" office:value-type="string">
            <text:p text:style-name="P4">3.Токарно-винторезный станок</text:p>
          </table:table-cell>
          <table:table-cell table:style-name="Таблица6.A1" office:value-type="string">
            <text:p text:style-name="P4"/>
            <text:p text:style-name="P3">1А616П</text:p>
          </table:table-cell>
          <table:table-cell table:style-name="Таблица6.A1" office:value-type="string">
            <text:p text:style-name="P4"/>
            <text:p text:style-name="P34"><text:span text:style-name="T2">2135</text:span><text:span text:style-name="T20"></text:span><text:span text:style-name="T2">1225</text:span></text:p>
          </table:table-cell>
          <table:table-cell table:style-name="Таблица6.D2" office:value-type="string">
            <text:p text:style-name="P8">2</text:p>
          </table:table-cell>
          <table:table-cell table:style-name="Таблица6.D2" office:value-type="string">
            <text:p text:style-name="P8">3,5</text:p>
          </table:table-cell>
          <table:table-cell table:style-name="Таблица6.F2" office:value-type="float" office:value="5.41">
            <text:p text:style-name="P8">5,41</text:p>
          </table:table-cell>
        </table:table-row>
        <table:table-row table:style-name="Таблица6.2">
          <table:table-cell table:style-name="Таблица6.A1" office:value-type="string">
            <text:p text:style-name="P4">4.Настольно-сверлильный станок</text:p>
          </table:table-cell>
          <table:table-cell table:style-name="Таблица6.A1" office:value-type="string">
            <text:p text:style-name="P4"/>
            <text:p text:style-name="P3">НС12А</text:p>
          </table:table-cell>
          <table:table-cell table:style-name="Таблица6.A1" office:value-type="string">
            <text:p text:style-name="P4"/>
            <text:p text:style-name="P34"><text:span text:style-name="T2">710</text:span><text:span text:style-name="T20"></text:span><text:span text:style-name="T2">360</text:span></text:p>
          </table:table-cell>
          <table:table-cell table:style-name="Таблица6.D2" office:value-type="string">
            <text:p text:style-name="P8">1</text:p>
          </table:table-cell>
          <table:table-cell table:style-name="Таблица6.D2" office:value-type="string">
            <text:p text:style-name="P8">4</text:p>
          </table:table-cell>
          <table:table-cell table:style-name="Таблица6.F2" office:value-type="float" office:value="11.12">
            <text:p text:style-name="P8">11,12</text:p>
          </table:table-cell>
        </table:table-row>
        <table:table-row table:style-name="Таблица6.2">
          <table:table-cell table:style-name="Таблица6.A1" office:value-type="string">
            <text:p text:style-name="P4">5.Верстак</text:p>
          </table:table-cell>
          <table:table-cell table:style-name="Таблица6.A1" office:value-type="string">
            <text:p text:style-name="P4">НДР-1064</text:p>
          </table:table-cell>
          <table:table-cell table:style-name="Таблица6.A1" office:value-type="string">
            <text:p text:style-name="P35"><text:span text:style-name="T2">1200</text:span><text:span text:style-name="T20"></text:span><text:span text:style-name="T2">700</text:span></text:p>
          </table:table-cell>
          <table:table-cell table:style-name="Таблица6.D3" office:value-type="float" office:value="2">
            <text:p text:style-name="P8">2</text:p>
          </table:table-cell>
          <table:table-cell table:style-name="Таблица6.D2" office:value-type="string">
            <text:p text:style-name="P8">4</text:p>
          </table:table-cell>
          <table:table-cell table:style-name="Таблица6.F2" office:value-type="float" office:value="1.75">
            <text:p text:style-name="P8">1,75</text:p>
          </table:table-cell>
        </table:table-row>
        <table:table-row table:style-name="Таблица6.2">
          <table:table-cell table:style-name="Таблица6.A1" office:value-type="string">
            <text:p text:style-name="P4">Итого</text:p>
          </table:table-cell>
          <table:table-cell table:style-name="Таблица6.A1" office:value-type="string">
            <text:p text:style-name="P4"/>
          </table:table-cell>
          <table:table-cell table:style-name="Таблица6.A1" office:value-type="string">
            <text:p text:style-name="P4"/>
          </table:table-cell>
          <table:table-cell table:style-name="Таблица6.D3" office:value-type="float" office:value="8">
            <text:p text:style-name="P8">8</text:p>
          </table:table-cell>
          <table:table-cell table:style-name="Таблица6.D2" office:value-type="string">
            <text:p text:style-name="P8"/>
          </table:table-cell>
          <table:table-cell table:style-name="Таблица6.F7" office:value-type="string">
            <text:p text:style-name="P8">32.35</text:p>
          </table:table-cell>
        </table:table-row>
      </table:table>
      <text:p text:style-name="P50"><text:s/>Таблица 3.1 Расчет производственной площади.</text:p>
      <text:p text:style-name="P48"/>
      <text:p text:style-name="P48">Производственная площадь таким образом составляет 32.35 м<text:span text:style-name="T33">2</text:span>.</text:p>
      <text:p text:style-name="P48">Учитывая, что вспомогательная площадь обычно составляет 30-45 процентов от производственной, то:</text:p>
      <text:p text:style-name="P48">S<text:span text:style-name="T35">вспом</text:span>. = 32.35 * 0.3 = 9.7 м<text:span text:style-name="T33">2</text:span>.</text:p>
      <text:h text:style-name="Heading_20_2" text:outline-level="2"/>
      <text:h text:style-name="Heading_20_2" text:outline-level="2">3.3 Обоснование выбора типа здания</text:h>
      <text:p text:style-name="Standard"/>
      <text:p text:style-name="P48">Преимущественно здания для цехов механической обработки строят одно­этажные, так как при ином производстве применяются сравнительно тяжёлое оборудование и сама продукция может быть тяжёлой и значительной по габа­ритам.</text:p>
      <text:p text:style-name="P48">Производственные здания строятся из нескольких параллельных однотип­ных пролётов, образуемых рядами колонн - металлических или железобетон­ных. Форма здания должна быть простой, в виде прямоугольника.</text:p>
      <text:p text:style-name="P48">Общие размеры и площади цехов определяют на основе планировки обо­рудования. Каждый пролёт цеха характеризуется основными размерами - ши­риной пролета L и шагом колонн t, или, иначе, сеткой колонн Lxt.</text:p>
      <text:p text:style-name="P48">Ширина пролёта определяется на основании планировки оборудования в зависимости от размеров обрабатываемых деталей, применяемого оборудова­ния и средств транспорта. Наиболее часто ширина пролёта принимается равной 9, 12, 15, 18, 24 м. Длина пролёта зависит от производственной и вспомогатель­ной площади.</text:p>
      <text:p text:style-name="P48">Шагом колонн называется расстояние между осями двух колонн в <text:soft-page-break/>направ­лении продольной оси пролёта. Как правило, шаг колонн принимается 6 м, мо­жет быть 12 м.</text:p>
      <text:p text:style-name="P45"><text:span text:style-name="T2">Стены зданий могут быть панельными - с высотой панели 1,2 и 1,8 м или кирпичными - зданий небольшого объёма (до 5000 м</text:span><text:span text:style-name="T34">3</text:span><text:span text:style-name="T2">).</text:span></text:p>
      <text:p text:style-name="P48">Высота здания определяется исходя из размеров изготавливаемых изделий, габаритных размеров оборудования, конструкций мостовых кранов, а также са­нитарно-гигиенических требований. Самая малая высота пролёта механического цеха, оснащённого мостовым краном, 6,15 м, без использования мостовых <text:s/>кранов – 4 м. Для сборочных цехов минимальная высота здания <text:s/>- 3 м.</text:p>
      <text:p text:style-name="P48"/>
      <text:p text:style-name="P57"/>
      <text:h text:style-name="P99" text:outline-level="1">4. РАСЧЕТ МОЩНОСТИ ПОТРЕБЛЯЕМОЙ ОБОРУДОВАНИЕМ И ТРАНСПОРТНЫМИ СРЕДСТВАМИ</text:h>
      <text:p text:style-name="Text_20_body"/>
      <text:p text:style-name="P45"><text:span text:style-name="T2">Расчёт установленной мощности (</text:span><text:span text:style-name="T11">Р</text:span><text:span text:style-name="T22">уст</text:span><text:span text:style-name="T2">), потребляемой всеми видами оборудования, производится в табличной форме (табл. 4.1).</text:span></text:p>
      <text:p text:style-name="P50"><text:s text:c="95"/></text:p>
      <text:p text:style-name="P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4">Наименование оборудования</text:p>
          </table:table-cell>
          <table:table-cell table:style-name="Таблица8.A1" office:value-type="string">
            <text:p text:style-name="P4">Модель (марка)</text:p>
          </table:table-cell>
          <table:table-cell table:style-name="Таблица8.A1" office:value-type="string">
            <text:p text:style-name="P4">Кол-во единиц</text:p>
          </table:table-cell>
          <table:table-cell table:style-name="Таблица8.D1" table:number-columns-spanned="2" office:value-type="string">
            <text:p text:style-name="P4"/>
            <text:p text:style-name="P3">Установленная мощ­ность, кВт</text:p>
          </table:table-cell>
          <table:covered-table-cell/>
        </table:table-row>
        <table:table-row table:style-name="Таблица8.2">
          <table:table-cell table:style-name="Таблица8.A1" office:value-type="string">
            <text:p text:style-name="P4"/>
            <text:p text:style-name="P3"/>
          </table:table-cell>
          <table:table-cell table:style-name="Таблица8.A1" office:value-type="string">
            <text:p text:style-name="P4"/>
            <text:p text:style-name="P3"/>
          </table:table-cell>
          <table:table-cell table:style-name="Таблица8.A1" office:value-type="string">
            <text:p text:style-name="P4"/>
            <text:p text:style-name="P3"/>
          </table:table-cell>
          <table:table-cell table:style-name="Таблица8.D2" office:value-type="string">
            <text:p text:style-name="P4">единицы</text:p>
          </table:table-cell>
          <table:table-cell table:style-name="Таблица8.D1" office:value-type="string">
            <text:p text:style-name="P4">принято</text:p>
          </table:table-cell>
        </table:table-row>
        <table:table-row table:style-name="Таблица8.3">
          <table:table-cell table:style-name="Таблица8.D2" office:value-type="string">
            <text:p text:style-name="P4">1.Универсальный фрезерный станок</text:p>
          </table:table-cell>
          <table:table-cell table:style-name="Таблица8.D2" office:value-type="string">
            <text:p text:style-name="P3">6Р82Ш</text:p>
          </table:table-cell>
          <table:table-cell table:style-name="Таблица8.C3" office:value-type="float" office:value="2">
            <text:p text:style-name="P3">2</text:p>
          </table:table-cell>
          <table:table-cell table:style-name="Таблица8.C3" office:value-type="float" office:value="8">
            <text:p text:style-name="P3">8</text:p>
          </table:table-cell>
          <table:table-cell table:style-name="Таблица8.E3" office:value-type="float" office:value="16">
            <text:p text:style-name="P3">16</text:p>
          </table:table-cell>
        </table:table-row>
        <table:table-row table:style-name="Таблица8.4">
          <table:table-cell table:style-name="Таблица8.D2" office:value-type="string">
            <text:p text:style-name="P4">2.Плоскошлифовальный станок</text:p>
          </table:table-cell>
          <table:table-cell table:style-name="Таблица8.D2" office:value-type="string">
            <text:p text:style-name="P3">3Б71м1</text:p>
          </table:table-cell>
          <table:table-cell table:style-name="Таблица8.C3" office:value-type="float" office:value="1">
            <text:p text:style-name="P3">1</text:p>
          </table:table-cell>
          <table:table-cell table:style-name="Таблица8.C3" office:value-type="float" office:value="7">
            <text:p text:style-name="P3">7</text:p>
          </table:table-cell>
          <table:table-cell table:style-name="Таблица8.E3" office:value-type="float" office:value="7">
            <text:p text:style-name="P3">7</text:p>
          </table:table-cell>
        </table:table-row>
        <table:table-row table:style-name="Таблица8.4">
          <table:table-cell table:style-name="Таблица8.D2" office:value-type="string">
            <text:p text:style-name="P4">3.Токарно-винторезный станок</text:p>
          </table:table-cell>
          <table:table-cell table:style-name="Таблица8.D2" office:value-type="string">
            <text:p text:style-name="P3">1А616П</text:p>
          </table:table-cell>
          <table:table-cell table:style-name="Таблица8.C3" office:value-type="float" office:value="2">
            <text:p text:style-name="P3">2</text:p>
          </table:table-cell>
          <table:table-cell table:style-name="Таблица8.C3" office:value-type="float" office:value="10">
            <text:p text:style-name="P3">10</text:p>
          </table:table-cell>
          <table:table-cell table:style-name="Таблица8.E3" office:value-type="float" office:value="20">
            <text:p text:style-name="P3">20</text:p>
          </table:table-cell>
        </table:table-row>
        <table:table-row table:style-name="Таблица8.6">
          <table:table-cell table:style-name="Таблица8.D2" office:value-type="string">
            <text:p text:style-name="P4">4.Настольно-сверлильный станок</text:p>
          </table:table-cell>
          <table:table-cell table:style-name="Таблица8.D2" office:value-type="string">
            <text:p text:style-name="P4">НС12А</text:p>
          </table:table-cell>
          <table:table-cell table:style-name="Таблица8.C3" office:value-type="float" office:value="1">
            <text:p text:style-name="P3">1</text:p>
          </table:table-cell>
          <table:table-cell table:style-name="Таблица8.C3" office:value-type="float" office:value="3.5">
            <text:p text:style-name="P3">3,5</text:p>
          </table:table-cell>
          <table:table-cell table:style-name="Таблица8.E3" office:value-type="float" office:value="3.5">
            <text:p text:style-name="P3">3,5</text:p>
          </table:table-cell>
        </table:table-row>
        <table:table-row table:style-name="Таблица8.7">
          <table:table-cell table:style-name="Таблица8.D2" office:value-type="string">
            <text:p text:style-name="P4">5.Верстак</text:p>
          </table:table-cell>
          <table:table-cell table:style-name="Таблица8.D2" office:value-type="string">
            <text:p text:style-name="P4">НДР-1064</text:p>
          </table:table-cell>
          <table:table-cell table:style-name="Таблица8.C3" office:value-type="float" office:value="2">
            <text:p text:style-name="P4">2</text:p>
          </table:table-cell>
          <table:table-cell table:style-name="Таблица8.D2" office:value-type="string">
            <text:p text:style-name="P4">-</text:p>
          </table:table-cell>
          <table:table-cell table:style-name="Таблица8.D1" office:value-type="string">
            <text:p text:style-name="P4">-</text:p>
          </table:table-cell>
        </table:table-row>
        <table:table-row table:style-name="Таблица8.7">
          <table:table-cell table:style-name="Таблица8.D2" office:value-type="string">
            <text:p text:style-name="P22">Итого</text:p>
          </table:table-cell>
          <table:table-cell table:style-name="Таблица8.D2" office:value-type="string">
            <text:p text:style-name="P22"/>
          </table:table-cell>
          <table:table-cell table:style-name="Таблица8.C3" office:value-type="float" office:value="8">
            <text:p text:style-name="P22">8</text:p>
          </table:table-cell>
          <table:table-cell table:style-name="Таблица8.D2" office:value-type="string">
            <text:p text:style-name="P22"/>
          </table:table-cell>
          <table:table-cell table:style-name="Таблица8.E3" office:value-type="float" office:value="46.5">
            <text:p text:style-name="P22">46,5</text:p>
          </table:table-cell>
        </table:table-row>
      </table:table>
      <text:p text:style-name="P50"><text:s/>Таблица 4.1 Расчёт установленной мощности, потребляемой оборудованием.</text:p>
      <text:p text:style-name="P50"/>
      <text:h text:style-name="P99" text:outline-level="1">5. <text:span text:style-name="T36">РАСЧЕТ СТОИМОСТИ И АМОРТИЗАЦИИ ОСНОВНЫХ ПРОИЗВОДСТВЕННЫХ ФОНДОВ</text:span></text:h>
      <text:h text:style-name="Heading_20_2" text:outline-level="2"/>
      <text:h text:style-name="Heading_20_2" text:outline-level="2">5.1. Расчёт стоимости здания, занимаемого производственным участком</text:h>
      <text:p text:style-name="P3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row table:style-name="Таблица9.1">
          <table:table-cell table:style-name="Таблица9.A1" office:value-type="string">
            <text:p text:style-name="P39">Элементы расчёта</text:p>
          </table:table-cell>
          <table:table-cell table:style-name="Таблица9.A1" office:value-type="string">
            <text:p text:style-name="P39">Стоимость 1м<text:span text:style-name="T33">2</text:span>здания,у.е</text:p>
          </table:table-cell>
          <table:table-cell table:style-name="Таблица9.A1" office:value-type="string">
            <text:p text:style-name="P40">Площадь, занимаемая зданием, м<text:span text:style-name="T33">2</text:span></text:p>
          </table:table-cell>
          <table:table-cell table:style-name="Таблица9.A1" office:value-type="string">
            <text:p text:style-name="P39">Стоимость здания, у.е.</text:p>
          </table:table-cell>
          <table:table-cell table:style-name="Таблица9.A1" office:value-type="string">
            <text:p text:style-name="P39">Норма аммортизации, %</text:p>
          </table:table-cell>
          <table:table-cell table:style-name="Таблица9.F1" office:value-type="string">
            <text:p text:style-name="P40">Сумма амортизационных отчислений, у.е.</text:p>
          </table:table-cell>
        </table:table-row>
        <table:table-row table:style-name="Таблица9.1">
          <table:table-cell table:style-name="Таблица9.A1" office:value-type="string">
            <text:p text:style-name="P40">1.Производственная площадь</text:p>
          </table:table-cell>
          <table:table-cell table:style-name="Таблица9.A1" office:value-type="string">
            <text:p text:style-name="P40"/>
            <text:p text:style-name="P39">170</text:p>
          </table:table-cell>
          <table:table-cell table:style-name="Таблица9.C2" office:value-type="float" office:value="32.35">
            <text:p text:style-name="P40">32,35</text:p>
          </table:table-cell>
          <table:table-cell table:style-name="Таблица9.A1" office:value-type="string">
            <text:p text:style-name="P40"/>
            <text:p text:style-name="P40">5499,5</text:p>
          </table:table-cell>
          <table:table-cell table:style-name="Таблица9.A1" office:value-type="string">
            <text:p text:style-name="P40"/>
            <text:p text:style-name="P39">2,7</text:p>
          </table:table-cell>
          <table:table-cell table:style-name="Таблица9.F1" office:value-type="string">
            <text:p text:style-name="P40"/>
            <text:p text:style-name="P39">147,5</text:p>
          </table:table-cell>
        </table:table-row>
        <table:table-row table:style-name="Таблица9.1">
          <table:table-cell table:style-name="Таблица9.A1" office:value-type="string">
            <text:p text:style-name="P40">2.Вспомогательная площадь</text:p>
          </table:table-cell>
          <table:table-cell table:style-name="Таблица9.A1" office:value-type="string">
            <text:p text:style-name="P40"/>
            <text:p text:style-name="P39">250</text:p>
          </table:table-cell>
          <table:table-cell table:style-name="Таблица9.C2" office:value-type="float" office:value="9.7">
            <text:p text:style-name="P40">9,7</text:p>
          </table:table-cell>
          <table:table-cell table:style-name="Таблица9.A1" office:value-type="string">
            <text:p text:style-name="P40"/>
            <text:p text:style-name="P39">2425</text:p>
          </table:table-cell>
          <table:table-cell table:style-name="Таблица9.A1" office:value-type="string">
            <text:p text:style-name="P40"/>
            <text:p text:style-name="P39">3,1</text:p>
          </table:table-cell>
          <table:table-cell table:style-name="Таблица9.F1" office:value-type="string">
            <text:p text:style-name="P40"/>
            <text:p text:style-name="P39">75,18</text:p>
          </table:table-cell>
        </table:table-row>
        <table:table-row table:style-name="Таблица9.1">
          <table:table-cell table:style-name="Таблица9.A1" office:value-type="string">
            <text:p text:style-name="P4">Итого</text:p>
          </table:table-cell>
          <table:table-cell table:style-name="Таблица9.A1" office:value-type="string">
            <text:p text:style-name="P4"/>
          </table:table-cell>
          <table:table-cell table:style-name="Таблица9.C2" office:value-type="float" office:value="42.05">
            <text:p text:style-name="P4">42,05</text:p>
          </table:table-cell>
          <table:table-cell table:style-name="Таблица9.D4" office:value-type="float" office:value="7924.5">
            <text:p text:style-name="P4">7924,5</text:p>
          </table:table-cell>
          <table:table-cell table:style-name="Таблица9.A1" office:value-type="string">
            <text:p text:style-name="P4"/>
          </table:table-cell>
          <table:table-cell table:style-name="Таблица9.F4" office:value-type="float" office:value="222.68">
            <text:p text:style-name="P4">222,68</text:p>
          </table:table-cell>
        </table:table-row>
      </table:table>
      <text:p text:style-name="P50">Таблица 5.1 Расчёт стоимости здания, занимаемого участком, и амортизационных отчислений.</text:p>
      <text:h text:style-name="Heading_20_2" text:outline-level="2"/>
      <text:h text:style-name="Heading_20_2" text:outline-level="2">5.2. Расчёт затрат на оборудование и транспортные средства</text:h>
      <text:p text:style-name="P48"/>
      <text:p text:style-name="P48">Цены на оборудование принимаются по прейскурантам. К прейскурантной цене добавляются затраты на упаковку, транспортировку, монтаж и пусконаладочные работы.</text:p>
      <text:p text:style-name="P58"><text:s text:c="67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row table:style-name="Таблица10.1">
          <table:table-cell table:style-name="Таблица10.A1" table:number-rows-spanned="2" office:value-type="string">
            <text:p text:style-name="P42"/>
            <text:p text:style-name="Standard">Наименование технологического оборудования и транспортных средств</text:p>
          </table:table-cell>
          <table:table-cell table:style-name="Таблица10.A1" table:number-rows-spanned="2" office:value-type="string">
            <text:p text:style-name="P42"/>
            <text:p text:style-name="Standard">Модель (марка)</text:p>
          </table:table-cell>
          <table:table-cell table:style-name="Таблица10.A1" table:number-rows-spanned="2" office:value-type="string">
            <text:p text:style-name="Standard">Кол-во единиц оборудования, транспортных средств, шт.</text:p>
          </table:table-cell>
          <table:table-cell table:style-name="Таблица10.A1" table:number-columns-spanned="2" office:value-type="string">
            <text:p text:style-name="P35">Оптовая</text:p>
            <text:p text:style-name="P34">цена</text:p>
          </table:table-cell>
          <table:covered-table-cell/>
          <table:table-cell table:style-name="Таблица10.A1" table:number-rows-spanned="2" office:value-type="string">
            <text:p text:style-name="Standard">Затраты на упаковку, транспортировку, монтаж, пуск,наладку,у.е.</text:p>
          </table:table-cell>
          <table:table-cell table:style-name="Таблица10.A1" table:number-rows-spanned="2" office:value-type="string">
            <text:p text:style-name="Standard">Балансовая(ПС) стоимость техники,у.е.</text:p>
          </table:table-cell>
          <table:table-cell table:style-name="Таблица10.A1" table:number-rows-spanned="2" office:value-type="string">
            <text:p text:style-name="Standard">Норма аммортизации, %</text:p>
          </table:table-cell>
          <table:table-cell table:style-name="Таблица10.I1" table:number-rows-spanned="2" office:value-type="string">
            <text:p text:style-name="Standard">Сумма аммортизационных отчислений,у.е.</text:p>
          </table:table-cell>
        </table:table-row>
        <table:table-row table:style-name="Таблица10.2">
          <table:covered-table-cell/>
          <table:covered-table-cell/>
          <table:covered-table-cell/>
          <table:table-cell table:style-name="Таблица10.A1" office:value-type="string">
            <text:p text:style-name="Standard">единицы, у.е.</text:p>
          </table:table-cell>
          <table:table-cell table:style-name="Таблица10.A1" office:value-type="string">
            <text:p text:style-name="Standard">принятого, у.е.</text:p>
          </table:table-cell>
          <table:covered-table-cell/>
          <table:covered-table-cell/>
          <table:covered-table-cell/>
          <table:covered-table-cell/>
        </table:table-row>
        <table:table-row table:style-name="Таблица10.3">
          <table:table-cell table:style-name="Таблица10.A1" office:value-type="string">
            <text:p text:style-name="P35">1.Универсальный фрезерный станок</text:p>
          </table:table-cell>
          <table:table-cell table:style-name="Таблица10.A1" office:value-type="string">
            <text:p text:style-name="P35">6Р82Ш</text:p>
          </table:table-cell>
          <table:table-cell table:style-name="Таблица10.A1" office:value-type="string">
            <text:p text:style-name="P35">2</text:p>
          </table:table-cell>
          <table:table-cell table:style-name="Таблица10.A1" office:value-type="string">
            <text:p text:style-name="P35">2400</text:p>
          </table:table-cell>
          <table:table-cell table:style-name="Таблица10.A1" office:value-type="string">
            <text:p text:style-name="P35">4800</text:p>
          </table:table-cell>
          <table:table-cell table:style-name="Таблица10.A1" office:value-type="string">
            <text:p text:style-name="P35">480</text:p>
          </table:table-cell>
          <table:table-cell table:style-name="Таблица10.A1" office:value-type="string">
            <text:p text:style-name="P35">5280</text:p>
          </table:table-cell>
          <table:table-cell table:style-name="Таблица10.A1" office:value-type="string">
            <text:p text:style-name="P35">14,2</text:p>
          </table:table-cell>
          <table:table-cell table:style-name="Таблица10.I1" office:value-type="string">
            <text:p text:style-name="P35">749,76</text:p>
          </table:table-cell>
        </table:table-row>
        <table:table-row table:style-name="Таблица10.4">
          <table:table-cell table:style-name="Таблица10.A1" office:value-type="string">
            <text:p text:style-name="P35">2.Плоскошлифовальный станок</text:p>
          </table:table-cell>
          <table:table-cell table:style-name="Таблица10.A1" office:value-type="string">
            <text:p text:style-name="P35">3Б71м</text:p>
          </table:table-cell>
          <table:table-cell table:style-name="Таблица10.C4" office:value-type="float" office:value="1">
            <text:p text:style-name="P35">1</text:p>
          </table:table-cell>
          <table:table-cell table:style-name="Таблица10.A1" office:value-type="string">
            <text:p text:style-name="P35">3800</text:p>
          </table:table-cell>
          <table:table-cell table:style-name="Таблица10.C4" office:value-type="float" office:value="3800">
            <text:p text:style-name="P35">3800</text:p>
          </table:table-cell>
          <table:table-cell table:style-name="Таблица10.C4" office:value-type="float" office:value="380">
            <text:p text:style-name="P35">380</text:p>
          </table:table-cell>
          <table:table-cell table:style-name="Таблица10.C4" office:value-type="float" office:value="4180">
            <text:p text:style-name="P35">4180</text:p>
          </table:table-cell>
          <table:table-cell table:style-name="Таблица10.A1" office:value-type="string">
            <text:p text:style-name="P35">16,4</text:p>
          </table:table-cell>
          <table:table-cell table:style-name="Таблица10.I4" office:value-type="float" office:value="685.5">
            <text:p text:style-name="P35">685,5</text:p>
          </table:table-cell>
        </table:table-row>
        <table:table-row table:style-name="Таблица10.5">
          <table:table-cell table:style-name="Таблица10.A1" office:value-type="string">
            <text:p text:style-name="P35">3.Токарно-винторезный станок</text:p>
          </table:table-cell>
          <table:table-cell table:style-name="Таблица10.A1" office:value-type="string">
            <text:p text:style-name="P35">1А616П</text:p>
          </table:table-cell>
          <table:table-cell table:style-name="Таблица10.A1" office:value-type="string">
            <text:p text:style-name="P35">2</text:p>
          </table:table-cell>
          <table:table-cell table:style-name="Таблица10.A1" office:value-type="string">
            <text:p text:style-name="P35">4425</text:p>
          </table:table-cell>
          <table:table-cell table:style-name="Таблица10.A1" office:value-type="string">
            <text:p text:style-name="P35">8850</text:p>
          </table:table-cell>
          <table:table-cell table:style-name="Таблица10.A1" office:value-type="string">
            <text:p text:style-name="P35">885</text:p>
          </table:table-cell>
          <table:table-cell table:style-name="Таблица10.C4" office:value-type="float" office:value="9735">
            <text:p text:style-name="P35">9735</text:p>
          </table:table-cell>
          <table:table-cell table:style-name="Таблица10.A1" office:value-type="string">
            <text:p text:style-name="P35">16,2</text:p>
          </table:table-cell>
          <table:table-cell table:style-name="Таблица10.I1" office:value-type="string">
            <text:p text:style-name="P35">1577,07</text:p>
          </table:table-cell>
        </table:table-row>
        <table:table-row table:style-name="Таблица10.6">
          <table:table-cell table:style-name="Таблица10.A1" office:value-type="string">
            <text:p text:style-name="P35">4.Настольно-сверлильный станок</text:p>
          </table:table-cell>
          <table:table-cell table:style-name="Таблица10.A1" office:value-type="string">
            <text:p text:style-name="P35">НС12А</text:p>
          </table:table-cell>
          <table:table-cell table:style-name="Таблица10.A1" office:value-type="string">
            <text:p text:style-name="P35">1</text:p>
          </table:table-cell>
          <table:table-cell table:style-name="Таблица10.A1" office:value-type="string">
            <text:p text:style-name="P35">630</text:p>
          </table:table-cell>
          <table:table-cell table:style-name="Таблица10.A1" office:value-type="string">
            <text:p text:style-name="P35">630</text:p>
          </table:table-cell>
          <table:table-cell table:style-name="Таблица10.A1" office:value-type="string">
            <text:p text:style-name="P35">63</text:p>
          </table:table-cell>
          <table:table-cell table:style-name="Таблица10.A1" office:value-type="string">
            <text:p text:style-name="P35">693</text:p>
          </table:table-cell>
          <table:table-cell table:style-name="Таблица10.A1" office:value-type="string">
            <text:p text:style-name="P35">10,7</text:p>
          </table:table-cell>
          <table:table-cell table:style-name="Таблица10.I1" office:value-type="string">
            <text:p text:style-name="P35">74,15</text:p>
          </table:table-cell>
        </table:table-row>
        <table:table-row table:style-name="Таблица10.6">
          <table:table-cell table:style-name="Таблица10.A1" office:value-type="string">
            <text:p text:style-name="P35">5.Верстак</text:p>
          </table:table-cell>
          <table:table-cell table:style-name="Таблица10.A1" office:value-type="string">
            <text:p text:style-name="P35">НДР-1064</text:p>
          </table:table-cell>
          <table:table-cell table:style-name="Таблица10.C4" office:value-type="float" office:value="2">
            <text:p text:style-name="P35">2</text:p>
          </table:table-cell>
          <table:table-cell table:style-name="Таблица10.A1" office:value-type="string">
            <text:p text:style-name="P35">360</text:p>
          </table:table-cell>
          <table:table-cell table:style-name="Таблица10.C4" office:value-type="float" office:value="720">
            <text:p text:style-name="P35">720</text:p>
          </table:table-cell>
          <table:table-cell table:style-name="Таблица10.C4" office:value-type="float" office:value="72">
            <text:p text:style-name="P35">72</text:p>
          </table:table-cell>
          <table:table-cell table:style-name="Таблица10.C4" office:value-type="float" office:value="792">
            <text:p text:style-name="P35">792</text:p>
          </table:table-cell>
          <table:table-cell table:style-name="Таблица10.A1" office:value-type="string">
            <text:p text:style-name="P35">7,7</text:p>
          </table:table-cell>
          <table:table-cell table:style-name="Таблица10.I4" office:value-type="float" office:value="61">
            <text:p text:style-name="P35">61</text:p>
          </table:table-cell>
        </table:table-row>
        <table:table-row table:style-name="Таблица10.6">
          <table:table-cell table:style-name="Таблица10.A1" office:value-type="string">
            <text:p text:style-name="P43">Итого</text:p>
          </table:table-cell>
          <table:table-cell table:style-name="Таблица10.A1" office:value-type="string">
            <text:p text:style-name="P43"/>
          </table:table-cell>
          <table:table-cell table:style-name="Таблица10.A1" office:value-type="string">
            <text:p text:style-name="P43">10</text:p>
          </table:table-cell>
          <table:table-cell table:style-name="Таблица10.A1" office:value-type="string">
            <text:p text:style-name="P43"/>
          </table:table-cell>
          <table:table-cell table:style-name="Таблица10.C4" office:value-type="float" office:value="18800">
            <text:p text:style-name="P43">18800</text:p>
          </table:table-cell>
          <table:table-cell table:style-name="Таблица10.C4" office:value-type="float" office:value="1880">
            <text:p text:style-name="P43">1880</text:p>
          </table:table-cell>
          <table:table-cell table:style-name="Таблица10.C4" office:value-type="float" office:value="20680">
            <text:p text:style-name="P43">20680</text:p>
          </table:table-cell>
          <table:table-cell table:style-name="Таблица10.A1" office:value-type="string">
            <text:p text:style-name="P43"/>
          </table:table-cell>
          <table:table-cell table:style-name="Таблица10.I1" office:value-type="string">
            <text:p text:style-name="P43">3147.5</text:p>
          </table:table-cell>
        </table:table-row>
        <table:table-row table:style-name="Таблица10.6">
          <table:table-cell table:style-name="Таблица10.A1" table:number-columns-spanned="8" office:value-type="string">
            <text:p text:style-name="P35">Итого амортизации в меся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office:value-type="string">
            <text:p text:style-name="P35">262.3</text:p>
          </table:table-cell>
        </table:table-row>
      </table:table>
      <text:p text:style-name="P58">Таблица 5. Расчёт стоимости технологического оборудования.</text:p>
      <text:h text:style-name="Heading_20_2" text:outline-level="2"><text:soft-page-break/>5.3. Расчёт затрат на энергетическое оборудование</text:h>
      <text:p text:style-name="P48"/>
      <text:p text:style-name="P48">Затраты на силовое энергетическое оборудование (электрогенераторы электрические кабели, трансформаторы электрические и др.), его монтаж, упаковку и транспортировку при укрупнённых расчётах определяются исходя из норматива 45 у.е. на 1 кВт установленной мощности технологического и транспортного оборудования (см. табл. 4.1).</text:p>
      <text:p text:style-name="P48"/>
      <text:p text:style-name="P48">Кэ = 46.5 * 45 = 2092.5 (у.е.).</text:p>
      <text:p text:style-name="P5"><text:s text:c="12"/></text:p>
      <text:h text:style-name="Heading_20_2" text:outline-level="2">5.4. Расчёт затрат на производственный и хозяйственный инвентарь</text:h>
      <text:p text:style-name="P48"/>
      <text:p text:style-name="P48">Затраты на производственный инвентарь принимаются в размере 1,5-2,0% от стоимости технологического оборудования, а на хозяйственный инвентарь –в размере 15,4 у.е. на одного работающего.</text:p>
      <text:p text:style-name="P48"/>
      <text:p text:style-name="P45"><text:span text:style-name="T2">К</text:span><text:span text:style-name="T38">ин</text:span><text:span text:style-name="T2"> = 20680 * 0.02 + 15.3 * 43 = 1072 (у.е.).</text:span></text:p>
      <text:p text:style-name="P48"/>
      <text:h text:style-name="Heading_20_2" text:outline-level="2">5.5. Расчёт общей суммы основных производственных фондов</text:h>
      <text:p text:style-name="P48"/>
      <text:p text:style-name="P48">Отчет по всем затратам связанным с производственными фондами, сводятся в таблицу <text:s/>5.3.</text:p>
      <text:p text:style-name="P50"><text:s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 table:style-name="Таблица11.1">
          <table:table-cell table:style-name="Таблица11.A1" office:value-type="string">
            <text:p text:style-name="P4">Наименование групп основных производственных фондов</text:p>
          </table:table-cell>
          <table:table-cell table:style-name="Таблица11.A1" office:value-type="string">
            <text:p text:style-name="P4">Усл.</text:p>
            <text:p text:style-name="P3">обозн.</text:p>
          </table:table-cell>
          <table:table-cell table:style-name="Таблица11.A1" office:value-type="string">
            <text:p text:style-name="P4">Стоимость производст­венных фон­дов, у.е.</text:p>
          </table:table-cell>
          <table:table-cell table:style-name="Таблица11.A1" office:value-type="string">
            <text:p text:style-name="P4">Норма амортиза­ции, %</text:p>
          </table:table-cell>
          <table:table-cell table:style-name="Таблица11.E1" office:value-type="string">
            <text:p text:style-name="P4">Сумма</text:p>
            <text:p text:style-name="P3">аморт. отчислении, у.е.</text:p>
          </table:table-cell>
        </table:table-row>
        <table:table-row table:style-name="Таблица11.2">
          <table:table-cell table:style-name="Таблица11.A2" office:value-type="string">
            <text:p text:style-name="P4">1 . Здание, занимаемое участком</text:p>
          </table:table-cell>
          <table:table-cell table:style-name="Таблица11.A2" office:value-type="string">
            <text:p text:style-name="P35"><text:span text:style-name="T2">К</text:span><text:span text:style-name="T25">зд</text:span></text:p>
          </table:table-cell>
          <table:table-cell table:style-name="Таблица11.C2" office:value-type="float" office:value="7924.5">
            <text:p text:style-name="P4">7924,5</text:p>
          </table:table-cell>
          <table:table-cell table:style-name="Таблица11.A2" office:value-type="string">
            <text:p text:style-name="P4">Табл.5.1</text:p>
          </table:table-cell>
          <table:table-cell table:style-name="Таблица11.E2" office:value-type="float" office:value="222.68">
            <text:p text:style-name="P4">222,68</text:p>
          </table:table-cell>
        </table:table-row>
        <table:table-row table:style-name="Таблица11.3">
          <table:table-cell table:style-name="Таблица11.A2" office:value-type="string">
            <text:p text:style-name="P4">2. Технологическое обору­дование и транспортные средства</text:p>
          </table:table-cell>
          <table:table-cell table:style-name="Таблица11.A2" office:value-type="string">
            <text:p text:style-name="P4"/>
            <text:p text:style-name="P34"><text:span text:style-name="T2">К</text:span><text:span text:style-name="T25">об</text:span></text:p>
          </table:table-cell>
          <table:table-cell table:style-name="Таблица11.A2" office:value-type="string">
            <text:p text:style-name="P4"/>
            <text:p text:style-name="P29">20680</text:p>
          </table:table-cell>
          <table:table-cell table:style-name="Таблица11.A2" office:value-type="string">
            <text:p text:style-name="P4"/>
            <text:p text:style-name="P3">Табл.5.2</text:p>
            <text:p text:style-name="P3"/>
          </table:table-cell>
          <table:table-cell table:style-name="Таблица11.E3" office:value-type="string">
            <text:p text:style-name="P4"/>
            <text:p text:style-name="P3">3147,5</text:p>
          </table:table-cell>
        </table:table-row>
        <table:table-row table:style-name="Таблица11.4">
          <table:table-cell table:style-name="Таблица11.A2" office:value-type="string">
            <text:p text:style-name="P4">3. Энергетическое обору­дование</text:p>
          </table:table-cell>
          <table:table-cell table:style-name="Таблица11.A2" office:value-type="string">
            <text:p text:style-name="P35"><text:span text:style-name="T2">К</text:span><text:span text:style-name="T25">э</text:span></text:p>
          </table:table-cell>
          <table:table-cell table:style-name="Таблица11.A2" office:value-type="string">
            <text:p text:style-name="P60">2092.5</text:p>
          </table:table-cell>
          <table:table-cell table:style-name="Таблица11.A2" office:value-type="string">
            <text:p text:style-name="P4">8,2</text:p>
          </table:table-cell>
          <table:table-cell table:style-name="Таблица11.E3" office:value-type="string">
            <text:p text:style-name="P4">171.59</text:p>
          </table:table-cell>
        </table:table-row>
        <table:table-row table:style-name="Таблица11.5">
          <table:table-cell table:style-name="Таблица11.A2" office:value-type="string">
            <text:p text:style-name="P4">4. Производственный и хо­зяйственный инвентарь</text:p>
          </table:table-cell>
          <table:table-cell table:style-name="Таблица11.A2" office:value-type="string">
            <text:p text:style-name="P35"><text:span text:style-name="T2">К</text:span><text:span text:style-name="T25">ин</text:span></text:p>
          </table:table-cell>
          <table:table-cell table:style-name="Таблица11.C2" office:value-type="float" office:value="1072">
            <text:p text:style-name="P4">1072</text:p>
          </table:table-cell>
          <table:table-cell table:style-name="Таблица11.A2" office:value-type="string">
            <text:p text:style-name="P4">18,5</text:p>
          </table:table-cell>
          <table:table-cell table:style-name="Таблица11.E3" office:value-type="string">
            <text:p text:style-name="P4">198.3</text:p>
          </table:table-cell>
        </table:table-row>
        <table:table-row table:style-name="Таблица11.6">
          <table:table-cell table:style-name="Таблица11.A2" office:value-type="string">
            <text:p text:style-name="P6">Итого</text:p>
          </table:table-cell>
          <table:table-cell table:style-name="Таблица11.A2" office:value-type="string">
            <text:p text:style-name="P4"/>
          </table:table-cell>
          <table:table-cell table:style-name="Таблица11.C2" office:value-type="float" office:value="31769">
            <text:p text:style-name="P4">31769</text:p>
          </table:table-cell>
          <table:table-cell table:style-name="Таблица11.A2" office:value-type="string">
            <text:p text:style-name="P4"/>
          </table:table-cell>
          <table:table-cell table:style-name="Таблица11.E2" office:value-type="float" office:value="3740">
            <text:p text:style-name="P4">3740</text:p>
          </table:table-cell>
        </table:table-row>
        <table:table-row table:style-name="Таблица11.6">
          <table:table-cell table:style-name="Таблица11.A2" table:number-columns-spanned="4" office:value-type="string">
            <text:p text:style-name="P6">Итого амортизация за месяц</text:p>
          </table:table-cell>
          <table:covered-table-cell/>
          <table:covered-table-cell/>
          <table:covered-table-cell/>
          <table:table-cell table:style-name="Таблица11.E2" office:value-type="float" office:value="312">
            <text:p text:style-name="P4">312</text:p>
          </table:table-cell>
        </table:table-row>
      </table:table>
      <text:p text:style-name="P50"><text:s text:c="2"/>Таблица 5.3. Расчёт стоимости основных производственных фондов и амортизационных отчислений</text:p>
      <text:p text:style-name="P48"/>
      <text:p text:style-name="P48">В курсовой работе балансовая среднегодовая стоимость основных производственных фондов принимается равной их первоначальной стоимости <text:soft-page-break/>на момент расчёта (начало или конец планового периода).</text:p>
      <text:p text:style-name="P45"><text:span text:style-name="T2">Сума амортизационных отчислений по каждой видовой группе основных производственных фондов </text:span><text:span text:style-name="T11">P</text:span><text:span text:style-name="T22">a.j</text:span><text:span text:style-name="T25">. </text:span><text:span text:style-name="T2">определяется по формуле:</text:span></text:p>
      <text:p text:style-name="P45"><text:span text:style-name="T11">P</text:span><text:span text:style-name="T22">a.j.</text:span><text:span text:style-name="T11">= (ПС</text:span><text:span text:style-name="T22">j</text:span><text:span text:style-name="T11">∙ H</text:span><text:span text:style-name="T22">a.j</text:span><text:span text:style-name="T11">.)/100∙12</text:span></text:p>
      <text:p text:style-name="P45"><text:span text:style-name="T11">ПС</text:span><text:span text:style-name="T22">j </text:span><text:span text:style-name="T2">- балансовая первоначальная стоимость j–ой <text:s/>видовой группе основных производственных фондов, у.е.;</text:span></text:p>
      <text:p text:style-name="P45"><text:span text:style-name="T11">H</text:span><text:span text:style-name="T22">a.j</text:span><text:span text:style-name="T2">. - норма амортизации j-й видовой группы основных производственных фондов на полное восстановление, % в год.</text:span></text:p>
      <text:p text:style-name="P21"/>
      <text:h text:style-name="P99" text:outline-level="1">6. РАСЧЕТ ЧИСЛЕННОСТИ ПРОМЫШЛЕННО-ПРОИЗВОДСТВЕНОГО ПЕРСОНАЛА (ППП)</text:h>
      <text:h text:style-name="Heading_20_2" text:outline-level="2"/>
      <text:h text:style-name="Heading_20_2" text:outline-level="2">6.1. Расчёт численности основных производственных рабочих</text:h>
      <text:p text:style-name="P48"/>
      <text:p text:style-name="P65"><text:span text:style-name="T2">Для работы в цеху в одну смену требуется 8 рабочих. </text:span><text:span text:style-name="T1">Явочное количество рабочих (</text:span><text:span text:style-name="T12">Ч</text:span><text:span text:style-name="T23">оп.я</text:span><text:span text:style-name="T1">), работающих в одну смену, соответствует принятому количеству единиц оборудования (рабочих мест) (</text:span><text:span text:style-name="T12">С</text:span><text:span text:style-name="T23">пр </text:span><text:span text:style-name="T10">= 10</text:span><text:span text:style-name="T1">). Для определения списочного состава основных производственных рабочих (</text:span><text:span text:style-name="T12">Ч</text:span><text:span text:style-name="T23">оп.с</text:span><text:span text:style-name="T1">) следует учесть количество смен (</text:span><text:span text:style-name="T12">К</text:span><text:span text:style-name="T23">см</text:span><text:span text:style-name="T1">=2) и коэффициент невыходов (</text:span><text:span text:style-name="T12">К</text:span><text:span text:style-name="T23">сп </text:span><text:span text:style-name="T1">= 0,1) .</text:span></text:p>
      <text:p text:style-name="P65"><text:span text:style-name="T12">Ч</text:span><text:span text:style-name="T23">оп.с</text:span><text:span text:style-name="T1"> = 10 * 2 / ( 1-0,1 ) = 23 чел.</text:span><text:span text:style-name="T2"> <text:s text:c="24"/></text:span></text:p>
      <text:h text:style-name="Heading_20_2" text:outline-level="2"/>
      <text:h text:style-name="Heading_20_2" text:outline-level="2">6.2. Расчёт численности вспомогательных рабочих, ИТР и управленческого персонала</text:h>
      <text:h text:style-name="Heading_20_3" text:outline-level="3"><text:span text:style-name="T39">6.2.1.</text:span> <text:span text:style-name="T39">Расчёт численности рабочих по настройке инструмента.</text:span></text:h>
      <text:p text:style-name="P48">Численность рабочих-настройщиков инструмента определяется по формуле исходя из времени настройки инструмента, где учавствуют:</text:p>
      <text:p text:style-name="P45"><text:span text:style-name="T11">t</text:span><text:span text:style-name="T22">н.и.</text:span><text:span text:style-name="T2"> - среднее время настройки единицы инструмента, ч (</text:span><text:span text:style-name="T11">t</text:span><text:span text:style-name="T22">н.и.</text:span><text:span text:style-name="T11"> = 1</text:span><text:span text:style-name="T2"> час);</text:span></text:p>
      <text:p text:style-name="P45"><text:span text:style-name="T11">h</text:span><text:span text:style-name="T2"> - среднее количество инструмента в наладке по операциям на одну партию деталей, шт. (</text:span><text:span text:style-name="T11">h=9</text:span><text:span text:style-name="T2">); </text:span></text:p>
      <text:p text:style-name="P45"><text:span text:style-name="T11">F</text:span><text:span text:style-name="T22">эр</text:span><text:span text:style-name="T2"> - эффективный фонд времени работы рабочего (наладчика) за плановый период, ч.(</text:span><text:span text:style-name="T11"> F</text:span><text:span text:style-name="T22">эр</text:span><text:span text:style-name="T2"> <text:s/>= 22∙8∙0,97 = 170,72ч.);</text:span></text:p>
      <text:p text:style-name="P45"><text:span text:style-name="T7">n</text:span><text:span text:style-name="T22">пер</text:span><text:span text:style-name="T2"> - количество переналадок оборудования при переходе от обработки одной партии деталей к другой за плановый период, определяется по формуле:</text:span></text:p>
      <text:p text:style-name="P45"><text:span text:style-name="T2"><draw:frame draw:style-name="fr11" draw:name="Объект130" text:anchor-type="as-char" svg:width="3.739cm" svg:height="0.741cm" draw:z-index="17"><draw:object-ole xlink:href="./Object 4" xlink:type="simple" xlink:show="embed" xlink:actuate="onLoad"/><draw:image xlink:href="./ObjectReplacements/Object 4" xlink:type="simple" xlink:show="embed" xlink:actuate="onLoad"/></draw:frame></text:span><text:span text:style-name="T2"> =&gt; </text:span><text:span text:style-name="T7">n</text:span><text:span text:style-name="T22">пер</text:span><text:span text:style-name="T2"> = 1*22*2 = 44 (шт.)</text:span></text:p>
      <text:p text:style-name="P45"><text:span text:style-name="T2">где, </text:span><text:span text:style-name="T11">Н</text:span><text:span text:style-name="T2"> - номенклатура обрабатываемых деталей, шт.(</text:span><text:span text:style-name="T11">Н=1</text:span><text:span text:style-name="T2">);</text:span></text:p>
      <text:p text:style-name="P45"><text:span text:style-name="T11">F'</text:span><text:span text:style-name="T22">э</text:span><text:span text:style-name="T11"> </text:span><text:span text:style-name="T2">— эффективный фонд времени работы оборудования в плановый период, дней.</text:span></text:p>
      <text:p text:style-name="P48">Таким образом:</text:p>
      <text:p text:style-name="P45"><text:span text:style-name="T3"><draw:frame draw:style-name="fr12" draw:name="Объект31" text:anchor-type="as-char" svg:width="6.974cm" svg:height="1.325cm" draw:z-index="18"><draw:object-ole xlink:href="./Object 5" xlink:type="simple" xlink:show="embed" xlink:actuate="onLoad"/><draw:image xlink:href="./ObjectReplacements/Object 5" xlink:type="simple" xlink:show="embed" xlink:actuate="onLoad"/></draw:frame></text:span><text:span text:style-name="T2"> (чел.) </text:span></text:p>
      <text:h text:style-name="P92" text:outline-level="3">6.2.2. Расчет численности транспортных рабочих.</text:h>
      <text:p text:style-name="P32"/>
      <text:p text:style-name="P45"><text:span text:style-name="T2">Зная, что </text:span><text:span text:style-name="T11">t</text:span><text:span text:style-name="T22">mp</text:span><text:span text:style-name="T2"> - время транспортировки одной детали от одной операции к последующей, мин (</text:span><text:span text:style-name="T11">t</text:span><text:span text:style-name="T22">mp</text:span><text:span text:style-name="T11"> = 0,5</text:span><text:span text:style-name="T2"> мин);</text:span></text:p>
      <text:p text:style-name="P45"><text:span text:style-name="T11">m</text:span><text:span text:style-name="T2"> – количество операций (</text:span><text:span text:style-name="T11">m=8</text:span><text:span text:style-name="T2">).</text:span></text:p>
      <text:p text:style-name="P48">Численность транспортных рабочих равна:</text:p>
      <text:p text:style-name="P63"><draw:frame draw:style-name="fr13" draw:name="Объект143" text:anchor-type="as-char" svg:width="3.775cm" svg:height="2.328cm" draw:z-index="19"><draw:object-ole xlink:href="./Object 6" xlink:type="simple" xlink:show="embed" xlink:actuate="onLoad"/><draw:image xlink:href="./ObjectReplacements/Object 6" xlink:type="simple" xlink:show="embed" xlink:actuate="onLoad"/></draw:frame><text:span text:style-name="T15"> =&gt; </text:span><text:span text:style-name="T17">Чтр = 8 * 0.5 * 3035 / ( 60 * 170.72 * 1 ) = 1.18 </text:span><text:span text:style-name="T2"><text:s/>(чел.).</text:span></text:p>
      <text:p text:style-name="P48"/>
      <text:h text:style-name="P92" text:outline-level="3"><text:soft-page-break/>6.2.3 Расчёт численности ремонтного персонала и персонала по межремонтному обслуживанию.</text:h>
      <text:list xml:id="list932806147" text:style-name="L4">
        <text:list-item>
          <text:list>
            <text:list-item>
              <text:list>
                <text:list-header>
                  <text:p text:style-name="P85"/>
                </text:list-header>
              </text:list>
            </text:list-item>
          </text:list>
        </text:list-item>
      </text:list>
      <text:p text:style-name="P48">Необходимо рассчитать трудоёмкость по видам работ согласно нормам времени на одну ремонтную единицу (см. табл. 6.1).</text:p>
      <text:p text:style-name="P50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/>
        <table:table-column table:style-name="Таблица12.I"/>
        <table:table-row table:style-name="Таблица12.1">
          <table:table-cell table:style-name="Таблица12.A1" table:number-rows-spanned="2" office:value-type="string">
            <text:p text:style-name="P4">Осмотр и вид ремонта</text:p>
          </table:table-cell>
          <table:table-cell table:style-name="Таблица12.A1" table:number-columns-spanned="2" office:value-type="string">
            <text:p text:style-name="P4">Слесарные</text:p>
            <text:p text:style-name="P3">работы</text:p>
          </table:table-cell>
          <table:covered-table-cell/>
          <table:table-cell table:style-name="Таблица12.A1" table:number-columns-spanned="2" office:value-type="string">
            <text:p text:style-name="P4">Станочные</text:p>
            <text:p text:style-name="P3">работы</text:p>
          </table:table-cell>
          <table:covered-table-cell/>
          <table:table-cell table:style-name="Таблица12.A1" table:number-columns-spanned="2" office:value-type="string">
            <text:p text:style-name="P4">Прочие</text:p>
            <text:p text:style-name="P3">работы</text:p>
          </table:table-cell>
          <table:covered-table-cell/>
          <table:table-cell table:style-name="Таблица12.H1" table:number-columns-spanned="2" office:value-type="string">
            <text:p text:style-name="P4">Всего</text:p>
          </table:table-cell>
          <table:covered-table-cell/>
        </table:table-row>
        <table:table-row table:style-name="Таблица12.1">
          <table:covered-table-cell/>
          <table:table-cell table:style-name="Таблица12.B2" office:value-type="string">
            <text:p text:style-name="P4">мех.</text:p>
          </table:table-cell>
          <table:table-cell table:style-name="Таблица12.C2" office:value-type="string">
            <text:p text:style-name="P4">эл.</text:p>
          </table:table-cell>
          <table:table-cell table:style-name="Таблица12.B2" office:value-type="string">
            <text:p text:style-name="P4">мех.</text:p>
          </table:table-cell>
          <table:table-cell table:style-name="Таблица12.C2" office:value-type="string">
            <text:p text:style-name="P4">эл.</text:p>
          </table:table-cell>
          <table:table-cell table:style-name="Таблица12.B2" office:value-type="string">
            <text:p text:style-name="P4">мех.</text:p>
          </table:table-cell>
          <table:table-cell table:style-name="Таблица12.C2" office:value-type="string">
            <text:p text:style-name="P4">эл.</text:p>
          </table:table-cell>
          <table:table-cell table:style-name="Таблица12.B2" office:value-type="string">
            <text:p text:style-name="P4">мех.</text:p>
          </table:table-cell>
          <table:table-cell table:style-name="Таблица12.I2" office:value-type="string">
            <text:p text:style-name="P4">эл.</text:p>
          </table:table-cell>
        </table:table-row>
        <table:table-row table:style-name="Таблица12.3">
          <table:table-cell table:style-name="Таблица12.A3" office:value-type="string">
            <text:p text:style-name="P4">О</text:p>
          </table:table-cell>
          <table:table-cell table:style-name="Таблица12.A3" office:value-type="string">
            <text:p text:style-name="P4">0,75</text:p>
          </table:table-cell>
          <table:table-cell table:style-name="Таблица12.C3" office:value-type="string">
            <text:p text:style-name="P4">–</text:p>
          </table:table-cell>
          <table:table-cell table:style-name="Таблица12.A3" office:value-type="string">
            <text:p text:style-name="P4">0,1</text:p>
          </table:table-cell>
          <table:table-cell table:style-name="Таблица12.C3" office:value-type="string">
            <text:p text:style-name="P4">–</text:p>
          </table:table-cell>
          <table:table-cell table:style-name="Таблица12.A3" office:value-type="string">
            <text:p text:style-name="P4">–</text:p>
          </table:table-cell>
          <table:table-cell table:style-name="Таблица12.C3" office:value-type="string">
            <text:p text:style-name="P4">–</text:p>
          </table:table-cell>
          <table:table-cell table:style-name="Таблица12.A3" office:value-type="string">
            <text:p text:style-name="P4">0,85</text:p>
          </table:table-cell>
          <table:table-cell table:style-name="Таблица12.I3" office:value-type="string">
            <text:p text:style-name="P4">–</text:p>
          </table:table-cell>
        </table:table-row>
        <table:table-row table:style-name="Таблица12.3">
          <table:table-cell table:style-name="Таблица12.A4" office:value-type="string">
            <text:p text:style-name="P4">Т</text:p>
          </table:table-cell>
          <table:table-cell table:style-name="Таблица12.A4" office:value-type="string">
            <text:p text:style-name="P4">4,0</text:p>
          </table:table-cell>
          <table:table-cell table:style-name="Таблица12.C4" office:value-type="string">
            <text:p text:style-name="P4">1,0</text:p>
          </table:table-cell>
          <table:table-cell table:style-name="Таблица12.A4" office:value-type="string">
            <text:p text:style-name="P4">2,0</text:p>
          </table:table-cell>
          <table:table-cell table:style-name="Таблица12.C4" office:value-type="string">
            <text:p text:style-name="P4">0,2</text:p>
          </table:table-cell>
          <table:table-cell table:style-name="Таблица12.A4" office:value-type="string">
            <text:p text:style-name="P4">0,1</text:p>
          </table:table-cell>
          <table:table-cell table:style-name="Таблица12.C4" office:value-type="string">
            <text:p text:style-name="P4">–</text:p>
          </table:table-cell>
          <table:table-cell table:style-name="Таблица12.A4" office:value-type="string">
            <text:p text:style-name="P4">6,1</text:p>
          </table:table-cell>
          <table:table-cell table:style-name="Таблица12.I4" office:value-type="string">
            <text:p text:style-name="P4">1,2</text:p>
          </table:table-cell>
        </table:table-row>
        <table:table-row table:style-name="Таблица12.3">
          <table:table-cell table:style-name="Таблица12.A4" office:value-type="string">
            <text:p text:style-name="P4">С</text:p>
          </table:table-cell>
          <table:table-cell table:style-name="Таблица12.A4" office:value-type="string">
            <text:p text:style-name="P4">16,0</text:p>
          </table:table-cell>
          <table:table-cell table:style-name="Таблица12.C4" office:value-type="string">
            <text:p text:style-name="P4">5,0</text:p>
          </table:table-cell>
          <table:table-cell table:style-name="Таблица12.A4" office:value-type="string">
            <text:p text:style-name="P4">7,0</text:p>
          </table:table-cell>
          <table:table-cell table:style-name="Таблица12.C4" office:value-type="string">
            <text:p text:style-name="P4">1,0</text:p>
          </table:table-cell>
          <table:table-cell table:style-name="Таблица12.A4" office:value-type="string">
            <text:p text:style-name="P4">0,5</text:p>
          </table:table-cell>
          <table:table-cell table:style-name="Таблица12.C4" office:value-type="string">
            <text:p text:style-name="P4">1,0</text:p>
          </table:table-cell>
          <table:table-cell table:style-name="Таблица12.A4" office:value-type="string">
            <text:p text:style-name="P4">23,5</text:p>
          </table:table-cell>
          <table:table-cell table:style-name="Таблица12.I4" office:value-type="string">
            <text:p text:style-name="P4">7,0</text:p>
          </table:table-cell>
        </table:table-row>
        <table:table-row table:style-name="Таблица12.3">
          <table:table-cell table:style-name="Таблица12.A6" office:value-type="string">
            <text:p text:style-name="P4">К</text:p>
          </table:table-cell>
          <table:table-cell table:style-name="Таблица12.A6" office:value-type="string">
            <text:p text:style-name="P4">23,0</text:p>
          </table:table-cell>
          <table:table-cell table:style-name="Таблица12.C6" office:value-type="string">
            <text:p text:style-name="P4">11,0</text:p>
          </table:table-cell>
          <table:table-cell table:style-name="Таблица12.A6" office:value-type="string">
            <text:p text:style-name="P4">10,0</text:p>
          </table:table-cell>
          <table:table-cell table:style-name="Таблица12.C6" office:value-type="string">
            <text:p text:style-name="P4">2,0</text:p>
          </table:table-cell>
          <table:table-cell table:style-name="Таблица12.A6" office:value-type="string">
            <text:p text:style-name="P4">2,0</text:p>
          </table:table-cell>
          <table:table-cell table:style-name="Таблица12.C6" office:value-type="string">
            <text:p text:style-name="P4">2,0</text:p>
          </table:table-cell>
          <table:table-cell table:style-name="Таблица12.A6" office:value-type="string">
            <text:p text:style-name="P4">35,0</text:p>
          </table:table-cell>
          <table:table-cell table:style-name="Таблица12.I6" office:value-type="string">
            <text:p text:style-name="P4">15,0</text:p>
          </table:table-cell>
        </table:table-row>
      </table:table>
      <text:p text:style-name="P50">Таблица 6.1 Нормы времени на ремонтную единицу для технологического и подъёмно-транспортного оборудования, нормо-ч</text:p>
      <text:p text:style-name="P48"/>
      <text:p text:style-name="P67"><text:span text:style-name="T1">Расчёт трудоёмкости слесарных работ </text:span><text:span text:style-name="T1"><draw:frame draw:style-name="fr14" draw:name="Объект146" text:anchor-type="as-char" svg:width="1.305cm" svg:height="0.847cm" draw:z-index="20"><draw:object-ole xlink:href="./Object 7" xlink:type="simple" xlink:show="embed" xlink:actuate="onLoad"/><draw:image xlink:href="./ObjectReplacements/Object 7" xlink:type="simple" xlink:show="embed" xlink:actuate="onLoad"/></draw:frame></text:span><text:span text:style-name="T1"> производится по формуле:<text:tab/><text:tab/></text:span><text:span text:style-name="T1"><draw:frame draw:style-name="fr15" draw:name="Объект147" text:anchor-type="as-char" svg:width="9.172cm" svg:height="1.552cm" draw:z-index="21"><draw:object-ole xlink:href="./Object 8" xlink:type="simple" xlink:show="embed" xlink:actuate="onLoad"/><draw:image xlink:href="./ObjectReplacements/Object 8" xlink:type="simple" xlink:show="embed" xlink:actuate="onLoad"/></draw:frame></text:span><text:span text:style-name="T1">,</text:span></text:p>
      <text:p text:style-name="P69"><text:span text:style-name="T1">где </text:span><text:span text:style-name="T1"><draw:frame draw:style-name="fr16" draw:name="Объект148" text:anchor-type="as-char" svg:width="0.564cm" svg:height="0.67cm" draw:z-index="22"><draw:object-ole xlink:href="./Object 9" xlink:type="simple" xlink:show="embed" xlink:actuate="onLoad"/><draw:image xlink:href="./ObjectReplacements/Object 9" xlink:type="simple" xlink:show="embed" xlink:actuate="onLoad"/></draw:frame></text:span><text:span text:style-name="T1">, </text:span><text:span text:style-name="T1"><draw:frame draw:style-name="fr17" draw:name="Объект149" text:anchor-type="as-char" svg:width="0.529cm" svg:height="0.67cm" draw:z-index="23"><draw:object-ole xlink:href="./Object 10" xlink:type="simple" xlink:show="embed" xlink:actuate="onLoad"/><draw:image xlink:href="./ObjectReplacements/Object 10" xlink:type="simple" xlink:show="embed" xlink:actuate="onLoad"/></draw:frame></text:span><text:span text:style-name="T1">, </text:span><text:span text:style-name="T1"><draw:frame draw:style-name="fr18" draw:name="Объект150" text:anchor-type="as-char" svg:width="0.635cm" svg:height="0.67cm" draw:z-index="24"><draw:object-ole xlink:href="./Object 11" xlink:type="simple" xlink:show="embed" xlink:actuate="onLoad"/><draw:image xlink:href="./ObjectReplacements/Object 11" xlink:type="simple" xlink:show="embed" xlink:actuate="onLoad"/></draw:frame></text:span><text:span text:style-name="T1">, </text:span><text:span text:style-name="T1"><draw:frame draw:style-name="fr16" draw:name="Объект151" text:anchor-type="as-char" svg:width="0.564cm" svg:height="0.67cm" draw:z-index="25"><draw:object-ole xlink:href="./Object 12" xlink:type="simple" xlink:show="embed" xlink:actuate="onLoad"/><draw:image xlink:href="./ObjectReplacements/Object 12" xlink:type="simple" xlink:show="embed" xlink:actuate="onLoad"/></draw:frame></text:span><text:span text:style-name="T1"> – соответственно число капитальных, средних, текущих ремонтов и осмотров (принимаем </text:span><text:span text:style-name="T1"><draw:frame draw:style-name="fr19" draw:name="Объект152" text:anchor-type="as-char" svg:width="1.27cm" svg:height="0.67cm" draw:z-index="26"><draw:object-ole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20" draw:name="Объект153" text:anchor-type="as-char" svg:width="1.235cm" svg:height="0.67cm" draw:z-index="27"><draw:object-ole xlink:href="./Object 14" xlink:type="simple" xlink:show="embed" xlink:actuate="onLoad"/><draw:image xlink:href="./ObjectReplacements/Object 14" xlink:type="simple" xlink:show="embed" xlink:actuate="onLoad"/></draw:frame></text:span><text:span text:style-name="T1">, </text:span><text:span text:style-name="T1"><draw:frame draw:style-name="fr21" draw:name="Объект154" text:anchor-type="as-char" svg:width="1.411cm" svg:height="0.67cm" draw:z-index="28"><draw:object-ole xlink:href="./Object 15" xlink:type="simple" xlink:show="embed" xlink:actuate="onLoad"/><draw:image xlink:href="./ObjectReplacements/Object 15" xlink:type="simple" xlink:show="embed" xlink:actuate="onLoad"/></draw:frame></text:span><text:span text:style-name="T1">, </text:span><text:span text:style-name="T1"><draw:frame draw:style-name="fr22" draw:name="Объект155" text:anchor-type="as-char" svg:width="1.341cm" svg:height="0.67cm" draw:z-index="29"><draw:object-ole xlink:href="./Object 16" xlink:type="simple" xlink:show="embed" xlink:actuate="onLoad"/><draw:image xlink:href="./ObjectReplacements/Object 16" xlink:type="simple" xlink:show="embed" xlink:actuate="onLoad"/></draw:frame></text:span><text:span text:style-name="T1">);</text:span></text:p>
      <text:p text:style-name="P70"><text:span text:style-name="T4"><draw:frame draw:style-name="fr23" draw:name="Объект156" text:anchor-type="as-char" svg:width="0.459cm" svg:height="0.67cm" draw:z-index="30"><draw:object-ole xlink:href="./Object 17" xlink:type="simple" xlink:show="embed" xlink:actuate="onLoad"/><draw:image xlink:href="./ObjectReplacements/Object 17" xlink:type="simple" xlink:show="embed" xlink:actuate="onLoad"/></draw:frame></text:span><text:span text:style-name="T1">, </text:span><text:span text:style-name="T4"><draw:frame draw:style-name="fr24" draw:name="Объект157" text:anchor-type="as-char" svg:width="0.423cm" svg:height="0.67cm" draw:z-index="31"><draw:object-ole xlink:href="./Object 18" xlink:type="simple" xlink:show="embed" xlink:actuate="onLoad"/><draw:image xlink:href="./ObjectReplacements/Object 18" xlink:type="simple" xlink:show="embed" xlink:actuate="onLoad"/></draw:frame></text:span><text:span text:style-name="T1">, </text:span><text:span text:style-name="T4"><draw:frame draw:style-name="fr17" draw:name="Объект158" text:anchor-type="as-char" svg:width="0.529cm" svg:height="0.67cm" draw:z-index="32"><draw:object-ole xlink:href="./Object 19" xlink:type="simple" xlink:show="embed" xlink:actuate="onLoad"/><draw:image xlink:href="./ObjectReplacements/Object 19" xlink:type="simple" xlink:show="embed" xlink:actuate="onLoad"/></draw:frame></text:span><text:span text:style-name="T1">, </text:span><text:span text:style-name="T4"><draw:frame draw:style-name="fr23" draw:name="Объект159" text:anchor-type="as-char" svg:width="0.459cm" svg:height="0.67cm" draw:z-index="33"><draw:object-ole xlink:href="./Object 20" xlink:type="simple" xlink:show="embed" xlink:actuate="onLoad"/><draw:image xlink:href="./ObjectReplacements/Object 20" xlink:type="simple" xlink:show="embed" xlink:actuate="onLoad"/></draw:frame></text:span><text:span text:style-name="T1"> – соответственно нормы времени на одну ремонтную единицу слесарных работ по капитальному, среднему и текущему ремонтам, а также осмотру по технической части оборудования, нормо-ч;</text:span></text:p>
      <text:p text:style-name="P71"><text:span text:style-name="T4"><draw:frame draw:style-name="fr25" draw:name="Объект160" text:anchor-type="as-char" svg:width="0.811cm" svg:height="0.741cm" draw:z-index="34"><draw:object-ole xlink:href="./Object 21" xlink:type="simple" xlink:show="embed" xlink:actuate="onLoad"/><draw:image xlink:href="./ObjectReplacements/Object 21" xlink:type="simple" xlink:show="embed" xlink:actuate="onLoad"/></draw:frame></text:span><text:span text:style-name="T1"> – длительность межремонтного цикла (принимаем <text:s text:c="6"/></text:span><text:span text:style-name="T4"><draw:frame draw:style-name="fr26" draw:name="Объект161" text:anchor-type="as-char" svg:width="1.552cm" svg:height="0.741cm" draw:z-index="35"><draw:object-ole xlink:href="./Object 24" xlink:type="simple" xlink:show="embed" xlink:actuate="onLoad"/><draw:image xlink:href="./ObjectReplacements/Object 24" xlink:type="simple" xlink:show="embed" xlink:actuate="onLoad"/></draw:frame></text:span><text:span text:style-name="T1"> лет);</text:span></text:p>
      <text:p text:style-name="P72"><text:span text:style-name="T4"><draw:frame draw:style-name="fr27" draw:name="Объект162" text:anchor-type="as-char" svg:width="0.88cm" svg:height="0.67cm" draw:z-index="36"><draw:object-ole xlink:href="./Object 26" xlink:type="simple" xlink:show="embed" xlink:actuate="onLoad"/><draw:image xlink:href="./ObjectReplacements/Object 26" xlink:type="simple" xlink:show="embed" xlink:actuate="onLoad"/></draw:frame></text:span><text:span text:style-name="T1"> – количество единиц ремонтной сложности </text:span><text:span text:style-name="T9">i</text:span><text:span text:style-name="T1">-го вида оборудования (механическая часть);</text:span></text:p>
      <text:p text:style-name="P72"><text:span text:style-name="T1"><draw:frame draw:style-name="fr28" draw:name="Объект163" text:anchor-type="as-char" svg:width="1.023cm" svg:height="0.741cm" draw:z-index="37"><draw:object-ole xlink:href="./Object 28" xlink:type="simple" xlink:show="embed" xlink:actuate="onLoad"/><draw:image xlink:href="./ObjectReplacements/Object 28" xlink:type="simple" xlink:show="embed" xlink:actuate="onLoad"/></draw:frame></text:span><text:span text:style-name="T1"> – принятое количество единиц оборудования и транспортных средств </text:span><text:span text:style-name="T9">i</text:span><text:span text:style-name="T1">-го наименования, шт.;</text:span></text:p>
      <text:p text:style-name="P73"><text:span text:style-name="T12">К</text:span><text:span text:style-name="T1"> – количество видов оборудования.</text:span></text:p>
      <text:p text:style-name="P13"/>
      <text:p text:style-name="P68">Аналогично определяется трудоёмкость электрослесарных работ <draw:frame draw:style-name="fr14" draw:name="Объект164" text:anchor-type="as-char" svg:width="1.305cm" svg:height="0.847cm" draw:z-index="38"><draw:object-ole xlink:href="./Object 29" xlink:type="simple" xlink:show="embed" xlink:actuate="onLoad"/><draw:image xlink:href="./ObjectReplacements/Object 29" xlink:type="simple" xlink:show="embed" xlink:actuate="onLoad"/></draw:frame>, а также трудоемкость по станочным и прочим работам (в последних не требуется выделять механическую и электрическую части). <draw:frame draw:style-name="fr29" draw:name="Объект168" text:anchor-type="as-char" svg:width="3.104cm" svg:height="0.67cm" draw:z-index="39"><draw:object-ole xlink:href="./Object 30" xlink:type="simple" xlink:show="embed" xlink:actuate="onLoad"/><draw:image xlink:href="./ObjectReplacements/Object 30" xlink:type="simple" xlink:show="embed" xlink:actuate="onLoad"/></draw:frame>ч; <draw:frame draw:style-name="fr30" draw:name="Объект169" text:anchor-type="as-char" svg:width="2.611cm" svg:height="0.67cm" draw:z-index="40"><draw:object-ole xlink:href="./Object 31" xlink:type="simple" xlink:show="embed" xlink:actuate="onLoad"/><draw:image xlink:href="./ObjectReplacements/Object 31" xlink:type="simple" xlink:show="embed" xlink:actuate="onLoad"/></draw:frame>ч; <draw:frame draw:style-name="fr31" draw:name="Объект170" text:anchor-type="as-char" svg:width="3.528cm" svg:height="0.67cm" draw:z-index="41"><draw:object-ole xlink:href="./Object 32" xlink:type="simple" xlink:show="embed" xlink:actuate="onLoad"/><draw:image xlink:href="./ObjectReplacements/Object 32" xlink:type="simple" xlink:show="embed" xlink:actuate="onLoad"/></draw:frame>ч; <draw:frame draw:style-name="fr32" draw:name="Объект171" text:anchor-type="as-char" svg:width="3.246cm" svg:height="0.67cm" draw:z-index="42"><draw:object-ole xlink:href="./Object 33" xlink:type="simple" xlink:show="embed" xlink:actuate="onLoad"/><draw:image xlink:href="./ObjectReplacements/Object 33" xlink:type="simple" xlink:show="embed" xlink:actuate="onLoad"/></draw:frame> ч. по станочным работам. По прочим работам: <draw:frame draw:style-name="fr2" draw:name="Графический объект36" text:anchor-type="as-char" svg:width="2.397cm" svg:height="0.6cm" draw:z-index="43"><draw:image xlink:href="Pictures/2000001D0000E0E500003839E382D558.wmf" xlink:type="simple" xlink:show="embed" xlink:actuate="onLoad"/></draw:frame>ч; <draw:frame draw:style-name="fr2" draw:name="Графический объект37" text:anchor-type="as-char" svg:width="2.858cm" svg:height="0.635cm" draw:z-index="44"><draw:image xlink:href="Pictures/2000002100010BE400003B88E8DFD808.wmf" xlink:type="simple" xlink:show="embed" xlink:actuate="onLoad"/></draw:frame>ч; <draw:frame draw:style-name="fr2" draw:name="Графический объект38" text:anchor-type="as-char" svg:width="2.999cm" svg:height="0.635cm" draw:z-index="45"><draw:image xlink:href="Pictures/200000210001191F00003B889F4535C8.wmf" xlink:type="simple" xlink:show="embed" xlink:actuate="onLoad"/></draw:frame>ч; <draw:frame draw:style-name="fr2" draw:name="Графический объект39" text:anchor-type="as-char" svg:width="1.094cm" svg:height="0.635cm" draw:z-index="46"><draw:image xlink:href="Pictures/200000190000668700003B8889C6AC60.wmf" xlink:type="simple" xlink:show="embed" xlink:actuate="onLoad"/></draw:frame> ч.</text:p>
      <text:p text:style-name="P48">Такеим образом, получим:</text:p>
      <text:p text:style-name="P48"><text:soft-page-break/></text:p>
      <text:p text:style-name="P45"><text:span text:style-name="T2"><text:s/></text:span><text:span text:style-name="T1"><draw:frame draw:style-name="fr33" draw:name="Объект35" text:anchor-type="as-char" svg:width="13.335cm" svg:height="1.094cm" draw:z-index="47"><draw:object-ole xlink:href="./Object 34" xlink:type="simple" xlink:show="embed" xlink:actuate="onLoad"/><draw:image xlink:href="./ObjectReplacements/Object 34" xlink:type="simple" xlink:show="embed" xlink:actuate="onLoad"/></draw:frame></text:span></text:p>
      <text:p text:style-name="P52"><draw:frame draw:style-name="fr34" draw:name="Объект36" text:anchor-type="as-char" svg:width="11.959cm" svg:height="1.094cm" draw:z-index="48"><draw:object-ole xlink:href="./Object 35" xlink:type="simple" xlink:show="embed" xlink:actuate="onLoad"/><draw:image xlink:href="./ObjectReplacements/Object 35" xlink:type="simple" xlink:show="embed" xlink:actuate="onLoad"/></draw:frame></text:p>
      <text:p text:style-name="P45"><text:span text:style-name="T2">Среднегодовая трудоёмкость работ по межремонтному обслуживанию по всем видам работ (слесарным, станочным и прочим) определяется исходя из: </text:span><text:span text:style-name="T11">Н</text:span><text:span text:style-name="T22">о6</text:span><text:span text:style-name="T2"> - норма обслуживания ремонтных единиц при выполнении слесарных (</text:span><text:span text:style-name="T11">Н</text:span><text:span text:style-name="T22">слоб </text:span><text:span text:style-name="T11">= 500</text:span><text:span text:style-name="T2">), станочных (</text:span><text:span text:style-name="T11">Н</text:span><text:span text:style-name="T22">стоб <text:s/></text:span><text:span text:style-name="T11">= 1650</text:span><text:span text:style-name="T2">) и прочих (</text:span><text:span text:style-name="T11">Н</text:span><text:span text:style-name="T22">проб</text:span><text:span text:style-name="T11"> = 1000</text:span><text:span text:style-name="T2">) работ на одного рабочего в смену:</text:span></text:p>
      <text:p text:style-name="P52"><draw:frame draw:style-name="fr35" draw:name="Объект37" text:anchor-type="as-char" svg:width="9.843cm" svg:height="1.094cm" draw:z-index="49"><draw:object-ole xlink:href="./Object 36" xlink:type="simple" xlink:show="embed" xlink:actuate="onLoad"/><draw:image xlink:href="./ObjectReplacements/Object 36" xlink:type="simple" xlink:show="embed" xlink:actuate="onLoad"/></draw:frame></text:p>
      <text:p text:style-name="P45"><text:span text:style-name="T1"><draw:frame draw:style-name="fr36" draw:name="Объект38" text:anchor-type="as-char" svg:width="10.548cm" svg:height="1.094cm" draw:z-index="50"><draw:object-ole xlink:href="./Object 37" xlink:type="simple" xlink:show="embed" xlink:actuate="onLoad"/><draw:image xlink:href="./ObjectReplacements/Object 37" xlink:type="simple" xlink:show="embed" xlink:actuate="onLoad"/></draw:frame></text:span><text:span text:style-name="T2"> <text:s/></text:span></text:p>
      <text:p text:style-name="P52"><draw:frame draw:style-name="fr37" draw:name="Объект39" text:anchor-type="as-char" svg:width="10.652cm" svg:height="1.094cm" draw:z-index="51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P48">Среднегодовая трудоемкость слесарных работ по межремонтному обслуживанию по электрической части определяется исходя из:</text:p>
      <text:p text:style-name="P45"><text:span text:style-name="T11">Н</text:span><text:span text:style-name="T22">обэ.сл</text:span><text:span text:style-name="T25"> </text:span><text:span text:style-name="T2">- норма обслуживания ремонтных единиц при выполнении электрослесарных работ (</text:span><text:span text:style-name="T11">Н</text:span><text:span text:style-name="T22">обэ.сл</text:span><text:span text:style-name="T11"> = 650</text:span><text:span text:style-name="T2">) на одного рабочего в смену; </text:span></text:p>
      <text:p text:style-name="P45"><text:span text:style-name="T11">R</text:span><text:span text:style-name="T22">э.i</text:span><text:span text:style-name="T25"> </text:span><text:span text:style-name="T2">- количество единиц ремонтной сложности i-гo вида оборудования</text:span></text:p>
      <text:p text:style-name="P48">электрической части;</text:p>
      <text:p text:style-name="P45"><text:span text:style-name="T11">F</text:span><text:span text:style-name="T22">р.э</text:span><text:span text:style-name="T2"> - эффективный фонд времени работы рабочих, занимающихся межремонтным обслуживанием, ч.</text:span></text:p>
      <text:p text:style-name="P52"><draw:frame draw:style-name="fr38" draw:name="Объект40" text:anchor-type="as-char" svg:width="9.031cm" svg:height="1.094cm" draw:z-index="52"><draw:object-ole xlink:href="./Object 39" xlink:type="simple" xlink:show="embed" xlink:actuate="onLoad"/><draw:image xlink:href="./ObjectReplacements/Object 39" xlink:type="simple" xlink:show="embed" xlink:actuate="onLoad"/></draw:frame></text:p>
      <text:p text:style-name="P45"><text:span text:style-name="T2">Расчет численности станочников и прочих рабочих, необходимых для выполнения ремонтных работ, производится аналогично формуле расчета </text:span><text:span text:style-name="T11">Ч</text:span><text:span text:style-name="T22">сл.рем</text:span><text:span text:style-name="T2">, но без выделения механической и электрической частей.</text:span></text:p>
      <text:p text:style-name="P74"><text:span text:style-name="T1"><draw:frame draw:style-name="fr39" draw:name="Объект41" text:anchor-type="as-char" svg:width="4.69cm" svg:height="1.164cm" draw:z-index="53"><draw:object-ole xlink:href="./Object 40" xlink:type="simple" xlink:show="embed" xlink:actuate="onLoad"/><draw:image xlink:href="./ObjectReplacements/Object 40" xlink:type="simple" xlink:show="embed" xlink:actuate="onLoad"/></draw:frame></text:span><text:span text:style-name="T1">(</text:span><text:span text:style-name="T3">чел.)</text:span></text:p>
      <text:p text:style-name="P74"><text:span text:style-name="T1"><draw:frame draw:style-name="fr39" draw:name="Объект42" text:anchor-type="as-char" svg:width="4.69cm" svg:height="1.164cm" draw:z-index="54"><draw:object-ole xlink:href="./Object 41" xlink:type="simple" xlink:show="embed" xlink:actuate="onLoad"/><draw:image xlink:href="./ObjectReplacements/Object 41" xlink:type="simple" xlink:show="embed" xlink:actuate="onLoad"/></draw:frame></text:span><text:span text:style-name="T1">(</text:span><text:span text:style-name="T3">чел.)</text:span></text:p>
      <text:p text:style-name="P74"><text:span text:style-name="T1"><draw:frame draw:style-name="fr39" draw:name="Объект43" text:anchor-type="as-char" svg:width="4.69cm" svg:height="1.164cm" draw:z-index="55"><draw:object-ole xlink:href="./Object 42" xlink:type="simple" xlink:show="embed" xlink:actuate="onLoad"/><draw:image xlink:href="./ObjectReplacements/Object 42" xlink:type="simple" xlink:show="embed" xlink:actuate="onLoad"/></draw:frame></text:span><text:span text:style-name="T1">(</text:span><text:span text:style-name="T3">чел.)</text:span></text:p>
      <text:p text:style-name="P74"><text:span text:style-name="T1"><draw:frame draw:style-name="fr40" draw:name="Объект44" text:anchor-type="as-char" svg:width="4.657cm" svg:height="1.164cm" draw:z-index="56"><draw:object-ole xlink:href="./Object 43" xlink:type="simple" xlink:show="embed" xlink:actuate="onLoad"/><draw:image xlink:href="./ObjectReplacements/Object 43" xlink:type="simple" xlink:show="embed" xlink:actuate="onLoad"/></draw:frame></text:span><text:span text:style-name="T1">(</text:span><text:span text:style-name="T3">чел.)</text:span></text:p>
      <text:p text:style-name="P48">Аналогично производится расчёт численности межремонтного персонала по станочным и прочим видам работ (без выделения механической и электрической частей).</text:p>
      <text:p text:style-name="P74"><text:span text:style-name="T1"><draw:frame draw:style-name="fr41" draw:name="Объект45" text:anchor-type="as-char" svg:width="4.727cm" svg:height="1.164cm" draw:z-index="57"><draw:object-ole xlink:href="./Object 44" xlink:type="simple" xlink:show="embed" xlink:actuate="onLoad"/><draw:image xlink:href="./ObjectReplacements/Object 44" xlink:type="simple" xlink:show="embed" xlink:actuate="onLoad"/></draw:frame></text:span><text:span text:style-name="T1">(</text:span><text:span text:style-name="T3">чел.)</text:span></text:p>
      <text:p text:style-name="P74"><text:span text:style-name="T1"><draw:frame draw:style-name="fr41" draw:name="Объект46" text:anchor-type="as-char" svg:width="4.727cm" svg:height="1.164cm" draw:z-index="58"><draw:object-ole xlink:href="./Object 45" xlink:type="simple" xlink:show="embed" xlink:actuate="onLoad"/><draw:image xlink:href="./ObjectReplacements/Object 45" xlink:type="simple" xlink:show="embed" xlink:actuate="onLoad"/></draw:frame></text:span><text:span text:style-name="T1">(</text:span><text:span text:style-name="T3">чел.)</text:span></text:p>
      <text:p text:style-name="P74"><text:soft-page-break/><text:span text:style-name="T1"><draw:frame draw:style-name="fr41" draw:name="Объект47" text:anchor-type="as-char" svg:width="4.727cm" svg:height="1.164cm" draw:z-index="59"><draw:object-ole xlink:href="./Object 46" xlink:type="simple" xlink:show="embed" xlink:actuate="onLoad"/><draw:image xlink:href="./ObjectReplacements/Object 46" xlink:type="simple" xlink:show="embed" xlink:actuate="onLoad"/></draw:frame></text:span><text:span text:style-name="T1">(</text:span><text:span text:style-name="T3">чел.)</text:span></text:p>
      <text:p text:style-name="P74"><text:span text:style-name="T1"><draw:frame draw:style-name="fr39" draw:name="Объект48" text:anchor-type="as-char" svg:width="4.69cm" svg:height="1.164cm" draw:z-index="60"><draw:object-ole xlink:href="./Object 47" xlink:type="simple" xlink:show="embed" xlink:actuate="onLoad"/><draw:image xlink:href="./ObjectReplacements/Object 47" xlink:type="simple" xlink:show="embed" xlink:actuate="onLoad"/></draw:frame></text:span><text:span text:style-name="T1">(</text:span><text:span text:style-name="T3">чел.)</text:span></text:p>
      <text:p text:style-name="P48">Общее количество ремонтных рабочих определяется по формуле</text:p>
      <text:p text:style-name="P45"><text:span text:style-name="T1"><draw:frame draw:style-name="fr42" draw:name="Объект49" text:anchor-type="as-char" svg:width="8.678cm" svg:height="0.706cm" draw:z-index="61"><draw:object-ole xlink:href="./Object 48" xlink:type="simple" xlink:show="embed" xlink:actuate="onLoad"/><draw:image xlink:href="./ObjectReplacements/Object 48" xlink:type="simple" xlink:show="embed" xlink:actuate="onLoad"/></draw:frame></text:span><text:span text:style-name="T2"> (чел.).</text:span></text:p>
      <text:p text:style-name="P48">Общее количество рабочих по межремонтному обслуживанию определяет­ся по формуле</text:p>
      <text:p text:style-name="P45"><text:span text:style-name="T1"><draw:frame draw:style-name="fr43" draw:name="Объект50" text:anchor-type="as-char" svg:width="8.855cm" svg:height="0.67cm" draw:z-index="62"><draw:object-ole xlink:href="./Object 49" xlink:type="simple" xlink:show="embed" xlink:actuate="onLoad"/><draw:image xlink:href="./ObjectReplacements/Object 49" xlink:type="simple" xlink:show="embed" xlink:actuate="onLoad"/></draw:frame></text:span><text:span text:style-name="T2"> (чел.).</text:span></text:p>
      <text:p text:style-name="P48"/>
      <text:h text:style-name="P92" text:outline-level="3">6.2.5. Расчёт численности контролёров, кладовщиков, уборщиков, подсоб­ных рабочих, ИТР и управленческого персонала. </text:h>
      <text:p text:style-name="P32"/>
      <text:p text:style-name="P48"><draw:frame draw:style-name="fr1" draw:name="Врезка12" text:anchor-type="paragraph" svg:x="-0.515cm" svg:y="1.311cm" svg:width="18.027cm" draw:z-index="14"><draw:text-box fo:min-height="13.24cm"><table:table table:name="Таблица13" table:style-name="Таблица13"><table:table-column table:style-name="Таблица13.A"/><table:table-column table:style-name="Таблица13.B"/><table:table-column table:style-name="Таблица13.C"/><table:table-column table:style-name="Таблица13.D"/><table:table-row table:style-name="Таблица13.1"><table:table-cell table:style-name="Таблица13.A1" office:value-type="string"><text:p text:style-name="P8">Категория работающих</text:p></table:table-cell><table:table-cell table:style-name="Таблица13.B1" office:value-type="string"><text:p text:style-name="P9"/><text:p text:style-name="P7">Разряд</text:p></table:table-cell><table:table-cell table:style-name="Таблица13.A1" office:value-type="string"><text:p text:style-name="P8">Количество человек</text:p></table:table-cell><table:table-cell table:style-name="Таблица13.D1" office:value-type="string"><text:p text:style-name="P8">% от общего количества</text:p></table:table-cell></table:table-row><table:table-row table:style-name="Таблица13.2"><table:table-cell table:style-name="Таблица13.B1" office:value-type="string"><text:p text:style-name="P9">1. Основные производственные рабочие</text:p></table:table-cell><table:table-cell table:style-name="Таблица13.B1" office:value-type="string"><text:p text:style-name="P8"/></table:table-cell><table:table-cell table:style-name="Таблица13.A1" office:value-type="string"><text:p text:style-name="P8">23</text:p></table:table-cell><table:table-cell table:style-name="Таблица13.D1" office:value-type="string"><text:p text:style-name="P8">53,5%</text:p></table:table-cell></table:table-row><table:table-row table:style-name="Таблица13.3"><table:table-cell table:style-name="Таблица13.B1" office:value-type="string"><text:p text:style-name="P9">2. Вспомогательные рабочие</text:p><text:p text:style-name="P1">В том числе:</text:p><text:p text:style-name="P30">обслуживающие оборудование:</text:p><text:p text:style-name="P1">- настройщики инструмента</text:p><text:p text:style-name="P1">- транспортные рабочие</text:p><text:p text:style-name="P1">- ремонтные рабочие</text:p><text:p text:style-name="P1">- рабочие по межремонтному <text:s/></text:p><text:p text:style-name="P1">обслуживанию</text:p><text:p text:style-name="P31">необслуживающие оборудование:</text:p><text:p text:style-name="P1">- контролёры</text:p><text:p text:style-name="P1">- ком­плектовщики и кладовщики</text:p><text:p text:style-name="P1">- уборщики</text:p><text:p text:style-name="P1">- подсобные и прочие вспомогательные рабочие</text:p><text:p text:style-name="P1"/></table:table-cell><table:table-cell table:style-name="Таблица13.B1" office:value-type="string"><text:p text:style-name="P8"/><text:p text:style-name="P1"/><text:p text:style-name="P7"/><text:p text:style-name="P25">V</text:p><text:p text:style-name="P7">Ш</text:p><text:p text:style-name="P25">V</text:p><text:p text:style-name="P25">IV</text:p><text:p text:style-name="P25"/><text:p text:style-name="P1"/><text:p text:style-name="P25">V</text:p><text:p text:style-name="P25">I</text:p><text:p text:style-name="P25">I</text:p><text:p text:style-name="P25">I</text:p><text:p text:style-name="P25"/></table:table-cell><table:table-cell table:style-name="Таблица13.B1" office:value-type="string"><text:p text:style-name="P26"/><text:p text:style-name="P1"/><text:p text:style-name="P1"/><text:p text:style-name="P7">2</text:p><text:p text:style-name="P7">1</text:p><text:p text:style-name="P7">4</text:p><text:p text:style-name="P7">4</text:p><text:p text:style-name="P7"/><text:p text:style-name="P1"/><text:p text:style-name="P7">2</text:p><text:p text:style-name="P7">2</text:p><text:p text:style-name="P7">2</text:p><text:p text:style-name="P7">1</text:p><text:p text:style-name="P7"/></table:table-cell><table:table-cell table:style-name="Таблица13.D1" office:value-type="string"><text:p text:style-name="P8"/><text:p text:style-name="P7"/><text:p text:style-name="P7">4,7%</text:p><text:p text:style-name="P7">2,3%</text:p><text:p text:style-name="P7">9,3%</text:p><text:p text:style-name="P7">9,3%</text:p><text:p text:style-name="P1"/><text:p text:style-name="P7"/><text:p text:style-name="P7">4,7%</text:p><text:p text:style-name="P7">4,7%</text:p><text:p text:style-name="P7">4,7%</text:p><text:p text:style-name="P7">2,3%</text:p><text:p text:style-name="P7"/></table:table-cell></table:table-row><table:table-row table:style-name="Таблица13.4"><table:table-cell table:style-name="Таблица13.B1" office:value-type="string"><text:p text:style-name="P9">3. ИТР и управленческий персонал</text:p></table:table-cell><table:table-cell table:style-name="Таблица13.B1" office:value-type="string"><text:p text:style-name="P8"/></table:table-cell><table:table-cell table:style-name="Таблица13.A1" office:value-type="string"><text:p text:style-name="P8">2</text:p></table:table-cell><table:table-cell table:style-name="Таблица13.D1" office:value-type="string"><text:p text:style-name="P8">4,7%</text:p></table:table-cell></table:table-row><table:table-row table:style-name="Таблица13.5"><table:table-cell table:style-name="Таблица13.A1" office:value-type="string"><text:p text:style-name="P9">ВСЕГО</text:p></table:table-cell><table:table-cell table:style-name="Таблица13.B1" office:value-type="string"><text:p text:style-name="P8"/></table:table-cell><table:table-cell table:style-name="Таблица13.A1" office:value-type="string"><text:p text:style-name="P8">43</text:p></table:table-cell><table:table-cell table:style-name="Таблица13.D1" office:value-type="string"><text:p text:style-name="P8">100%</text:p></table:table-cell></table:table-row></table:table></draw:text-box></draw:frame>Исходя из полученных данных можно составить список необходимого персонала</text:p>
      <text:p text:style-name="P50"><text:span text:style-name="T37">Таблица 6.2 </text:span><text:span text:style-name="T40">Состав промышленно-производственного персонала.</text:span></text:p>
      <text:p text:style-name="P75"/>
      <text:p text:style-name="P21"/>
      <text:h text:style-name="P99" text:outline-level="1">7. РАСЧЕТ СЕБЕСТОИМОСТИ И ЦЕНЫ ПРОДУКЦИИ С УЧЕТОМ КОСВЕННЫХ НАЛОГОВ</text:h>
      <text:h text:style-name="Heading_20_2" text:outline-level="2">7.1 Состав статей затрат.<text:span text:style-name="T2"> <text:s text:c="3"/></text:span></text:h>
      <text:h text:style-name="P93" text:outline-level="3"><text:s text:c="6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 table:style-name="Таблица14.1">
          <table:table-cell table:style-name="Таблица14.A1" office:value-type="string">
            <text:p text:style-name="P6">№</text:p>
          </table:table-cell>
          <table:table-cell table:style-name="Таблица14.A1" office:value-type="string">
            <text:p text:style-name="P3">Наименование статей затрат</text:p>
          </table:table-cell>
          <table:table-cell table:style-name="Таблица14.A1" office:value-type="string">
            <text:p text:style-name="P3">Условное обозначение</text:p>
          </table:table-cell>
          <table:table-cell table:style-name="Таблица14.A1" office:value-type="string">
            <text:p text:style-name="P4">Сумма затрат на плановый выпуск продукции,у.е.</text:p>
          </table:table-cell>
          <table:table-cell table:style-name="Таблица14.E1" office:value-type="string">
            <text:p text:style-name="P3">Сумма на единицу</text:p>
          </table:table-cell>
        </table:table-row>
        <table:table-row table:style-name="Таблица14.1">
          <table:table-cell table:style-name="Таблица14.A1" office:value-type="string">
            <text:p text:style-name="P41">1</text:p>
          </table:table-cell>
          <table:table-cell table:style-name="Таблица14.A1" office:value-type="string">
            <text:p text:style-name="P41">Сырье и материалы за вычетом реализуемых отходов</text:p>
          </table:table-cell>
          <table:table-cell table:style-name="Таблица14.A1" office:value-type="string">
            <text:p text:style-name="P40">Р<text:span text:style-name="T21">м</text:span></text:p>
          </table:table-cell>
          <table:table-cell table:style-name="Таблица14.A1" office:value-type="string">
            <text:p text:style-name="P40">181,86</text:p>
          </table:table-cell>
          <table:table-cell table:style-name="Таблица14.E1" office:value-type="string">
            <text:p text:style-name="P40">0,06</text:p>
          </table:table-cell>
        </table:table-row>
        <table:table-row table:style-name="Таблица14.1">
          <table:table-cell table:style-name="Таблица14.A1" office:value-type="string">
            <text:p text:style-name="P41">2</text:p>
          </table:table-cell>
          <table:table-cell table:style-name="Таблица14.A1" office:value-type="string">
            <text:p text:style-name="P41">Основная з/п основных производственных рабочих</text:p>
          </table:table-cell>
          <table:table-cell table:style-name="Таблица14.A1" office:value-type="string">
            <text:p text:style-name="P40">Р<text:span text:style-name="T21">з.о</text:span></text:p>
          </table:table-cell>
          <table:table-cell table:style-name="Таблица14.D3" office:value-type="float" office:value="3364.41">
            <text:p text:style-name="P40">3364,41</text:p>
          </table:table-cell>
          <table:table-cell table:style-name="Таблица14.E3" office:value-type="float" office:value="1.11">
            <text:p text:style-name="P40">1,11</text:p>
          </table:table-cell>
        </table:table-row>
        <table:table-row table:style-name="Таблица14.1">
          <table:table-cell table:style-name="Таблица14.A1" office:value-type="string">
            <text:p text:style-name="P41">3</text:p>
          </table:table-cell>
          <table:table-cell table:style-name="Таблица14.A1" office:value-type="string">
            <text:p text:style-name="P41">Дополнительная з/п основных производственных рабочих</text:p>
          </table:table-cell>
          <table:table-cell table:style-name="Таблица14.A1" office:value-type="string">
            <text:p text:style-name="P40">Р<text:span text:style-name="T21">з.д</text:span></text:p>
          </table:table-cell>
          <table:table-cell table:style-name="Таблица14.D3" office:value-type="float" office:value="1000.23">
            <text:p text:style-name="P40">1000,23</text:p>
          </table:table-cell>
          <table:table-cell table:style-name="Таблица14.E3" office:value-type="float" office:value="0.33">
            <text:p text:style-name="P40">0,33</text:p>
          </table:table-cell>
        </table:table-row>
        <table:table-row table:style-name="Таблица14.1">
          <table:table-cell table:style-name="Таблица14.A1" office:value-type="string">
            <text:p text:style-name="P41">4</text:p>
          </table:table-cell>
          <table:table-cell table:style-name="Таблица14.A1" office:value-type="string">
            <text:p text:style-name="P41">Основная и дополнительная з/п прочего ППП</text:p>
          </table:table-cell>
          <table:table-cell table:style-name="Таблица14.A1" office:value-type="string">
            <text:p text:style-name="P40">Р<text:span text:style-name="T21">з.ппп.</text:span></text:p>
          </table:table-cell>
          <table:table-cell table:style-name="Таблица14.D3" office:value-type="float" office:value="4415.59">
            <text:p text:style-name="P40">4415,59</text:p>
          </table:table-cell>
          <table:table-cell table:style-name="Таблица14.E3" office:value-type="float" office:value="1.45">
            <text:p text:style-name="P40">1,45</text:p>
          </table:table-cell>
        </table:table-row>
        <table:table-row table:style-name="Таблица14.1">
          <table:table-cell table:style-name="Таблица14.A1" office:value-type="string">
            <text:p text:style-name="P41">5</text:p>
          </table:table-cell>
          <table:table-cell table:style-name="Таблица14.A1" office:value-type="string">
            <text:p text:style-name="P41">Отчисления в гос. Фонд социальной защиты населения (35% от ФСП)</text:p>
          </table:table-cell>
          <table:table-cell table:style-name="Таблица14.A1" office:value-type="string">
            <text:p text:style-name="P40">Р<text:span text:style-name="T21">с.з.</text:span></text:p>
          </table:table-cell>
          <table:table-cell table:style-name="Таблица14.D3" office:value-type="float" office:value="3073.08">
            <text:p text:style-name="P40">3073,08</text:p>
          </table:table-cell>
          <table:table-cell table:style-name="Таблица14.E1" office:value-type="string">
            <text:p text:style-name="P40">1,01</text:p>
          </table:table-cell>
        </table:table-row>
        <table:table-row table:style-name="Таблица14.1">
          <table:table-cell table:style-name="Таблица14.D3" office:value-type="float" office:value="6">
            <text:p text:style-name="P41">6</text:p>
          </table:table-cell>
          <table:table-cell table:style-name="Таблица14.A1" office:value-type="string">
            <text:p text:style-name="P41">Топливо и электроэнергию для технических целей</text:p>
          </table:table-cell>
          <table:table-cell table:style-name="Таблица14.A1" office:value-type="string">
            <text:p text:style-name="P40">Р<text:span text:style-name="T21">п</text:span></text:p>
          </table:table-cell>
          <table:table-cell table:style-name="Таблица14.A1" office:value-type="string">
            <text:p text:style-name="P40">332,82</text:p>
          </table:table-cell>
          <table:table-cell table:style-name="Таблица14.E1" office:value-type="string">
            <text:p text:style-name="P40">0,11</text:p>
          </table:table-cell>
        </table:table-row>
        <table:table-row table:style-name="Таблица14.1">
          <table:table-cell table:style-name="Таблица14.D3" office:value-type="float" office:value="7">
            <text:p text:style-name="P41">7</text:p>
          </table:table-cell>
          <table:table-cell table:style-name="Таблица14.A1" office:value-type="string">
            <text:p text:style-name="P41">Расходы на подготовку и освоение производства</text:p>
          </table:table-cell>
          <table:table-cell table:style-name="Таблица14.A1" office:value-type="string">
            <text:p text:style-name="P40">Р<text:span text:style-name="T21">п.о.</text:span></text:p>
          </table:table-cell>
          <table:table-cell table:style-name="Таблица14.A1" office:value-type="string">
            <text:p text:style-name="P40">333,41</text:p>
          </table:table-cell>
          <table:table-cell table:style-name="Таблица14.E1" office:value-type="string">
            <text:p text:style-name="P40">0,11</text:p>
          </table:table-cell>
        </table:table-row>
        <table:table-row table:style-name="Таблица14.1">
          <table:table-cell table:style-name="Таблица14.D3" office:value-type="float" office:value="8">
            <text:p text:style-name="P41">8</text:p>
          </table:table-cell>
          <table:table-cell table:style-name="Таблица14.A1" office:value-type="string">
            <text:p text:style-name="P41">Износ инструментов и приспособлений целевого назначения</text:p>
          </table:table-cell>
          <table:table-cell table:style-name="Таблица14.A1" office:value-type="string">
            <text:p text:style-name="P40">Р<text:span text:style-name="T21">из.</text:span></text:p>
          </table:table-cell>
          <table:table-cell table:style-name="Таблица14.A1" office:value-type="string">
            <text:p text:style-name="P40">504,66</text:p>
          </table:table-cell>
          <table:table-cell table:style-name="Таблица14.E1" office:value-type="string">
            <text:p text:style-name="P40">0,17</text:p>
          </table:table-cell>
        </table:table-row>
        <table:table-row table:style-name="Таблица14.1">
          <table:table-cell table:style-name="Таблица14.D3" office:value-type="float" office:value="9">
            <text:p text:style-name="P41">9</text:p>
          </table:table-cell>
          <table:table-cell table:style-name="Таблица14.A1" office:value-type="string">
            <text:p text:style-name="P41">Амортизационные отчисления основных производственных фондов</text:p>
          </table:table-cell>
          <table:table-cell table:style-name="Таблица14.A1" office:value-type="string">
            <text:p text:style-name="P40">Р<text:span text:style-name="T21">а</text:span></text:p>
          </table:table-cell>
          <table:table-cell table:style-name="Таблица14.A1" office:value-type="string">
            <text:p text:style-name="P40">394,03</text:p>
          </table:table-cell>
          <table:table-cell table:style-name="Таблица14.E1" office:value-type="string">
            <text:p text:style-name="P40">0,13</text:p>
          </table:table-cell>
        </table:table-row>
        <table:table-row table:style-name="Таблица14.1">
          <table:table-cell table:style-name="Таблица14.D3" office:value-type="float" office:value="10">
            <text:p text:style-name="P41">10</text:p>
          </table:table-cell>
          <table:table-cell table:style-name="Таблица14.A1" office:value-type="string">
            <text:p text:style-name="P41">Общепроизводственные расходы</text:p>
          </table:table-cell>
          <table:table-cell table:style-name="Таблица14.A1" office:value-type="string">
            <text:p text:style-name="P40">Р<text:span text:style-name="T21">оп.</text:span></text:p>
          </table:table-cell>
          <table:table-cell table:style-name="Таблица14.A1" office:value-type="string">
            <text:p text:style-name="P40">2691,53</text:p>
          </table:table-cell>
          <table:table-cell table:style-name="Таблица14.E1" office:value-type="string">
            <text:p text:style-name="P40">0,89</text:p>
          </table:table-cell>
        </table:table-row>
        <table:table-row table:style-name="Таблица14.1">
          <table:table-cell table:style-name="Таблица14.D3" office:value-type="float" office:value="11">
            <text:p text:style-name="P41">11</text:p>
          </table:table-cell>
          <table:table-cell table:style-name="Таблица14.A1" office:value-type="string">
            <text:p text:style-name="P41">Общехозяйственные расходы</text:p>
          </table:table-cell>
          <table:table-cell table:style-name="Таблица14.A1" office:value-type="string">
            <text:p text:style-name="P40">Р<text:span text:style-name="T21">ох.</text:span></text:p>
          </table:table-cell>
          <table:table-cell table:style-name="Таблица14.A1" office:value-type="string">
            <text:p text:style-name="P40">2018,65</text:p>
          </table:table-cell>
          <table:table-cell table:style-name="Таблица14.E1" office:value-type="string">
            <text:p text:style-name="P40">0,67</text:p>
          </table:table-cell>
        </table:table-row>
        <table:table-row table:style-name="Таблица14.1">
          <table:table-cell table:style-name="Таблица14.D3" office:value-type="float" office:value="12">
            <text:p text:style-name="P41">12</text:p>
          </table:table-cell>
          <table:table-cell table:style-name="Таблица14.A1" office:value-type="string">
            <text:p text:style-name="P41">Прочие производственные расходы</text:p>
          </table:table-cell>
          <table:table-cell table:style-name="Таблица14.A1" office:value-type="string">
            <text:p text:style-name="P40">Р<text:span text:style-name="T21">пр</text:span></text:p>
          </table:table-cell>
          <table:table-cell table:style-name="Таблица14.A1" office:value-type="string">
            <text:p text:style-name="P40">230,27</text:p>
          </table:table-cell>
          <table:table-cell table:style-name="Таблица14.E1" office:value-type="string">
            <text:p text:style-name="P40">0,08</text:p>
          </table:table-cell>
        </table:table-row>
        <table:table-row table:style-name="Таблица14.1">
          <table:table-cell table:style-name="Таблица14.A1" office:value-type="string">
            <text:p text:style-name="P41"/>
          </table:table-cell>
          <table:table-cell table:style-name="Таблица14.A1" office:value-type="string">
            <text:p text:style-name="P41">ИТОГО</text:p>
            <text:p text:style-name="P38">производственная с/с</text:p>
          </table:table-cell>
          <table:table-cell table:style-name="Таблица14.A1" office:value-type="string">
            <text:p text:style-name="P40">С<text:span text:style-name="T21">пр</text:span></text:p>
          </table:table-cell>
          <table:table-cell table:style-name="Таблица14.A1" office:value-type="string">
            <text:p text:style-name="P40">23257,11</text:p>
          </table:table-cell>
          <table:table-cell table:style-name="Таблица14.E1" office:value-type="string">
            <text:p text:style-name="P40">7,67</text:p>
          </table:table-cell>
        </table:table-row>
        <table:table-row table:style-name="Таблица14.1">
          <table:table-cell table:style-name="Таблица14.D3" office:value-type="float" office:value="13">
            <text:p text:style-name="P41">13</text:p>
          </table:table-cell>
          <table:table-cell table:style-name="Таблица14.A1" office:value-type="string">
            <text:p text:style-name="P41">Коммерческие расходы</text:p>
          </table:table-cell>
          <table:table-cell table:style-name="Таблица14.A1" office:value-type="string">
            <text:p text:style-name="P40">Р<text:span text:style-name="T21">ком</text:span></text:p>
          </table:table-cell>
          <table:table-cell table:style-name="Таблица14.A1" office:value-type="string">
            <text:p text:style-name="P40">232,57</text:p>
          </table:table-cell>
          <table:table-cell table:style-name="Таблица14.E1" office:value-type="string">
            <text:p text:style-name="P40">0,08</text:p>
          </table:table-cell>
        </table:table-row>
        <table:table-row table:style-name="Таблица14.1">
          <table:table-cell table:style-name="Таблица14.A1" office:value-type="string">
            <text:p text:style-name="P41"/>
          </table:table-cell>
          <table:table-cell table:style-name="Таблица14.A1" office:value-type="string">
            <text:p text:style-name="P41">ИТОГО</text:p>
            <text:p text:style-name="P38">полная с/с</text:p>
          </table:table-cell>
          <table:table-cell table:style-name="Таблица14.A1" office:value-type="string">
            <text:p text:style-name="P40">С<text:span text:style-name="T21">п</text:span></text:p>
          </table:table-cell>
          <table:table-cell table:style-name="Таблица14.A1" office:value-type="string">
            <text:p text:style-name="P40">23489,68</text:p>
          </table:table-cell>
          <table:table-cell table:style-name="Таблица14.E1" office:value-type="string">
            <text:p text:style-name="P40">7,75</text:p>
          </table:table-cell>
        </table:table-row>
        <table:table-row table:style-name="Таблица14.1">
          <table:table-cell table:style-name="Таблица14.D3" office:value-type="float" office:value="14">
            <text:p text:style-name="P41">14</text:p>
          </table:table-cell>
          <table:table-cell table:style-name="Таблица14.A1" office:value-type="string">
            <text:p text:style-name="P41">Нормативная прибыль на единицу продукции</text:p>
          </table:table-cell>
          <table:table-cell table:style-name="Таблица14.A1" office:value-type="string">
            <text:p text:style-name="P40">П<text:span text:style-name="T21">н</text:span></text:p>
          </table:table-cell>
          <table:table-cell table:style-name="Таблица14.D3" office:value-type="float" office:value="7046">
            <text:p text:style-name="P40">7046</text:p>
          </table:table-cell>
          <table:table-cell table:style-name="Таблица14.E3" office:value-type="float" office:value="2.32">
            <text:p text:style-name="P40">2,32</text:p>
          </table:table-cell>
        </table:table-row>
        <table:table-row table:style-name="Таблица14.1">
          <table:table-cell table:style-name="Таблица14.D3" office:value-type="float" office:value="15">
            <text:p text:style-name="P41">15</text:p>
          </table:table-cell>
          <table:table-cell table:style-name="Таблица14.A1" office:value-type="string">
            <text:p text:style-name="P41">Цена предприятия</text:p>
          </table:table-cell>
          <table:table-cell table:style-name="Таблица14.A1" office:value-type="string">
            <text:p text:style-name="P40">Ц<text:span text:style-name="T21">п.</text:span></text:p>
          </table:table-cell>
          <table:table-cell table:style-name="Таблица14.D3" office:value-type="float" office:value="30535">
            <text:p text:style-name="P40">30535</text:p>
          </table:table-cell>
          <table:table-cell table:style-name="Таблица14.E3" office:value-type="float" office:value="10.07">
            <text:p text:style-name="P40">10,07</text:p>
          </table:table-cell>
        </table:table-row>
        <table:table-row table:style-name="Таблица14.1">
          <table:table-cell table:style-name="Таблица14.D3" office:value-type="float" office:value="16">
            <text:p text:style-name="P41">16</text:p>
          </table:table-cell>
          <table:table-cell table:style-name="Таблица14.A1" office:value-type="string">
            <text:p text:style-name="P41">Единый платеж косвенных налогов (2%)</text:p>
          </table:table-cell>
          <table:table-cell table:style-name="Таблица14.A1" office:value-type="string">
            <text:p text:style-name="P40">Р<text:span text:style-name="T21">косв.нал.</text:span></text:p>
          </table:table-cell>
          <table:table-cell table:style-name="Таблица14.D3" office:value-type="float" office:value="916">
            <text:p text:style-name="P40">916</text:p>
          </table:table-cell>
          <table:table-cell table:style-name="Таблица14.E3" office:value-type="float" office:value="0.3">
            <text:p text:style-name="P40">0,3</text:p>
          </table:table-cell>
        </table:table-row>
        <table:table-row table:style-name="Таблица14.1">
          <table:table-cell table:style-name="Таблица14.D3" office:value-type="float" office:value="17">
            <text:p text:style-name="P41">17</text:p>
          </table:table-cell>
          <table:table-cell table:style-name="Таблица14.A1" office:value-type="string">
            <text:p text:style-name="P41">Отпускная цена без учёта НДС</text:p>
          </table:table-cell>
          <table:table-cell table:style-name="Таблица14.A1" office:value-type="string">
            <text:p text:style-name="P40">Ц<text:span text:style-name="T21">оц</text:span></text:p>
          </table:table-cell>
          <table:table-cell table:style-name="Таблица14.D3" office:value-type="float" office:value="31451">
            <text:p text:style-name="P40">31451</text:p>
          </table:table-cell>
          <table:table-cell table:style-name="Таблица14.E3" office:value-type="float" office:value="10.37">
            <text:p text:style-name="P40">10,37</text:p>
          </table:table-cell>
        </table:table-row>
        <table:table-row table:style-name="Таблица14.1">
          <table:table-cell table:style-name="Таблица14.D3" office:value-type="float" office:value="18">
            <text:p text:style-name="P41">18</text:p>
          </table:table-cell>
          <table:table-cell table:style-name="Таблица14.A1" office:value-type="string">
            <text:p text:style-name="P41">НДС (18%)</text:p>
          </table:table-cell>
          <table:table-cell table:style-name="Таблица14.A1" office:value-type="string">
            <text:p text:style-name="P40">Р<text:span text:style-name="T21">ндс</text:span></text:p>
          </table:table-cell>
          <table:table-cell table:style-name="Таблица14.D3" office:value-type="float" office:value="5662">
            <text:p text:style-name="P40">5662</text:p>
          </table:table-cell>
          <table:table-cell table:style-name="Таблица14.E3" office:value-type="float" office:value="1.87">
            <text:p text:style-name="P40">1,87</text:p>
          </table:table-cell>
        </table:table-row>
        <table:table-row table:style-name="Таблица14.1">
          <table:table-cell table:style-name="Таблица14.D3" office:value-type="float" office:value="19">
            <text:p text:style-name="P41">19</text:p>
          </table:table-cell>
          <table:table-cell table:style-name="Таблица14.A1" office:value-type="string">
            <text:p text:style-name="P41">Цена реализации с учётом косвенных налогов</text:p>
          </table:table-cell>
          <table:table-cell table:style-name="Таблица14.A1" office:value-type="string">
            <text:p text:style-name="P40">Ц<text:span text:style-name="T21">р</text:span></text:p>
          </table:table-cell>
          <table:table-cell table:style-name="Таблица14.D3" office:value-type="float" office:value="37113">
            <text:p text:style-name="P40">37113</text:p>
          </table:table-cell>
          <table:table-cell table:style-name="Таблица14.E3" office:value-type="float" office:value="12.24">
            <text:p text:style-name="P40">12,24</text:p>
          </table:table-cell>
        </table:table-row>
      </table:table>
      <text:p text:style-name="P50">Таблица 7.1. Калькуляция себестоимости и отпускной цены единицы продукции.</text:p>
      <text:p text:style-name="P48"/>
      <text:p text:style-name="P48"/>
      <text:h text:style-name="Heading_20_2" text:outline-level="2"/>
      <text:h text:style-name="P98" text:outline-level="2">7.1. Расчёт статьи затрат “Сырьё, материалы и другие материальные ценности за вычетом реализуемых отходов”</text:h>
      <text:p text:style-name="P21"/>
      <text:p text:style-name="P57"><text:tab/>Расчёт этой статьи затрат производится используя следующие данные:</text:p>
      <text:p text:style-name="P63"><text:span text:style-name="T2"><draw:frame draw:style-name="fr2" draw:name="Графический объект47" text:anchor-type="as-char" svg:width="1.058cm" svg:height="0.741cm" draw:z-index="63"><draw:image xlink:href="Pictures/200000150000633800004574A60BCC1F.wmf" xlink:type="simple" xlink:show="embed" xlink:actuate="onLoad"/></draw:frame></text:span><text:span text:style-name="T2"> – норма расхода материала изделия j-го наименования в принятых единицах измерения (килограмм, метр, квадратный метр и т.д.);</text:span></text:p>
      <text:p text:style-name="P63"><text:span text:style-name="T2"><draw:frame draw:style-name="fr2" draw:name="Графический объект48" text:anchor-type="as-char" svg:width="0.988cm" svg:height="0.741cm" draw:z-index="64"><draw:image xlink:href="Pictures/2000001500005C9B00004574889A45D8.wmf" xlink:type="simple" xlink:show="embed" xlink:actuate="onLoad"/></draw:frame></text:span><text:span text:style-name="T2"> – количество реализуемого отхода материала j-го наименования в принятых единицах измерения;</text:span></text:p>
      <text:p text:style-name="P63"><text:span text:style-name="T2"><draw:frame draw:style-name="fr2" draw:name="Графический объект49" text:anchor-type="as-char" svg:width="1.058cm" svg:height="0.741cm" draw:z-index="65"><draw:image xlink:href="Pictures/200000150000633800004574FE627EEC.wmf" xlink:type="simple" xlink:show="embed" xlink:actuate="onLoad"/></draw:frame></text:span><text:span text:style-name="T2">, </text:span><text:span text:style-name="T2"><draw:frame draw:style-name="fr2" draw:name="Графический объект50" text:anchor-type="as-char" svg:width="0.988cm" svg:height="0.741cm" draw:z-index="66"><draw:image xlink:href="Pictures/2000001500005C9B0000457458D93931.wmf" xlink:type="simple" xlink:show="embed" xlink:actuate="onLoad"/></draw:frame></text:span><text:span text:style-name="T2"> – соответственно цены единицы j-го вида материала и j-го вида отходов, у.е.;</text:span></text:p>
      <text:p text:style-name="P63"><text:span text:style-name="T2"><draw:frame draw:style-name="fr2" draw:name="Графический объект51" text:anchor-type="as-char" svg:width="1.023cm" svg:height="0.67cm" draw:z-index="67"><draw:image xlink:href="Pictures/2000001500005FE900003ED7F28B7A54.wmf" xlink:type="simple" xlink:show="embed" xlink:actuate="onLoad"/></draw:frame></text:span><text:span text:style-name="T2"> – коэффициент, учитывающий транспортно-заготовительные расходы при приобретении и доставке материалов (можно принять 1,03-1,05, т.е. 3-5% от цены приобретения).</text:span></text:p>
      <text:p text:style-name="P45"><text:span text:style-name="T41"><draw:frame draw:style-name="fr44" draw:name="Объект51" text:anchor-type="as-char" svg:width="8.502cm" svg:height="0.67cm" draw:z-index="68"><draw:object-ole xlink:href="./Object 50" xlink:type="simple" xlink:show="embed" xlink:actuate="onLoad"/><draw:image xlink:href="./ObjectReplacements/Object 50" xlink:type="simple" xlink:show="embed" xlink:actuate="onLoad"/></draw:frame></text:span><text:span text:style-name="T2"> (у.е.).</text:span></text:p>
      <text:p text:style-name="P45"><text:span text:style-name="T2"><draw:frame draw:style-name="fr45" draw:name="Объект52" text:anchor-type="as-char" svg:width="4.374cm" svg:height="0.6cm" draw:z-index="69"><draw:object-ole xlink:href="./Object 51" xlink:type="simple" xlink:show="embed" xlink:actuate="onLoad"/><draw:image xlink:href="./ObjectReplacements/Object 51" xlink:type="simple" xlink:show="embed" xlink:actuate="onLoad"/></draw:frame></text:span><text:span text:style-name="T2"> (у.е.).</text:span></text:p>
      <text:h text:style-name="Heading_20_2" text:outline-level="2"/>
      <text:h text:style-name="Heading_20_2" text:outline-level="2">7.2. Расчёт статьи затрат “Основная заработная плата основных производственных рабочих”</text:h>
      <text:p text:style-name="P21"/>
      <text:p text:style-name="P45"><text:span text:style-name="T2">В эту статью включаются расходы на оплату труда производственных рабочих, непосредственно связанных с изготовлением продукции, выполнением работ и услуг. Расчет основной заработной платы производственных рабочих на изготовление единицы продукции исходя из: </text:span><text:span text:style-name="T2"><draw:frame draw:style-name="fr4" draw:name="Графический объект53" text:anchor-type="as-char" svg:width="1.27cm" svg:height="0.612cm" draw:z-index="70"><draw:image xlink:href="Pictures/2000000F0000771000004574ECD2DB27.wmf" xlink:type="simple" xlink:show="embed" xlink:actuate="onLoad"/></draw:frame></text:span><text:span text:style-name="T2"> – коэффициент, учитывающий премии по премиальным системам (</text:span><text:span text:style-name="T2"><draw:frame draw:style-name="fr4" draw:name="Графический объект54" text:anchor-type="as-char" svg:width="1.27cm" svg:height="0.6cm" draw:z-index="71"><draw:image xlink:href="Pictures/2000000F0000771000004574ECD2DB27.wmf" xlink:type="simple" xlink:show="embed" xlink:actuate="onLoad"/></draw:frame></text:span><text:span text:style-name="T2">= 1,2-1,4); </text:span><text:span text:style-name="T2"><draw:frame draw:style-name="fr4" draw:name="Графический объект55" text:anchor-type="as-char" svg:width="1.094cm" svg:height="0.6cm" draw:z-index="72"><draw:image xlink:href="Pictures/20000015000066870000457431056176.wmf" xlink:type="simple" xlink:show="embed" xlink:actuate="onLoad"/></draw:frame></text:span><text:span text:style-name="T2"> – норма штучного времени на i-й операции j-го наименования деталей, мин; </text:span><text:span text:style-name="T2"><draw:frame draw:style-name="fr4" draw:name="Графический объект56" text:anchor-type="as-char" svg:width="1.023cm" svg:height="0.563cm" draw:z-index="73"><draw:image xlink:href="Pictures/2000001500005FE9000045743234EA7E.wmf" xlink:type="simple" xlink:show="embed" xlink:actuate="onLoad"/></draw:frame></text:span><text:span text:style-name="T2"> – часовая тарифная ставка, соответствующая разряду работы на i-й операции j-го наименования деталей (прил. 4), у.е.; </text:span><text:span text:style-name="T11">m</text:span><text:span text:style-name="T2"> – количество операций для изготовления одной детали соответствующего разряда.</text:span></text:p>
      <text:p text:style-name="P48"><draw:frame draw:style-name="fr2" draw:name="Графический объект52" text:anchor-type="as-char" svg:width="5.221cm" svg:height="1.515cm" draw:z-index="74"><draw:image xlink:href="Pictures/200000380001E97B00008E3797F5FBB8.wmf" xlink:type="simple" xlink:show="embed" xlink:actuate="onLoad"/></draw:frame></text:p>
      <text:p text:style-name="P48">Результаты расчета затрат по статье «Основная заработная плата основных производственных рабочих» представлены в таблице 7.2.</text:p>
      <text:p text:style-name="P50"><text:s text:c="60"/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 table:number-columns-repeated="2"/>
        <table:table-column table:style-name="Таблица15.E"/>
        <table:table-column table:style-name="Таблица15.F"/>
        <table:table-row table:style-name="Таблица15.1">
          <table:table-cell table:style-name="Таблица15.A1" table:number-rows-spanned="2" office:value-type="string">
            <text:p text:style-name="P4"/>
            <text:p text:style-name="P3">Наименование операций</text:p>
          </table:table-cell>
          <table:table-cell table:style-name="Таблица15.A1" table:number-rows-spanned="2" office:value-type="string">
            <text:p text:style-name="P4"/>
            <text:p text:style-name="P3">Разряд работ</text:p>
          </table:table-cell>
          <table:table-cell table:style-name="Таблица15.A1" table:number-columns-spanned="2" office:value-type="string">
            <text:p text:style-name="P35"><text:span text:style-name="T2">Норма времени </text:span><text:span text:style-name="T2"><draw:frame draw:style-name="fr2" draw:name="Графический объект57" text:anchor-type="as-char" svg:width="0.635cm" svg:height="0.67cm" draw:z-index="75"><draw:image xlink:href="Pictures/2000001000003B8800003ED721AE4EA9.wmf" xlink:type="simple" xlink:show="embed" xlink:actuate="onLoad"/></draw:frame></text:span></text:p>
          </table:table-cell>
          <table:covered-table-cell/>
          <table:table-cell table:style-name="Таблица15.A1" table:number-rows-spanned="2" office:value-type="string">
            <text:p text:style-name="P4">Часовая тарифная ставка, у.е.</text:p>
          </table:table-cell>
          <table:table-cell table:style-name="Таблица15.F1" table:number-rows-spanned="2" office:value-type="string">
            <text:p text:style-name="P4">Сумма заработной платы, у.е.</text:p>
          </table:table-cell>
        </table:table-row>
        <table:table-row table:style-name="Таблица15.1">
          <table:covered-table-cell/>
          <table:covered-table-cell/>
          <table:table-cell table:style-name="Таблица15.A1" office:value-type="string">
            <text:p text:style-name="P4">Мин.</text:p>
          </table:table-cell>
          <table:table-cell table:style-name="Таблица15.A1" office:value-type="string">
            <text:p text:style-name="P4">часы</text:p>
          </table:table-cell>
          <table:covered-table-cell/>
          <table:covered-table-cell/>
        </table:table-row>
        <table:table-row table:style-name="Таблица15.3">
          <table:table-cell table:style-name="Таблица15.A1" office:value-type="string">
            <text:p text:style-name="P6">1.Фрезерная</text:p>
          </table:table-cell>
          <table:table-cell table:style-name="Таблица15.A1" office:value-type="string">
            <text:p text:style-name="P4">3</text:p>
          </table:table-cell>
          <table:table-cell table:style-name="Таблица15.A1" office:value-type="string">
            <text:p text:style-name="P35"><text:span text:style-name="T5">4</text:span><text:span text:style-name="T2">,8</text:span></text:p>
          </table:table-cell>
          <table:table-cell table:style-name="Таблица15.A1" office:value-type="string">
            <text:p text:style-name="P4">0,08</text:p>
          </table:table-cell>
          <table:table-cell table:style-name="Таблица15.A1" office:value-type="string">
            <text:p text:style-name="P4">0,891</text:p>
          </table:table-cell>
          <table:table-cell table:style-name="Таблица15.F1" office:value-type="string">
            <text:p text:style-name="P4">0,07</text:p>
          </table:table-cell>
        </table:table-row>
        <table:table-row table:style-name="Таблица15.3">
          <table:table-cell table:style-name="Таблица15.A1" office:value-type="string">
            <text:p text:style-name="P6">2.Шлифовальная</text:p>
          </table:table-cell>
          <table:table-cell table:style-name="Таблица15.A1" office:value-type="string">
            <text:p text:style-name="P4">4</text:p>
          </table:table-cell>
          <table:table-cell table:style-name="Таблица15.A1" office:value-type="string">
            <text:p text:style-name="P4">9,2</text:p>
          </table:table-cell>
          <table:table-cell table:style-name="Таблица15.A1" office:value-type="string">
            <text:p text:style-name="P4">0,15</text:p>
          </table:table-cell>
          <table:table-cell table:style-name="Таблица15.A1" office:value-type="string">
            <text:p text:style-name="P4">1,042</text:p>
          </table:table-cell>
          <table:table-cell table:style-name="Таблица15.F1" office:value-type="string">
            <text:p text:style-name="P4">0,16</text:p>
          </table:table-cell>
        </table:table-row>
        <table:table-row table:style-name="Таблица15.3">
          <table:table-cell table:style-name="Таблица15.A1" office:value-type="string">
            <text:p text:style-name="P6">3.Слесарная</text:p>
          </table:table-cell>
          <table:table-cell table:style-name="Таблица15.A1" office:value-type="string">
            <text:p text:style-name="P4">3</text:p>
          </table:table-cell>
          <table:table-cell table:style-name="Таблица15.A1" office:value-type="string">
            <text:p text:style-name="P4">9,0</text:p>
          </table:table-cell>
          <table:table-cell table:style-name="Таблица15.A1" office:value-type="string">
            <text:p text:style-name="P4">0,15</text:p>
          </table:table-cell>
          <table:table-cell table:style-name="Таблица15.A1" office:value-type="string">
            <text:p text:style-name="P4">0,891</text:p>
          </table:table-cell>
          <table:table-cell table:style-name="Таблица15.F1" office:value-type="string">
            <text:p text:style-name="P4">0,13</text:p>
          </table:table-cell>
        </table:table-row>
        <table:table-row table:style-name="Таблица15.3">
          <table:table-cell table:style-name="Таблица15.A1" office:value-type="string">
            <text:p text:style-name="P6">4.Токарная</text:p>
          </table:table-cell>
          <table:table-cell table:style-name="Таблица15.A1" office:value-type="string">
            <text:p text:style-name="P4">4</text:p>
          </table:table-cell>
          <table:table-cell table:style-name="Таблица15.A1" office:value-type="string">
            <text:p text:style-name="P4">4,4</text:p>
          </table:table-cell>
          <table:table-cell table:style-name="Таблица15.A1" office:value-type="string">
            <text:p text:style-name="P4">0,07</text:p>
          </table:table-cell>
          <table:table-cell table:style-name="Таблица15.A1" office:value-type="string">
            <text:p text:style-name="P4">1,042</text:p>
          </table:table-cell>
          <table:table-cell table:style-name="Таблица15.F1" office:value-type="string">
            <text:p text:style-name="P4">0,07</text:p>
          </table:table-cell>
        </table:table-row>
        <text:soft-page-break/>
        <table:table-row table:style-name="Таблица15.3">
          <table:table-cell table:style-name="Таблица15.A1" office:value-type="string">
            <text:p text:style-name="P6">5.Фрезерная</text:p>
          </table:table-cell>
          <table:table-cell table:style-name="Таблица15.A1" office:value-type="string">
            <text:p text:style-name="P4">4</text:p>
          </table:table-cell>
          <table:table-cell table:style-name="Таблица15.A1" office:value-type="string">
            <text:p text:style-name="P4">6,0</text:p>
          </table:table-cell>
          <table:table-cell table:style-name="Таблица15.A1" office:value-type="string">
            <text:p text:style-name="P4">0,10</text:p>
          </table:table-cell>
          <table:table-cell table:style-name="Таблица15.A1" office:value-type="string">
            <text:p text:style-name="P4">1,042</text:p>
          </table:table-cell>
          <table:table-cell table:style-name="Таблица15.F1" office:value-type="string">
            <text:p text:style-name="P4">0,10</text:p>
          </table:table-cell>
        </table:table-row>
        <table:table-row table:style-name="Таблица15.3">
          <table:table-cell table:style-name="Таблица15.A1" office:value-type="string">
            <text:p text:style-name="P6">6.Слесарная</text:p>
          </table:table-cell>
          <table:table-cell table:style-name="Таблица15.A1" office:value-type="string">
            <text:p text:style-name="P4">3</text:p>
          </table:table-cell>
          <table:table-cell table:style-name="Таблица15.A1" office:value-type="string">
            <text:p text:style-name="P4">5,6</text:p>
          </table:table-cell>
          <table:table-cell table:style-name="Таблица15.A1" office:value-type="string">
            <text:p text:style-name="P4">0,09</text:p>
          </table:table-cell>
          <table:table-cell table:style-name="Таблица15.A1" office:value-type="string">
            <text:p text:style-name="P4">0,891</text:p>
          </table:table-cell>
          <table:table-cell table:style-name="Таблица15.F1" office:value-type="string">
            <text:p text:style-name="P4">0,08</text:p>
          </table:table-cell>
        </table:table-row>
        <table:table-row table:style-name="Таблица15.3">
          <table:table-cell table:style-name="Таблица15.A1" office:value-type="string">
            <text:p text:style-name="P6">7.Сверлильная</text:p>
          </table:table-cell>
          <table:table-cell table:style-name="Таблица15.A1" office:value-type="string">
            <text:p text:style-name="P4">3</text:p>
          </table:table-cell>
          <table:table-cell table:style-name="Таблица15.A1" office:value-type="string">
            <text:p text:style-name="P4">7,0</text:p>
          </table:table-cell>
          <table:table-cell table:style-name="Таблица15.A1" office:value-type="string">
            <text:p text:style-name="P4">0,12</text:p>
          </table:table-cell>
          <table:table-cell table:style-name="Таблица15.A1" office:value-type="string">
            <text:p text:style-name="P4">0,891</text:p>
          </table:table-cell>
          <table:table-cell table:style-name="Таблица15.F1" office:value-type="string">
            <text:p text:style-name="P4">0,10</text:p>
          </table:table-cell>
        </table:table-row>
        <table:table-row table:style-name="Таблица15.3">
          <table:table-cell table:style-name="Таблица15.A1" office:value-type="string">
            <text:p text:style-name="P6">8.Токарная</text:p>
          </table:table-cell>
          <table:table-cell table:style-name="Таблица15.A1" office:value-type="string">
            <text:p text:style-name="P4">4</text:p>
          </table:table-cell>
          <table:table-cell table:style-name="Таблица15.A1" office:value-type="string">
            <text:p text:style-name="P4">8,0</text:p>
          </table:table-cell>
          <table:table-cell table:style-name="Таблица15.A1" office:value-type="string">
            <text:p text:style-name="P4">0,13</text:p>
          </table:table-cell>
          <table:table-cell table:style-name="Таблица15.A1" office:value-type="string">
            <text:p text:style-name="P4">1,042</text:p>
          </table:table-cell>
          <table:table-cell table:style-name="Таблица15.F1" office:value-type="string">
            <text:p text:style-name="P4">0,14</text:p>
          </table:table-cell>
        </table:table-row>
        <table:table-row table:style-name="Таблица15.3">
          <table:table-cell table:style-name="Таблица15.A1" table:number-columns-spanned="5" office:value-type="string">
            <text:p text:style-name="P6">Итого прямой фонд заработной платы</text:p>
          </table:table-cell>
          <table:covered-table-cell/>
          <table:covered-table-cell/>
          <table:covered-table-cell/>
          <table:covered-table-cell/>
          <table:table-cell table:style-name="Таблица15.F1" office:value-type="string">
            <text:p text:style-name="P4">0,85</text:p>
          </table:table-cell>
        </table:table-row>
        <table:table-row table:style-name="Таблица15.3">
          <table:table-cell table:style-name="Таблица15.A1" table:number-columns-spanned="5" office:value-type="string">
            <text:p text:style-name="P6">Премии за выполнение плана, 30%</text:p>
          </table:table-cell>
          <table:covered-table-cell/>
          <table:covered-table-cell/>
          <table:covered-table-cell/>
          <table:covered-table-cell/>
          <table:table-cell table:style-name="Таблица15.F1" office:value-type="string">
            <text:p text:style-name="P4">0,26</text:p>
          </table:table-cell>
        </table:table-row>
        <table:table-row table:style-name="Таблица15.3">
          <table:table-cell table:style-name="Таблица15.A1" table:number-columns-spanned="5" office:value-type="string">
            <text:p text:style-name="P6">Всего заработная плата</text:p>
          </table:table-cell>
          <table:covered-table-cell/>
          <table:covered-table-cell/>
          <table:covered-table-cell/>
          <table:covered-table-cell/>
          <table:table-cell table:style-name="Таблица15.F1" office:value-type="string">
            <text:p text:style-name="P4">1,11</text:p>
          </table:table-cell>
        </table:table-row>
      </table:table>
      <text:p text:style-name="P50">Таблица 7.2. Расчёт заработной платы производственных рабочих-сдельщиков.</text:p>
      <text:p text:style-name="P48">Рз.о. = 1.11 * 3035 = 3364.41 (у.е.).</text:p>
      <text:p text:style-name="P48"/>
      <text:h text:style-name="Heading_20_2" text:outline-level="2">7.3. Расчёт статьи затрат “Дополнительная заработная плата основных производственных рабочих”</text:h>
      <text:p text:style-name="P48"/>
      <text:p text:style-name="P45"><text:span text:style-name="T2">Дополнительная заработная включает выплаты, предусмотренные законодательством о труде и положениями по оплате труда на предприятии. Сюда входят выплаты за непроработанное на производстве время: оплата очередных и дополнительных отпусков, оплата учебных отпусков, выполнение государственных обязанностей, единовременные вознаграждения за выслугу лет. Процент дополнительной заработной платы производственных рабочих (</text:span><text:span text:style-name="T2"><draw:frame draw:style-name="fr2" draw:name="Графический объект60" text:anchor-type="as-char" svg:width="0.988cm" svg:height="0.473cm" draw:z-index="76"><draw:image xlink:href="Pictures/2000001500005C9B00003ED7118A233F.wmf" xlink:type="simple" xlink:show="embed" xlink:actuate="onLoad"/></draw:frame></text:span><text:span text:style-name="T2">= 20 - 40%).</text:span></text:p>
      <text:p text:style-name="P36"><text:span text:style-name="T5"><text:tab/></text:span><text:span text:style-name="T5"><draw:frame draw:style-name="fr46" draw:name="Объект54" text:anchor-type="as-char" svg:width="3.81cm" svg:height="1.094cm" draw:z-index="77"><draw:object-ole xlink:href="./Object 52" xlink:type="simple" xlink:show="embed" xlink:actuate="onLoad"/><draw:image xlink:href="./ObjectReplacements/Object 52" xlink:type="simple" xlink:show="embed" xlink:actuate="onLoad"/></draw:frame></text:span><text:span text:style-name="T2">(у.е.) <text:s text:c="15"/></text:span></text:p>
      <text:p text:style-name="P36"><text:span text:style-name="T2"><text:tab/>Рзд = 0.33 * 3035 = 1000.23</text:span><text:span text:style-name="T5"> </text:span><text:span text:style-name="T2">(у.е.)</text:span></text:p>
      <text:p text:style-name="P48"/>
      <text:h text:style-name="Heading_20_2" text:outline-level="2">7.4. Расчёт статьи затрат “Основная и дополнительная заработная плата прочего ППП”</text:h>
      <text:p text:style-name="P21"/>
      <text:p text:style-name="P48">Для вспомогательных рабочих расчет производится по формуле:</text:p>
      <text:p text:style-name="P46"><text:span text:style-name="T2"><draw:frame draw:style-name="fr2" draw:name="Графический объект61" text:anchor-type="as-char" svg:width="4.974cm" svg:height="1.199cm" draw:z-index="78"><draw:image xlink:href="Pictures/200000480001D254000070734F86C601.wmf" xlink:type="simple" xlink:show="embed" xlink:actuate="onLoad"/></draw:frame></text:span><text:span text:style-name="T2">,у.е.</text:span></text:p>
      <text:p text:style-name="P45"><text:span text:style-name="T2">где, </text:span><text:span text:style-name="T2"><draw:frame draw:style-name="fr2" draw:name="Графический объект62" text:anchor-type="as-char" svg:width="0.776cm" svg:height="0.635cm" draw:z-index="79"><draw:image xlink:href="Pictures/20000015000048C300003B882CCA4763.wmf" xlink:type="simple" xlink:show="embed" xlink:actuate="onLoad"/></draw:frame></text:span><text:span text:style-name="T2"> - коэффициент, учитывающий размер дополнительной заработной платы;</text:span></text:p>
      <text:p text:style-name="P45"><text:span text:style-name="T2"><draw:frame draw:style-name="fr2" draw:name="Графический объект63" text:anchor-type="as-char" svg:width="0.776cm" svg:height="0.67cm" draw:z-index="80"><draw:image xlink:href="Pictures/20000015000048C300003ED7BE9A12B1.wmf" xlink:type="simple" xlink:show="embed" xlink:actuate="onLoad"/></draw:frame></text:span><text:span text:style-name="T2"> - численность вспомогательных рабочих i-го разряда, чел;</text:span></text:p>
      <text:p text:style-name="P45"><text:span text:style-name="T2"><draw:frame draw:style-name="fr2" draw:name="Графический объект64" text:anchor-type="as-char" svg:width="0.635cm" svg:height="0.67cm" draw:z-index="81"><draw:image xlink:href="Pictures/2000001000003B8800003ED70A7C40FB.wmf" xlink:type="simple" xlink:show="embed" xlink:actuate="onLoad"/></draw:frame></text:span><text:span text:style-name="T2"> - эффективный фонд одного рабочего за плановый период, ч;</text:span></text:p>
      <text:p text:style-name="P45"><text:span text:style-name="T2"><draw:frame draw:style-name="fr2" draw:name="Графический объект65" text:anchor-type="as-char" svg:width="0.67cm" svg:height="0.635cm" draw:z-index="82"><draw:image xlink:href="Pictures/2000000F00003ED700003B88143561EF.wmf" xlink:type="simple" xlink:show="embed" xlink:actuate="onLoad"/></draw:frame></text:span><text:span text:style-name="T2"> - часовая тарифная ставка рабочего i-го разряда по повременной оплате труда, у.е.</text:span></text:p>
      <text:p text:style-name="P48">Произведем расчет заработной платы прочего ППП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 table:style-name="Таблица16.1">
          <table:table-cell table:style-name="Таблица16.A1" office:value-type="string">
            <text:p text:style-name="P4"/>
            <text:p text:style-name="P3">Категория рабочих</text:p>
          </table:table-cell>
          <table:table-cell table:style-name="Таблица16.A1" office:value-type="string">
            <text:p text:style-name="P4"/>
            <text:p text:style-name="P3">Разряд</text:p>
          </table:table-cell>
          <table:table-cell table:style-name="Таблица16.A1" office:value-type="string">
            <text:p text:style-name="P4">Количество человек</text:p>
          </table:table-cell>
          <table:table-cell table:style-name="Таблица16.A1" office:value-type="string">
            <text:p text:style-name="P4">Часовая тарифная ставка</text:p>
          </table:table-cell>
          <table:table-cell table:style-name="Таблица16.E1" office:value-type="string">
            <text:p text:style-name="P4">Сумма заработной платы, у.е.</text:p>
          </table:table-cell>
        </table:table-row>
        <table:table-row table:style-name="Таблица16.1">
          <table:table-cell table:style-name="Таблица16.A1" office:value-type="string">
            <text:p text:style-name="P6">1.Настройщики инструмента</text:p>
          </table:table-cell>
          <table:table-cell table:style-name="Таблица16.A1" office:value-type="string">
            <text:p text:style-name="P4">V</text:p>
          </table:table-cell>
          <table:table-cell table:style-name="Таблица16.A1" office:value-type="string">
            <text:p text:style-name="P4">2</text:p>
          </table:table-cell>
          <table:table-cell table:style-name="Таблица16.A1" office:value-type="string">
            <text:p text:style-name="P4">1,127</text:p>
          </table:table-cell>
          <table:table-cell table:style-name="Таблица16.E1" office:value-type="string">
            <text:p text:style-name="P4">2,25</text:p>
          </table:table-cell>
        </table:table-row>
        <table:table-row table:style-name="Таблица16.1">
          <table:table-cell table:style-name="Таблица16.A1" office:value-type="string">
            <text:p text:style-name="P6">2.Транспортные рабочие</text:p>
          </table:table-cell>
          <table:table-cell table:style-name="Таблица16.A1" office:value-type="string">
            <text:p text:style-name="P4">Ш</text:p>
          </table:table-cell>
          <table:table-cell table:style-name="Таблица16.A1" office:value-type="string">
            <text:p text:style-name="P4">1</text:p>
          </table:table-cell>
          <table:table-cell table:style-name="Таблица16.A1" office:value-type="string">
            <text:p text:style-name="P4">0,834</text:p>
          </table:table-cell>
          <table:table-cell table:style-name="Таблица16.E1" office:value-type="string">
            <text:p text:style-name="P4">0,83</text:p>
          </table:table-cell>
        </table:table-row>
        <table:table-row table:style-name="Таблица16.1">
          <table:table-cell table:style-name="Таблица16.A1" office:value-type="string">
            <text:p text:style-name="P6">3.Ремонтные рабочие</text:p>
          </table:table-cell>
          <table:table-cell table:style-name="Таблица16.A1" office:value-type="string">
            <text:p text:style-name="P4">V</text:p>
          </table:table-cell>
          <table:table-cell table:style-name="Таблица16.A1" office:value-type="string">
            <text:p text:style-name="P4">4</text:p>
          </table:table-cell>
          <table:table-cell table:style-name="Таблица16.A1" office:value-type="string">
            <text:p text:style-name="P4">1,127</text:p>
          </table:table-cell>
          <table:table-cell table:style-name="Таблица16.E1" office:value-type="string">
            <text:p text:style-name="P4">4,51</text:p>
          </table:table-cell>
        </table:table-row>
        <table:table-row table:style-name="Таблица16.1">
          <table:table-cell table:style-name="Таблица16.A1" office:value-type="string">
            <text:p text:style-name="P6">4.Рабочие по межремонтному обслуживанию</text:p>
          </table:table-cell>
          <table:table-cell table:style-name="Таблица16.A1" office:value-type="string">
            <text:p text:style-name="P4">IV</text:p>
          </table:table-cell>
          <table:table-cell table:style-name="Таблица16.A1" office:value-type="string">
            <text:p text:style-name="P4">4</text:p>
          </table:table-cell>
          <table:table-cell table:style-name="Таблица16.A1" office:value-type="string">
            <text:p text:style-name="P4">0,971</text:p>
          </table:table-cell>
          <table:table-cell table:style-name="Таблица16.E1" office:value-type="string">
            <text:p text:style-name="P4">3,88</text:p>
          </table:table-cell>
        </table:table-row>
        <table:table-row table:style-name="Таблица16.6">
          <table:table-cell table:style-name="Таблица16.A1" office:value-type="string">
            <text:p text:style-name="P6">5.Контролеры</text:p>
          </table:table-cell>
          <table:table-cell table:style-name="Таблица16.A1" office:value-type="string">
            <text:p text:style-name="P4">V</text:p>
          </table:table-cell>
          <table:table-cell table:style-name="Таблица16.A1" office:value-type="string">
            <text:p text:style-name="P4">2</text:p>
          </table:table-cell>
          <table:table-cell table:style-name="Таблица16.A1" office:value-type="string">
            <text:p text:style-name="P4">1,127</text:p>
          </table:table-cell>
          <table:table-cell table:style-name="Таблица16.E1" office:value-type="string">
            <text:p text:style-name="P4">2,25</text:p>
          </table:table-cell>
        </table:table-row>
        <table:table-row table:style-name="Таблица16.7">
          <table:table-cell table:style-name="Таблица16.A1" office:value-type="string">
            <text:p text:style-name="P6">6.Комплектовщики и кладовщики</text:p>
          </table:table-cell>
          <table:table-cell table:style-name="Таблица16.A1" office:value-type="string">
            <text:p text:style-name="P4">I</text:p>
            <text:p text:style-name="P3"/>
          </table:table-cell>
          <table:table-cell table:style-name="Таблица16.A1" office:value-type="string">
            <text:p text:style-name="P4">2</text:p>
          </table:table-cell>
          <table:table-cell table:style-name="Таблица16.A1" office:value-type="string">
            <text:p text:style-name="P4">0,697</text:p>
          </table:table-cell>
          <table:table-cell table:style-name="Таблица16.E1" office:value-type="string">
            <text:p text:style-name="P4">1,39</text:p>
          </table:table-cell>
        </table:table-row>
        <table:table-row table:style-name="Таблица16.1">
          <table:table-cell table:style-name="Таблица16.A1" office:value-type="string">
            <text:p text:style-name="P6">7.Уборщики</text:p>
          </table:table-cell>
          <table:table-cell table:style-name="Таблица16.A1" office:value-type="string">
            <text:p text:style-name="P4">I</text:p>
          </table:table-cell>
          <table:table-cell table:style-name="Таблица16.A1" office:value-type="string">
            <text:p text:style-name="P4">2</text:p>
          </table:table-cell>
          <table:table-cell table:style-name="Таблица16.A1" office:value-type="string">
            <text:p text:style-name="P4">0,697</text:p>
          </table:table-cell>
          <table:table-cell table:style-name="Таблица16.E1" office:value-type="string">
            <text:p text:style-name="P4">1,39</text:p>
          </table:table-cell>
        </table:table-row>
        <table:table-row table:style-name="Таблица16.1">
          <table:table-cell table:style-name="Таблица16.A1" office:value-type="string">
            <text:p text:style-name="P6">8.Подсобные и прочие вспомогательные рабочие</text:p>
          </table:table-cell>
          <table:table-cell table:style-name="Таблица16.A1" office:value-type="string">
            <text:p text:style-name="P4">I</text:p>
            <text:p text:style-name="P3"/>
          </table:table-cell>
          <table:table-cell table:style-name="Таблица16.A1" office:value-type="string">
            <text:p text:style-name="P4">1</text:p>
          </table:table-cell>
          <table:table-cell table:style-name="Таблица16.A1" office:value-type="string">
            <text:p text:style-name="P4">0,697</text:p>
          </table:table-cell>
          <table:table-cell table:style-name="Таблица16.E1" office:value-type="string">
            <text:p text:style-name="P4">0,69</text:p>
          </table:table-cell>
        </table:table-row>
        <table:table-row table:style-name="Таблица16.1">
          <table:table-cell table:style-name="Таблица16.A1" table:number-columns-spanned="4" office:value-type="string">
            <text:p text:style-name="P6">Итого дополнительная заработная плата</text:p>
          </table:table-cell>
          <table:covered-table-cell/>
          <table:covered-table-cell/>
          <table:covered-table-cell/>
          <table:table-cell table:style-name="Таблица16.E1" office:value-type="string">
            <text:p text:style-name="P4">17,19</text:p>
          </table:table-cell>
        </table:table-row>
        <table:table-row table:style-name="Таблица16.1">
          <table:table-cell table:style-name="Таблица16.A1" table:number-columns-spanned="4" office:value-type="string">
            <text:p text:style-name="P6">Коэффициент учитывающий размер дополнительной заработной платы (30%)</text:p>
          </table:table-cell>
          <table:covered-table-cell/>
          <table:covered-table-cell/>
          <table:covered-table-cell/>
          <table:table-cell table:style-name="Таблица16.E1" office:value-type="string">
            <text:p text:style-name="P4">5,16</text:p>
          </table:table-cell>
        </table:table-row>
        <table:table-row table:style-name="Таблица16.1">
          <table:table-cell table:style-name="Таблица16.A1" table:number-columns-spanned="4" office:value-type="string">
            <text:p text:style-name="P6">Всего дополнительная заработная плата</text:p>
          </table:table-cell>
          <table:covered-table-cell/>
          <table:covered-table-cell/>
          <table:covered-table-cell/>
          <table:table-cell table:style-name="Таблица16.E1" office:value-type="string">
            <text:p text:style-name="P4">22,35</text:p>
          </table:table-cell>
        </table:table-row>
        <table:table-row table:style-name="Таблица16.1">
          <table:table-cell table:style-name="Таблица16.A1" table:number-columns-spanned="4" office:value-type="string">
            <text:p text:style-name="P37"><text:span text:style-name="T2">Итого дополнительная заработная плата с учетом </text:span><text:span text:style-name="T2"><draw:frame draw:style-name="fr2" draw:name="Графический объект66" text:anchor-type="as-char" svg:width="0.635cm" svg:height="0.67cm" draw:z-index="83"><draw:image xlink:href="Pictures/2000001000003B8800003ED741BDC30D.wmf" xlink:type="simple" xlink:show="embed" xlink:actuate="onLoad"/></draw:frame></text:span></text:p>
          </table:table-cell>
          <table:covered-table-cell/>
          <table:covered-table-cell/>
          <table:covered-table-cell/>
          <table:table-cell table:style-name="Таблица16.E1" office:value-type="string">
            <text:p text:style-name="P4">3815,59</text:p>
          </table:table-cell>
        </table:table-row>
      </table:table>
      <text:p text:style-name="P50"><text:s/>Таблица 7.3. Заработная плата прочего ППП</text:p>
      <text:p text:style-name="P48"/>
      <text:p text:style-name="P48">Эффективный фонд времени одного рабочего равен:</text:p>
      <text:p text:style-name="P45"><text:span text:style-name="T2"><draw:frame draw:style-name="fr2" draw:name="Графический объект67" text:anchor-type="as-char" svg:width="0.635cm" svg:height="0.67cm" draw:z-index="84"><draw:image xlink:href="Pictures/2000001000003B8800003ED741BDC30D.wmf" xlink:type="simple" xlink:show="embed" xlink:actuate="onLoad"/></draw:frame></text:span><text:span text:style-name="T2">=22*8*0,97=170,72 (ч.).</text:span></text:p>
      <text:p text:style-name="P48">Расчет основной и дополнительной заработной платы ИТР и управленческого персонала производится из расчёта, что месячный должностной оклад работника на i-й должности, примем в размере 200 у.е.; <text:s/>коэффициент, учитывающий премиальную надбавку к окладу равен 1,5. Тогда:</text:p>
      <text:p text:style-name="P45"><text:span text:style-name="T5"><draw:frame draw:style-name="fr47" draw:name="Объект56" text:anchor-type="as-char" svg:width="4.092cm" svg:height="0.635cm" draw:z-index="85"><draw:object-ole xlink:href="./Object 53" xlink:type="simple" xlink:show="embed" xlink:actuate="onLoad"/><draw:image xlink:href="./ObjectReplacements/Object 53" xlink:type="simple" xlink:show="embed" xlink:actuate="onLoad"/></draw:frame></text:span><text:span text:style-name="T2"> (у.е.)</text:span></text:p>
      <text:p text:style-name="P48">Размер основной и дополнительной заработной платы прочего ППП определяется по формуле: </text:p>
      <text:p text:style-name="P45"><text:span text:style-name="T5"><draw:frame draw:style-name="fr48" draw:name="Объект57" text:anchor-type="as-char" svg:width="5.715cm" svg:height="0.635cm" draw:z-index="86"><draw:object-ole xlink:href="./Object 54" xlink:type="simple" xlink:show="embed" xlink:actuate="onLoad"/><draw:image xlink:href="./ObjectReplacements/Object 54" xlink:type="simple" xlink:show="embed" xlink:actuate="onLoad"/></draw:frame></text:span><text:span text:style-name="T2"> (у.е.).</text:span></text:p>
      <text:p text:style-name="P48">Чтобы определить размер основной и дополнительной заработной платы, приходящейся на единицу изделия, необходимо определить коэффициент соотношения:</text:p>
      <text:p text:style-name="P59"><draw:frame draw:style-name="fr49" draw:name="Объект58" text:anchor-type="as-char" svg:width="3.775cm" svg:height="1.164cm" draw:z-index="87"><draw:object-ole xlink:href="./Object 55" xlink:type="simple" xlink:show="embed" xlink:actuate="onLoad"/><draw:image xlink:href="./ObjectReplacements/Object 55" xlink:type="simple" xlink:show="embed" xlink:actuate="onLoad"/></draw:frame></text:p>
      <text:p text:style-name="P45"><text:span text:style-name="T2">Расчитаем основную и дополнительную заработную плату, </text:span><text:soft-page-break/><text:span text:style-name="T2">приходящуюся на единицу изделия: </text:span><text:span text:style-name="T2"><draw:frame draw:style-name="fr50" draw:name="Объект59" text:anchor-type="as-char" svg:width="4.27cm" svg:height="0.672cm" draw:z-index="88"><draw:object-ole xlink:href="./Object 56" xlink:type="simple" xlink:show="embed" xlink:actuate="onLoad"/><draw:image xlink:href="./ObjectReplacements/Object 56" xlink:type="simple" xlink:show="embed" xlink:actuate="onLoad"/></draw:frame></text:span><text:span text:style-name="T2"> (у.е.).</text:span></text:p>
      <text:h text:style-name="Heading_20_2" text:outline-level="2"/>
      <text:p text:style-name="Standard"/>
      <text:h text:style-name="Heading_20_2" text:outline-level="2">7.5. Расчёт статьи затрат “Отчисления в государственный фонд социальной защиты населения РБ”</text:h>
      <text:p text:style-name="P48"/>
      <text:p text:style-name="P45"><text:span text:style-name="T2">Отчисления в фонд социальной защиты населения РБ производится со всех сумм выплат работающих в размере установленного норматива (</text:span><text:span text:style-name="T11">Н</text:span><text:span text:style-name="T22">с.з.</text:span><text:span text:style-name="T11"> = 35%</text:span><text:span text:style-name="T2">). Расчёт этого показателя производится по формуле: <text:tab/></text:span></text:p>
      <text:p text:style-name="P46"><text:span text:style-name="T11"/></text:p>
      <text:p text:style-name="P46"><text:span text:style-name="T11"><draw:frame draw:style-name="fr2" draw:name="Графический объект76" text:anchor-type="as-char" svg:width="6.668cm" svg:height="1.27cm" draw:z-index="89"><draw:image xlink:href="Pictures/2000003A00027114000077107D9661A7.wmf" xlink:type="simple" xlink:show="embed" xlink:actuate="onLoad"/></draw:frame></text:span><text:span text:style-name="T2">, у.е. </text:span></text:p>
      <text:p text:style-name="P57">Таким образом</text:p>
      <text:p text:style-name="P66"><text:span text:style-name="T1"><draw:frame draw:style-name="fr51" draw:name="Объект60" text:anchor-type="as-char" svg:width="8.747cm" svg:height="1.094cm" draw:z-index="90"><draw:object-ole xlink:href="./Object 57" xlink:type="simple" xlink:show="embed" xlink:actuate="onLoad"/><draw:image xlink:href="./ObjectReplacements/Object 57" xlink:type="simple" xlink:show="embed" xlink:actuate="onLoad"/></draw:frame></text:span><text:span text:style-name="T1">(у.е.)</text:span></text:p>
      <text:p text:style-name="P66"><text:span text:style-name="T1"><draw:frame draw:style-name="fr52" draw:name="Объект61" text:anchor-type="as-char" svg:width="3.986cm" svg:height="1.094cm" draw:z-index="91"><draw:object-ole xlink:href="./Object 58" xlink:type="simple" xlink:show="embed" xlink:actuate="onLoad"/><draw:image xlink:href="./ObjectReplacements/Object 58" xlink:type="simple" xlink:show="embed" xlink:actuate="onLoad"/></draw:frame></text:span><text:span text:style-name="T1">(у.е.)</text:span></text:p>
      <text:h text:style-name="Heading_20_2" text:outline-level="2"><text:span text:style-name="T2"/></text:h>
      <text:p text:style-name="P48"/>
      <text:h text:style-name="Heading_20_2" text:outline-level="2">7.7. Расчёт статьи затрат “Топливо и электроэнергия для технологических целей”</text:h>
      <text:p text:style-name="P21"/>
      <text:p text:style-name="P45"><text:span text:style-name="T2">Зная, что установленная мощность электродвигателей оборудования и транспортных средств равна 64 кВт; тариф за 1 кВт</text:span><text:span text:style-name="T20"></text:span><text:span text:style-name="T2">ч электроэнергии, 0.035 у.е.; число рабочих смен в сутки равно 2; коэффициент, учитывающий использование энергии по времени 0,6; коэффициент, учитывающий использование энергии по мощности 0,5; коэффициент, учитывающий потери электроэнергии в сети </text:span><text:span text:style-name="T2"><draw:frame draw:style-name="fr2" draw:name="Графический объект91" text:anchor-type="as-char" svg:width="1.905cm" svg:height="0.635cm" draw:z-index="92"><draw:image xlink:href="Pictures/2000001C0000B29800003B88B1013759.wmf" xlink:type="simple" xlink:show="embed" xlink:actuate="onLoad"/></draw:frame></text:span><text:span text:style-name="T2">; коэффициент полезного действия оборудования </text:span><text:span text:style-name="T2"><draw:frame draw:style-name="fr2" draw:name="Графический объект93" text:anchor-type="as-char" svg:width="2.011cm" svg:height="0.67cm" draw:z-index="93"><draw:image xlink:href="Pictures/2000001C0000BC8400003ED7B99123B5.wmf" xlink:type="simple" xlink:show="embed" xlink:actuate="onLoad"/></draw:frame></text:span><text:span text:style-name="T2">, получим</text:span></text:p>
      <text:p text:style-name="P65"><text:span text:style-name="T1"><draw:frame draw:style-name="fr53" draw:name="Объект64" text:anchor-type="as-char" svg:width="8.714cm" svg:height="1.164cm" draw:z-index="94"><draw:object-ole xlink:href="./Object 61" xlink:type="simple" xlink:show="embed" xlink:actuate="onLoad"/><draw:image xlink:href="./ObjectReplacements/Object 61" xlink:type="simple" xlink:show="embed" xlink:actuate="onLoad"/></draw:frame></text:span><text:span text:style-name="T1">(у.е.)</text:span></text:p>
      <text:p text:style-name="P65"><text:span text:style-name="T1"><draw:frame draw:style-name="fr54" draw:name="Объект65" text:anchor-type="as-char" svg:width="3.598cm" svg:height="1.094cm" draw:z-index="95"><draw:object-ole xlink:href="./Object 62" xlink:type="simple" xlink:show="embed" xlink:actuate="onLoad"/><draw:image xlink:href="./ObjectReplacements/Object 62" xlink:type="simple" xlink:show="embed" xlink:actuate="onLoad"/></draw:frame></text:span><text:span text:style-name="T1">(у.е.)</text:span></text:p>
      <text:h text:style-name="Heading_20_2" text:outline-level="2"/>
      <text:h text:style-name="P98" text:outline-level="2">7.8. Расчёт статьи затрат "Расходы на подготовку и освоение производства"</text:h>
      <text:p text:style-name="P5"/>
      <text:p text:style-name="P45"><text:span text:style-name="T2">Исходя из того, что процент расходов на освоение производства (</text:span><text:span text:style-name="T11">Н</text:span><text:span text:style-name="T22">осв</text:span><text:span text:style-name="T2"> = 10%) получим, что:</text:span></text:p>
      <text:p text:style-name="P32"><text:span text:style-name="T2"><text:tab/></text:span><text:span text:style-name="T2"><draw:frame draw:style-name="fr55" draw:name="Объект66" text:anchor-type="as-char" svg:width="4.755cm" svg:height="1.258cm" draw:z-index="96"><draw:object-ole xlink:href="./Object 63" xlink:type="simple" xlink:show="embed" xlink:actuate="onLoad"/><draw:image xlink:href="./ObjectReplacements/Object 63" xlink:type="simple" xlink:show="embed" xlink:actuate="onLoad"/></draw:frame></text:span><text:span text:style-name="T2">(у.е.) <text:s text:c="6"/></text:span></text:p>
      <text:p text:style-name="P32"><text:span text:style-name="T2"><text:tab/></text:span><text:span text:style-name="T2"><draw:frame draw:style-name="fr56" draw:name="Объект67" text:anchor-type="as-char" svg:width="5.787cm" svg:height="0.73cm" draw:z-index="97"><draw:object-ole xlink:href="./Object 64" xlink:type="simple" xlink:show="embed" xlink:actuate="onLoad"/><draw:image xlink:href="./ObjectReplacements/Object 64" xlink:type="simple" xlink:show="embed" xlink:actuate="onLoad"/></draw:frame></text:span><text:span text:style-name="T2">(у.е.) <text:s/></text:span></text:p>
      <text:p text:style-name="P48"/>
      <text:h text:style-name="Heading_20_2" text:outline-level="2">7.9. Расчёт статьи затрат “Износ инструментов и приспособлений целевого назначения”</text:h>
      <text:p text:style-name="P21"/>
      <text:p text:style-name="P45"><text:span text:style-name="T2">Затраты на возмещение износа специнструмента, спецоснастки и прочих специальных расходов определяются исходя из установленного норматива к основной заработной плате производственных рабочих (</text:span><text:span text:style-name="T11">Н</text:span><text:span text:style-name="T22">из</text:span><text:span text:style-name="T11"> = 10-15%</text:span><text:span text:style-name="T2">). </text:span></text:p>
      <text:p text:style-name="P45"><text:span text:style-name="T1"><draw:frame draw:style-name="fr57" draw:name="Объект68" text:anchor-type="as-char" svg:width="4.727cm" svg:height="1.094cm" draw:z-index="98"><draw:object-ole xlink:href="./Object 65" xlink:type="simple" xlink:show="embed" xlink:actuate="onLoad"/><draw:image xlink:href="./ObjectReplacements/Object 65" xlink:type="simple" xlink:show="embed" xlink:actuate="onLoad"/></draw:frame></text:span><text:span text:style-name="T2"> (у.е.).</text:span></text:p>
      <text:p text:style-name="P45"><text:span text:style-name="T2"><text:s/></text:span><text:span text:style-name="T2"><draw:frame draw:style-name="fr55" draw:name="Объект69" text:anchor-type="as-char" svg:width="4.755cm" svg:height="1.258cm" draw:z-index="99"><draw:object-ole xlink:href="./Object 66" xlink:type="simple" xlink:show="embed" xlink:actuate="onLoad"/><draw:image xlink:href="./ObjectReplacements/Object 66" xlink:type="simple" xlink:show="embed" xlink:actuate="onLoad"/></draw:frame></text:span><text:span text:style-name="T2"> (у.е.).</text:span></text:p>
      <text:p text:style-name="P53"/>
      <text:h text:style-name="Heading_20_2" text:outline-level="2">7.10. Расчёт статьи затрат “Амортизацио<text:span text:style-name="T37">нные отчисления </text:span><text:span text:style-name="T17">основных производственных фондов”</text:span></text:h>
      <text:p text:style-name="P3"/>
      <text:p text:style-name="P45"><text:span text:style-name="T2">Сумма амортизационных отчислений определяется исходя из балансовой (первоначальной) стоимости основных производственных фондов и норм амортизации. Расчёт амортизации (</text:span><text:span text:style-name="T11">Р</text:span><text:span text:style-name="T22">а</text:span><text:span text:style-name="T2">), включаемой в себестоимость единицы продукции производится по формуле:</text:span></text:p>
      <text:p text:style-name="P46"><text:span text:style-name="T2"><draw:frame draw:style-name="fr2" draw:name="Графический объект96" text:anchor-type="as-char" svg:width="3.387cm" svg:height="1.446cm" draw:z-index="100"><draw:image xlink:href="Pictures/2000002F00013D8000008799845800F2.wmf" xlink:type="simple" xlink:show="embed" xlink:actuate="onLoad"/></draw:frame></text:span><text:span text:style-name="T2">, у.е.</text:span></text:p>
      <text:p text:style-name="P45"><text:span text:style-name="T2">где, </text:span><text:span text:style-name="T2"><draw:frame draw:style-name="fr2" draw:name="Графический объект97" text:anchor-type="as-char" svg:width="0.635cm" svg:height="0.67cm" draw:z-index="101"><draw:image xlink:href="Pictures/2000000F00003B8800003ED7DA817317.wmf" xlink:type="simple" xlink:show="embed" xlink:actuate="onLoad"/></draw:frame></text:span><text:span text:style-name="T2"> – сумма амортизационных отчислений по всем видовым группам основных производственных фондов (см. табл. 5.3), у.е.;</text:span></text:p>
      <text:p text:style-name="P45"><text:span text:style-name="T1">таким образом: </text:span><text:span text:style-name="T1"><draw:frame draw:style-name="fr58" draw:name="Объект70" text:anchor-type="as-char" svg:width="4.657cm" svg:height="1.164cm" draw:z-index="102"><draw:object-ole xlink:href="./Object 67" xlink:type="simple" xlink:show="embed" xlink:actuate="onLoad"/><draw:image xlink:href="./ObjectReplacements/Object 67" xlink:type="simple" xlink:show="embed" xlink:actuate="onLoad"/></draw:frame></text:span><text:span text:style-name="T2"> (у.е.).</text:span></text:p>
      <text:p text:style-name="P45"/>
      <text:h text:style-name="Heading_20_2" text:outline-level="2">7.11. Расчёт статьи затрат “Общепроизводственные расходы”</text:h>
      <text:p text:style-name="P21"/>
      <text:p text:style-name="P45"><text:span text:style-name="T2">Зная, что процент общепроизводственных расходов (</text:span><text:span text:style-name="T2"><draw:frame draw:style-name="fr2" draw:name="Графический объект100" text:anchor-type="as-char" svg:width="0.917cm" svg:height="0.67cm" draw:z-index="103"><draw:image xlink:href="Pictures/2000000F000055FD00003ED779E1F087.wmf" xlink:type="simple" xlink:show="embed" xlink:actuate="onLoad"/></draw:frame></text:span><text:span text:style-name="T2">= 80-100%) получим:</text:span></text:p>
      <text:p text:style-name="P45"><text:span text:style-name="T1"><draw:frame draw:style-name="fr59" draw:name="Объект71" text:anchor-type="as-char" svg:width="4.974cm" svg:height="1.094cm" draw:z-index="104"><draw:object-ole xlink:href="./Object 68" xlink:type="simple" xlink:show="embed" xlink:actuate="onLoad"/><draw:image xlink:href="./ObjectReplacements/Object 68" xlink:type="simple" xlink:show="embed" xlink:actuate="onLoad"/></draw:frame></text:span><text:span text:style-name="T2"> (у.е.).</text:span></text:p>
      <text:p text:style-name="P45"><text:span text:style-name="T1"><draw:frame draw:style-name="fr60" draw:name="Объект72" text:anchor-type="as-char" svg:width="3.951cm" svg:height="1.094cm" draw:z-index="105"><draw:object-ole xlink:href="./Object 69" xlink:type="simple" xlink:show="embed" xlink:actuate="onLoad"/><draw:image xlink:href="./ObjectReplacements/Object 69" xlink:type="simple" xlink:show="embed" xlink:actuate="onLoad"/></draw:frame></text:span><text:span text:style-name="T2"> (у.е.).</text:span></text:p>
      <text:p text:style-name="P48"/>
      <text:h text:style-name="Heading_20_2" text:outline-level="2"><text:soft-page-break/>7.12. Расчёт статьи затрат “Общехозяйственные расходы”</text:h>
      <text:p text:style-name="P45"><text:span text:style-name="T2">Используя процент общехозяйственных расходов (</text:span><text:span text:style-name="T2"><draw:frame draw:style-name="fr2" draw:name="Графический объект103" text:anchor-type="as-char" svg:width="0.88cm" svg:height="0.67cm" draw:z-index="106"><draw:image xlink:href="Pictures/2000000F000052AF00003ED71D1A9DC6.wmf" xlink:type="simple" xlink:show="embed" xlink:actuate="onLoad"/></draw:frame></text:span><text:span text:style-name="T2">= 60-80%), рассчитаем: </text:span></text:p>
      <text:p text:style-name="P45"><text:span text:style-name="T1"><draw:frame draw:style-name="fr61" draw:name="Объект73" text:anchor-type="as-char" svg:width="5.009cm" svg:height="1.094cm" draw:z-index="107"><draw:object-ole xlink:href="./Object 70" xlink:type="simple" xlink:show="embed" xlink:actuate="onLoad"/><draw:image xlink:href="./ObjectReplacements/Object 70" xlink:type="simple" xlink:show="embed" xlink:actuate="onLoad"/></draw:frame></text:span><text:span text:style-name="T2"> (у.е.).</text:span></text:p>
      <text:p text:style-name="P45"><text:span text:style-name="T1"><draw:frame draw:style-name="fr62" draw:name="Объект74" text:anchor-type="as-char" svg:width="4.022cm" svg:height="1.094cm" draw:z-index="108"><draw:object-ole xlink:href="./Object 71" xlink:type="simple" xlink:show="embed" xlink:actuate="onLoad"/><draw:image xlink:href="./ObjectReplacements/Object 71" xlink:type="simple" xlink:show="embed" xlink:actuate="onLoad"/></draw:frame></text:span><text:span text:style-name="T2"> (у.е.).</text:span></text:p>
      <text:p text:style-name="P21"/>
      <text:h text:style-name="Heading_20_2" text:outline-level="2">7.13. Расчёт статьи затрат “Прочие производственные расходы”</text:h>
      <text:p text:style-name="P48"/>
      <text:p text:style-name="P45"><text:span text:style-name="T2">В состав статьи “Прочие производственные расходы” включаются затраты на гарантийный ремонт и гарантийное обслуживание техники и другие виды затрат. <text:s/></text:span><text:span text:style-name="T11">Н</text:span><text:span text:style-name="T22">пр</text:span><text:span text:style-name="T2"> составляет 0,5-2% от суммы затрат (</text:span><text:span text:style-name="T11">С</text:span><text:span text:style-name="T22">пр</text:span><text:span text:style-name="T2">) по всем предыдущим статьям (7.1–7.12):</text:span></text:p>
      <text:p text:style-name="P45"><text:span text:style-name="T1"><draw:frame draw:style-name="fr63" draw:name="Объект75" text:anchor-type="as-char" svg:width="4.798cm" svg:height="1.094cm" draw:z-index="109"><draw:object-ole xlink:href="./Object 72" xlink:type="simple" xlink:show="embed" xlink:actuate="onLoad"/><draw:image xlink:href="./ObjectReplacements/Object 72" xlink:type="simple" xlink:show="embed" xlink:actuate="onLoad"/></draw:frame></text:span><text:span text:style-name="T2"> (у.е.).</text:span></text:p>
      <text:p text:style-name="P45"><text:span text:style-name="T1"><draw:frame draw:style-name="fr64" draw:name="Объект76" text:anchor-type="as-char" svg:width="3.845cm" svg:height="1.094cm" draw:z-index="110"><draw:object-ole xlink:href="./Object 73" xlink:type="simple" xlink:show="embed" xlink:actuate="onLoad"/><draw:image xlink:href="./ObjectReplacements/Object 73" xlink:type="simple" xlink:show="embed" xlink:actuate="onLoad"/></draw:frame></text:span><text:span text:style-name="T2"> (у.е.).</text:span></text:p>
      <text:p text:style-name="P48"/>
      <text:p text:style-name="P45"><text:span text:style-name="T2">Рассчитаем производственную себестоимость продукции (</text:span><text:span text:style-name="T11">С</text:span><text:span text:style-name="T22">пр</text:span><text:span text:style-name="T2">).</text:span></text:p>
      <text:p text:style-name="P44"><text:span text:style-name="T2"><draw:frame draw:style-name="fr65" draw:name="Объект77" text:anchor-type="as-char" svg:width="7.987cm" svg:height="0.771cm" draw:z-index="111"><draw:object-ole xlink:href="./Object 74" xlink:type="simple" xlink:show="embed" xlink:actuate="onLoad"/><draw:image xlink:href="./ObjectReplacements/Object 74" xlink:type="simple" xlink:show="embed" xlink:actuate="onLoad"/></draw:frame></text:span><text:span text:style-name="T2"> (у.е.) <text:s text:c="15"/></text:span></text:p>
      <text:p text:style-name="P44"><text:span text:style-name="T2"><draw:frame draw:style-name="fr66" draw:name="Объект78" text:anchor-type="as-char" svg:width="5.249cm" svg:height="1.258cm" draw:z-index="112"><draw:object-ole xlink:href="./Object 75" xlink:type="simple" xlink:show="embed" xlink:actuate="onLoad"/><draw:image xlink:href="./ObjectReplacements/Object 75" xlink:type="simple" xlink:show="embed" xlink:actuate="onLoad"/></draw:frame></text:span><text:span text:style-name="T2">(у.е.) <text:s text:c="5"/></text:span></text:p>
      <text:p text:style-name="P48"/>
      <text:h text:style-name="Heading_20_2" text:outline-level="2">7.14. Расчёт статьи затрат “Коммерческие расходы”</text:h>
      <text:p text:style-name="P21"/>
      <text:p text:style-name="P45"><text:span text:style-name="T2">В состав статьи “Коммерческие расходы” включаются затраты на упаковку и транспортировку продукции до места её отправления на реализацию и другие виды расходов. Приняв </text:span><text:span text:style-name="T11">Н</text:span><text:span text:style-name="T22">ком</text:span><text:span text:style-name="T2"> равным 1-2% от производственной себестоимости, получим: </text:span></text:p>
      <text:p text:style-name="P45"><text:span text:style-name="T1"><draw:frame draw:style-name="fr67" draw:name="Объект79" text:anchor-type="as-char" svg:width="4.868cm" svg:height="1.094cm" draw:z-index="113"><draw:object-ole xlink:href="./Object 76" xlink:type="simple" xlink:show="embed" xlink:actuate="onLoad"/><draw:image xlink:href="./ObjectReplacements/Object 76" xlink:type="simple" xlink:show="embed" xlink:actuate="onLoad"/></draw:frame></text:span><text:span text:style-name="T2"> (у.е.).</text:span></text:p>
      <text:p text:style-name="P45"><text:span text:style-name="T1"><draw:frame draw:style-name="fr68" draw:name="Объект80" text:anchor-type="as-char" svg:width="3.563cm" svg:height="1.094cm" draw:z-index="114"><draw:object-ole xlink:href="./Object 77" xlink:type="simple" xlink:show="embed" xlink:actuate="onLoad"/><draw:image xlink:href="./ObjectReplacements/Object 77" xlink:type="simple" xlink:show="embed" xlink:actuate="onLoad"/></draw:frame></text:span><text:span text:style-name="T2"> (у.е.).</text:span></text:p>
      <text:p text:style-name="P48"/>
      <text:p text:style-name="P57">И тогда можно рассчитать полную себестоимость продукции:</text:p>
      <text:p text:style-name="P45"><text:span text:style-name="T2"><draw:frame draw:style-name="fr69" draw:name="Объект81" text:anchor-type="as-char" svg:width="8.077cm" svg:height="0.771cm" draw:z-index="115"><draw:object-ole xlink:href="./Object 78" xlink:type="simple" xlink:show="embed" xlink:actuate="onLoad"/><draw:image xlink:href="./ObjectReplacements/Object 78" xlink:type="simple" xlink:show="embed" xlink:actuate="onLoad"/></draw:frame></text:span><text:span text:style-name="T2"> (у.е.). <text:s/></text:span></text:p>
      <text:p text:style-name="P45"><text:span text:style-name="T2"><draw:frame draw:style-name="fr70" draw:name="Объект82" text:anchor-type="as-char" svg:width="5.205cm" svg:height="1.258cm" draw:z-index="116"><draw:object-ole xlink:href="./Object 79" xlink:type="simple" xlink:show="embed" xlink:actuate="onLoad"/><draw:image xlink:href="./ObjectReplacements/Object 79" xlink:type="simple" xlink:show="embed" xlink:actuate="onLoad"/></draw:frame></text:span><text:span text:style-name="T2"> (у.е.). <text:s text:c="20"/></text:span></text:p>
      <text:h text:style-name="Heading_20_2" text:outline-level="2"/>
      <text:h text:style-name="Heading_20_2" text:outline-level="2">7.15. Расчёт нормативной прибыли на единицу продукции</text:h>
      <text:p text:style-name="P48"/>
      <text:p text:style-name="P45"><text:span text:style-name="T2">Уровень рентабельности единицы продукции (</text:span><text:span text:style-name="T11">У</text:span><text:span text:style-name="T22">ри</text:span><text:span text:style-name="T2">) можно принять равным 30% от полной себестоимости. Тогда размер нормативной прибыли на </text:span><text:soft-page-break/><text:span text:style-name="T2">единицу продукции:</text:span></text:p>
      <text:p text:style-name="P48">Пн = 23489 * 0.3 = 7046 у.е.</text:p>
      <text:p text:style-name="P48">Пн1 = 7046 / 3035 = 2.32 у.е.</text:p>
      <text:h text:style-name="Heading_20_2" text:outline-level="2"/>
      <text:h text:style-name="Heading_20_2" text:outline-level="2">7.16. Расчёт цены предприятия</text:h>
      <text:p text:style-name="P48"/>
      <text:p text:style-name="P48">Цена предприятия определяется по формуле: <draw:frame draw:style-name="fr2" draw:name="Графический объект106" text:anchor-type="as-char" svg:width="2.928cm" svg:height="0.67cm" draw:z-index="117"><draw:image xlink:href="Pictures/200000190001128100003ED75A1AB855.wmf" xlink:type="simple" xlink:show="embed" xlink:actuate="onLoad"/></draw:frame>, у.е.</text:p>
      <text:p text:style-name="P48"/>
      <text:p text:style-name="P80">Цп = 23489 + 7046 = 30535 у.е.</text:p>
      <text:p text:style-name="P80">Цпд = 30535 / 3031 = 10.07 у.е.</text:p>
      <text:p text:style-name="P21"/>
      <text:h text:style-name="Heading_20_2" text:outline-level="2">7.17. Расчёт статьи затрат <text:s/>«Единый платеж косвенных налогов»</text:h>
      <text:p text:style-name="P48"/>
      <text:p text:style-name="P57"><text:tab/>Данный налог взимается единым платежом в размере 2% и рассчитываются по формуле: <text:s/></text:p>
      <text:p text:style-name="P45"><text:span text:style-name="T2"><text:s text:c="33"/></text:span><text:span text:style-name="T2"><draw:frame draw:style-name="fr3" draw:name="Графический объект107" text:anchor-type="as-char" svg:y="-0.917cm" svg:width="4.302cm" svg:height="1.235cm" draw:z-index="118"><draw:image xlink:href="Pictures/200000300001937D000073C1B958F74A.wmf" xlink:type="simple" xlink:show="embed" xlink:actuate="onLoad"/></draw:frame></text:span></text:p>
      <text:p text:style-name="P45"><text:span text:style-name="T2">где, </text:span><text:span text:style-name="T11">Н</text:span><text:span text:style-name="T22">косв.нал</text:span><text:span text:style-name="T11">.</text:span><text:span text:style-name="T2"> – норматив косвенных налогов, равный 2 %;</text:span></text:p>
      <text:p text:style-name="P57"/>
      <text:p text:style-name="P57">Таким образом:</text:p>
      <text:p text:style-name="P45"><text:span text:style-name="T2">Р</text:span><text:span text:style-name="T39">косв.нал</text:span><text:span text:style-name="T2"> = 30535 * 0,03 = 916 у.е.</text:span></text:p>
      <text:p text:style-name="P45"><text:span text:style-name="T2">Р</text:span><text:span text:style-name="T39">косв.нал.д</text:span><text:span text:style-name="T2"> = 0,3 у.е.</text:span></text:p>
      <text:p text:style-name="P45"/>
      <text:h text:style-name="Heading_20_2" text:outline-level="2">7.18. Расчёт цены без учёта НДС</text:h>
      <text:p text:style-name="P57"/>
      <text:p text:style-name="P57"><text:tab/>Расчёт цены без учёта НДС производится по формуле:</text:p>
      <text:p text:style-name="P46"><text:span text:style-name="T2"><draw:frame draw:style-name="fr2" draw:name="Графический объект108" text:anchor-type="as-char" svg:width="3.493cm" svg:height="0.67cm" draw:z-index="119"><draw:image xlink:href="Pictures/200000210001476C00003ED7D69B16D3.wmf" xlink:type="simple" xlink:show="embed" xlink:actuate="onLoad"/></draw:frame></text:span><text:span text:style-name="T2">, у.е.</text:span></text:p>
      <text:p text:style-name="P45"><text:span text:style-name="T2">Ц</text:span><text:span text:style-name="T39">оц</text:span><text:span text:style-name="T2"> = 30535 + 916 = 31451 у.е.</text:span></text:p>
      <text:p text:style-name="P48">Цоц.д = 31451 / 3031 = 10,37 у.е.</text:p>
      <text:p text:style-name="P21"/>
      <text:h text:style-name="Heading_20_2" text:outline-level="2">7.19. Расчёт НДС</text:h>
      <text:p text:style-name="P48"/>
      <text:p text:style-name="P45"><text:span text:style-name="T2">Зная, что норматив налога на добавленную стоимость </text:span><text:span text:style-name="T2"><draw:frame draw:style-name="fr2" draw:name="Графический объект111" text:anchor-type="as-char" svg:width="2.364cm" svg:height="0.635cm" draw:z-index="120"><draw:image xlink:href="Pictures/200000200000DD9700003B8835E7694E.wmf" xlink:type="simple" xlink:show="embed" xlink:actuate="onLoad"/></draw:frame></text:span><text:span text:style-name="T2">, рассчитаем: </text:span></text:p>
      <text:p text:style-name="P45"><text:span text:style-name="T2">Р</text:span><text:span text:style-name="T39">ндс</text:span><text:span text:style-name="T2"> = 31451 * 0,18 = 5662 у.е.</text:span></text:p>
      <text:p text:style-name="P45"><text:span text:style-name="T2">Р</text:span><text:span text:style-name="T39">ндс.д</text:span><text:span text:style-name="T2"> = 5662 / 3031 = 1,87 у.е.</text:span></text:p>
      <text:p text:style-name="P48"/>
      <text:h text:style-name="Heading_20_2" text:outline-level="2">7.20. Расчёт цены реализации с учётом косвенных налогов</text:h>
      <text:p text:style-name="P21"/>
      <text:p text:style-name="P48">Цена реализации с учётом косвенных налогов составит:</text:p>
      <text:p text:style-name="P48"/>
      <text:p text:style-name="P45"><text:span text:style-name="T2">Ц</text:span><text:span text:style-name="T39">р</text:span><text:span text:style-name="T2"> = 31451 + 5662 = 37113 у.е.</text:span></text:p>
      <text:p text:style-name="P54">Цр.д. = 37113 / 3031 = 12,24 у.е.</text:p>
      <text:p text:style-name="P53"/>
      <text:h text:style-name="P99" text:outline-level="1">8. РАСЧЕТ ТЕХНИКО-ЭКОНОМИЧЕСКИХ ПОКАЗАТЕЛЕЙ РАБОТЫ УЧАСТКА</text:h>
      <text:h text:style-name="Heading_20_2" text:outline-level="2"/>
      <text:h text:style-name="Heading_20_2" text:outline-level="2">8.1. Расчёт потребности в оборотных средствах</text:h>
      <text:p text:style-name="P48"/>
      <text:p text:style-name="P48">Оборотные средства состоят из оборотных производственных фондов и фондов обращения.</text:p>
      <text:p text:style-name="P48">Оборотные производственные фонды включают стоимость производствен­ных <text:s/>запасов (основных и вспомогательных материалов, покупных комплектующих изделий, тары, запчастей и малоценных быстроизнашиваю­щихся предметов, малоценного инструмента, инвентаря), незавершённого про­изводства <text:s/>и расходов будущих периодов периодов.</text:p>
      <text:p text:style-name="P48">Фонды обращения представляют <text:s/>собой стоимость готовой продукции на складе, денежные средства в <text:s/>расчётах, кассе предприятия и на счетах в банке.</text:p>
      <text:p text:style-name="P48">По способу <text:s/>расчёта <text:s/>оборотные <text:s/>средства делятся на нормируемые и ненормируемые.</text:p>
      <text:p text:style-name="P48">К нормируемым <text:s/>средствам относятся все элементы оборотных<text:line-break/>производственных <text:s/>фондов, а из фондов обращения - стоимость готовой продукции на складе.</text:p>
      <text:p text:style-name="P48">К ненормируемым оборотным средствам относятся остальные элементы фондов обращения: денежные средства в расчётах, кассе предприятия и на счетах в банке.</text:p>
      <text:p text:style-name="P48">Требуется определить только стоимость нормируемых оборот­ных средств. Она принимается равной 50% стоимости основных производст­венных фондов.</text:p>
      <text:h text:style-name="Heading_20_2" text:outline-level="2"/>
      <text:h text:style-name="Heading_20_2" text:outline-level="2">8.2. Расчёт полной себестоимости планового объёма продукции</text:h>
      <text:p text:style-name="P20"/>
      <text:p text:style-name="P48">Расчёт себестоимости товарного выпуска продукции участка <text:s/>цеха за плановый период производится по формуле:</text:p>
      <text:p text:style-name="P51">С = Сп * N = 7.67 * 3035 = 23278 у.е.</text:p>
      <text:h text:style-name="Heading_20_2" text:outline-level="2"/>
      <text:h text:style-name="Heading_20_2" text:outline-level="2">8.3. Расчёт объёма реализуемой продукции за плановый период</text:h>
      <text:p text:style-name="P48"/>
      <text:p text:style-name="P48">Продукция цеха (участка) - это продукция, выработанная для реализации на сторону (передачи другому цеху), объём реализуемой продукции:</text:p>
      <text:p text:style-name="P51">Тр = N * Цр = 3035 * 12,24 = 37113 у.е.</text:p>
      <text:h text:style-name="Heading_20_2" text:outline-level="2"/>
      <text:h text:style-name="Heading_20_2" text:outline-level="2">8.4. Определение затрат на одну условную единицу реализуемой продукции</text:h>
      <text:p text:style-name="P48"/>
      <text:p text:style-name="P48">Затраты на одну условную единицу реализуемой продукции:</text:p>
      <text:p text:style-name="P48">Зр.п. = Сп / Тр = 23.257 / 37113 = 0.62 y.e.</text:p>
      <text:h text:style-name="Heading_20_2" text:outline-level="2"><text:soft-page-break/></text:h>
      <text:h text:style-name="Heading_20_2" text:outline-level="2">8.5. Расчёт общей суммы прибыли от реализации продукции</text:h>
      <text:p text:style-name="P48"/>
      <text:p text:style-name="P48">Прибыль от реализации основной продукции цеха определяется по формуле:</text:p>
      <text:p text:style-name="P46"><text:span text:style-name="T2"><draw:frame draw:style-name="fr2" draw:name="Графический объект116" text:anchor-type="as-char" svg:width="7.269cm" svg:height="0.771cm" draw:z-index="121"><draw:image xlink:href="Pictures/20000028000217C800003ED7DA6B5FE2.wmf" xlink:type="simple" xlink:show="embed" xlink:actuate="onLoad"/></draw:frame></text:span><text:span text:style-name="T2"> =&gt;</text:span></text:p>
      <text:p text:style-name="P51">Прп = 37113 - 23257 - 916 - 5662 = 7278 у.е.</text:p>
      <text:p text:style-name="P45"><text:span text:style-name="T2">Необходимо учесть прибыль от прочей реализации (сверхнормативные запасы товароматериальных ценностей, проведение paбот и оказание услуг промышленного характера). Прибыль от прочей реализации можно принять в размере 15% от </text:span><text:span text:style-name="T11">П</text:span><text:span text:style-name="T22">пр</text:span><text:span text:style-name="T11"> </text:span><text:span text:style-name="T2">т.е.:</text:span></text:p>
      <text:p text:style-name="P51">Ппр.п = 7278 * 0.15 = 1092 у.е. <text:s/></text:p>
      <text:p text:style-name="P48">Общая сумма прибыли от реализации продукции равна:</text:p>
      <text:p text:style-name="P51">Пр = 7278 + 1092 = 8370 у.е.</text:p>
      <text:h text:style-name="Heading_20_2" text:outline-level="2"/>
      <text:h text:style-name="Heading_20_2" text:outline-level="2">8.6. Расчет балансовой прибыли предприятия</text:h>
      <text:p text:style-name="P48"/>
      <text:p text:style-name="P48">Балансовая прибыль Пб характеризует результат всей производственно-хозяйственной деятельности цеха (участка). Она определяется по формуле:</text:p>
      <text:p text:style-name="P46"><text:span text:style-name="T2"><draw:frame draw:style-name="fr2" draw:name="Графический объект119" text:anchor-type="as-char" svg:width="4.441cm" svg:height="0.69cm" draw:z-index="122"><draw:image xlink:href="Pictures/2000001C0001476C00003839855B7931.wmf" xlink:type="simple" xlink:show="embed" xlink:actuate="onLoad"/></draw:frame></text:span><text:span text:style-name="T2">, у.е.</text:span></text:p>
      <text:p text:style-name="P45"><text:span text:style-name="T2">где, </text:span><text:span text:style-name="T11">П</text:span><text:span text:style-name="T22">р</text:span><text:span text:style-name="T2"> <text:s/>- прибыль от реализации, у.е.; </text:span></text:p>
      <text:p text:style-name="P45"><text:span text:style-name="T11">П</text:span><text:span text:style-name="T22">в</text:span><text:span text:style-name="T11">,У</text:span><text:span text:style-name="T22">в</text:span><text:span text:style-name="T2"> <text:s/>- прибыль или убытки от внереализационной деятельности, у.е.;</text:span></text:p>
      <text:p text:style-name="P45"><text:span text:style-name="T2">Прибыль и убытки от внереализационной деятельности (</text:span><text:span text:style-name="T11">П</text:span><text:span text:style-name="T22">в</text:span><text:span text:style-name="T11">,У</text:span><text:span text:style-name="T22">в</text:span><text:span text:style-name="T2">) включают: пени, штрафы, полученные от других участков, цехов, предприятий за нарушение договоров; дивиденды по акциям, облигациям и другим ценным бумагам; доходы от участия <text:s/>в совместных предприятиях, сдачи имущества в аренду, от продажи продукции на аукционах, от биржевой и брокерской деятельности, а также убытки от <text:s/>ликвидации <text:s/>не полностью амортизированных основных производственных фондов, списания долгов за истечением срока исковой давности, стихийных действий и пр.</text:span></text:p>
      <text:p text:style-name="P45"><text:span text:style-name="T11">П</text:span><text:span text:style-name="T22">в</text:span><text:span text:style-name="T2"> и </text:span><text:span text:style-name="T11">У</text:span><text:span text:style-name="T22">в </text:span><text:span text:style-name="T2"><text:s/>принимаются равными нулю. Следовательно:</text:span></text:p>
      <text:p text:style-name="P51">Пб = Пр = 8370 у.е.</text:p>
      <text:h text:style-name="Heading_20_2" text:outline-level="2"/>
      <text:h text:style-name="Heading_20_2" text:outline-level="2">8.7. Расчёт налога на недвижимость</text:h>
      <text:p text:style-name="P57"/>
      <text:p text:style-name="P48">Сумма налога на недвижимость определяется по формуле:</text:p>
      <text:p text:style-name="P46"><text:span text:style-name="T2"><draw:frame draw:style-name="fr2" draw:name="Графический объект120" text:anchor-type="as-char" svg:width="4.307cm" svg:height="1.341cm" draw:z-index="123"><draw:image xlink:href="Pictures/2000002B00013D8000006D24F22AAEDE.wmf" xlink:type="simple" xlink:show="embed" xlink:actuate="onLoad"/></draw:frame></text:span><text:span text:style-name="T2">, у.е.</text:span></text:p>
      <text:p text:style-name="P46"><text:span text:style-name="T2">Р</text:span><text:span text:style-name="T39">н.пр</text:span><text:span text:style-name="T2"> = 31457 / (12 * 100) = 26.21 у.е.</text:span></text:p>
      <text:p text:style-name="P45"><text:span text:style-name="T2">где, <text:s/></text:span><text:span text:style-name="T11">Н</text:span><text:span text:style-name="T22">ндв</text:span><text:span text:style-name="T2"> – ставка налога на недвижимость, % год;</text:span></text:p>
      <text:p text:style-name="P45"><text:span text:style-name="T11">О</text:span><text:span text:style-name="T22">п.ф</text:span><text:span text:style-name="T11">.</text:span><text:span text:style-name="T2"> – остаточная стоимость основных производственных фондов участка за месяц, у.е.</text:span></text:p>
      <text:p text:style-name="P48">Годовая ставка налога на недвижимость, являющуюся собственностью <text:soft-page-break/>государства, устанавливается в размере 1% от остаточной стоимости основных производственных фондов.</text:p>
      <text:p text:style-name="P48">Остаточная стоимость основных производственных фондов в курсовой работе <text:s/>определяют по формуле: </text:p>
      <text:p text:style-name="P45"><text:span text:style-name="T2"><text:s text:c="33"/></text:span><text:span text:style-name="T2"><draw:frame draw:style-name="fr2" draw:name="Графический объект121" text:anchor-type="as-char" svg:width="4.083cm" svg:height="0.73cm" draw:z-index="124"><draw:image xlink:href="Pictures/2000002100012CF700003B880780AA3B.wmf" xlink:type="simple" xlink:show="embed" xlink:actuate="onLoad"/></draw:frame></text:span><text:span text:style-name="T2">, у.е. <text:s text:c="30"/>( 59 ) <text:s text:c="4"/></text:span></text:p>
      <text:p text:style-name="P45"><text:span text:style-name="T2">где, </text:span><text:span text:style-name="T11">И</text:span><text:span text:style-name="T22">з</text:span><text:span text:style-name="T2"> – сумма износа основных производственных фондов цеха (участка), у.е.</text:span></text:p>
      <text:p text:style-name="P45"><text:span text:style-name="T2">О</text:span><text:span text:style-name="T39">пф</text:span><text:span text:style-name="T2"> = 31769 — 312 = 31457 у.е.</text:span></text:p>
      <text:p text:style-name="P48"><text:s/>Сумма износа основных производственных фондов <text:s/>можно принять в размере суммы амортизации. </text:p>
      <text:h text:style-name="Heading_20_2" text:outline-level="2"/>
      <text:h text:style-name="Heading_20_2" text:outline-level="2">8.8. Расчёт налога на нормируемые оборотные средства (оборотный капитал)</text:h>
      <text:p text:style-name="P48"/>
      <text:p text:style-name="P57"><text:s text:c="4"/>Сумма налога на оборотный капитал определяется по формуле:</text:p>
      <text:p text:style-name="P46"><text:span text:style-name="T2"><draw:frame draw:style-name="fr2" draw:name="Графический объект122" text:anchor-type="as-char" svg:width="4.307cm" svg:height="1.341cm" draw:z-index="125"><draw:image xlink:href="Pictures/2000002800013D8000006D2439B1A66D.wmf" xlink:type="simple" xlink:show="embed" xlink:actuate="onLoad"/></draw:frame></text:span><text:span text:style-name="T2">, у.е.</text:span></text:p>
      <text:p text:style-name="P63"><text:span text:style-name="T2"><text:s text:c="4"/>где, <text:s/></text:span><text:span text:style-name="T11">О</text:span><text:span text:style-name="T22">ос</text:span><text:span text:style-name="T2"> – среднегодовая стоимость нормируемых оборотных средств, у.е.</text:span></text:p>
      <text:p text:style-name="P46"><text:span text:style-name="T2">Р</text:span><text:span text:style-name="T39">н.ос. = 15884 / (12 * 100) <text:s/>= 13.23</text:span><text:span text:style-name="T2"> (у.е.). </text:span></text:p>
      <text:h text:style-name="Heading_20_2" text:outline-level="2"/>
      <text:h text:style-name="Heading_20_2" text:outline-level="2">8.9. Расчёт общей суммы налога на недвижимость</text:h>
      <text:p text:style-name="P48"/>
      <text:p text:style-name="P48">Расчёт налога на недвижимость производится по формуле:</text:p>
      <text:p text:style-name="P46"><text:span text:style-name="T2"><draw:frame draw:style-name="fr2" draw:name="Графический объект123" text:anchor-type="as-char" svg:width="4.711cm" svg:height="0.771cm" draw:z-index="126"><draw:image xlink:href="Pictures/2000002100015B4400003ED7F759F59E.wmf" xlink:type="simple" xlink:show="embed" xlink:actuate="onLoad"/></draw:frame></text:span><text:span text:style-name="T2">, у.е.</text:span></text:p>
      <text:p text:style-name="P51">Рндв = 26.21 — 13.23 = 13 у.е. <text:s/></text:p>
      <text:h text:style-name="Heading_20_2" text:outline-level="2"/>
      <text:h text:style-name="Heading_20_2" text:outline-level="2">8.10. Расчёт налогооблагаемой прибыли</text:h>
      <text:p text:style-name="P48"/>
      <text:p text:style-name="P48">Расчёт налогооблагаемой прибыли производится по формуле:</text:p>
      <text:p text:style-name="P51"><draw:frame draw:style-name="fr2" draw:name="Графический объект124" text:anchor-type="as-char" svg:width="8.435cm" svg:height="0.771cm" draw:z-index="127"><draw:image xlink:href="Pictures/2000003100026DC500003ED7E9072106.wmf" xlink:type="simple" xlink:show="embed" xlink:actuate="onLoad"/></draw:frame></text:p>
      <text:p text:style-name="P45"><text:span text:style-name="T2">где </text:span><text:span text:style-name="T11">П</text:span><text:span text:style-name="T22">н.до</text:span><text:span text:style-name="T2"> - прибыль от мероприятий, которые облагаются налогом на <text:s/>доход (</text:span><text:span text:style-name="T11">П</text:span><text:span text:style-name="T22">н.до</text:span><text:span text:style-name="T11"> = 0</text:span><text:span text:style-name="T2">), у.е.; </text:span></text:p>
      <text:p text:style-name="P45"><text:span text:style-name="T11">П</text:span><text:span text:style-name="T22">лн</text:span><text:span text:style-name="T25"> </text:span><text:span text:style-name="T2">- размер льготируемой прибыли (дивиденды и др.), у.е.</text:span></text:p>
      <text:p text:style-name="P51">Пн.о = 8370 - 0 - 0 - 26 = 8344 у.е.</text:p>
      <text:h text:style-name="Heading_20_2" text:outline-level="2"/>
      <text:h text:style-name="Heading_20_2" text:outline-level="2">8.11. Расчёт налога на прибыль</text:h>
      <text:p text:style-name="P20"/>
      <text:p text:style-name="P48">Расчёт налога на прибыль производится по формуле:</text:p>
      <text:p text:style-name="P46"><text:span text:style-name="T2"><draw:frame draw:style-name="fr2" draw:name="Графический объект125" text:anchor-type="as-char" svg:width="3.948cm" svg:height="1.258cm" draw:z-index="128"><draw:image xlink:href="Pictures/200000260001230B00006687E55D6256.wmf" xlink:type="simple" xlink:show="embed" xlink:actuate="onLoad"/></draw:frame></text:span><text:span text:style-name="T2">, у.е.</text:span></text:p>
      <text:p text:style-name="P45"><text:span text:style-name="T2">где, </text:span><text:span text:style-name="T11">Н</text:span><text:span text:style-name="T22">пр</text:span><text:span text:style-name="T2"> <text:s text:c="2"/>- ставка налога на прибыль (</text:span><text:span text:style-name="T11">Н</text:span><text:span text:style-name="T22">пр</text:span><text:span text:style-name="T11"> = 24%</text:span><text:span text:style-name="T2"> ).</text:span></text:p>
      <text:p text:style-name="P51">Рпр = 8344 * 0.24 = 2003 у.е.</text:p>
      <text:h text:style-name="Heading_20_2" text:outline-level="2"><text:soft-page-break/>8.12. Расчёт транспортного налога</text:h>
      <text:p text:style-name="P48"/>
      <text:p text:style-name="P48">Расчёт транспортного налога производится по формуле:</text:p>
      <text:p text:style-name="P46"><text:span text:style-name="T2"><draw:frame draw:style-name="fr2" draw:name="Графический объект126" text:anchor-type="as-char" svg:width="10.097cm" svg:height="1.341cm" draw:z-index="129"><draw:image xlink:href="Pictures/200000340002E82400006D24059A52D5.wmf" xlink:type="simple" xlink:show="embed" xlink:actuate="onLoad"/></draw:frame></text:span><text:span text:style-name="T2">, у.е.</text:span></text:p>
      <text:p text:style-name="P45"><text:span text:style-name="T2">где, </text:span><text:span text:style-name="T11">Н</text:span><text:span text:style-name="T22">тр</text:span><text:span text:style-name="T11"> </text:span><text:span text:style-name="T2">- ставка транспортного налога (</text:span><text:span text:style-name="T11">Н</text:span><text:span text:style-name="T22">тр</text:span><text:span text:style-name="T11"> = 4%</text:span><text:span text:style-name="T2">).</text:span></text:p>
      <text:p text:style-name="P51">Ртр = (8344-0-0-61-2003)*0,04 = 251,2 у.е.</text:p>
      <text:h text:style-name="Heading_20_2" text:outline-level="2"/>
      <text:h text:style-name="Heading_20_2" text:outline-level="2">8.13. Расчёт уровня рентабельности изделия</text:h>
      <text:p text:style-name="P48"/>
      <text:p text:style-name="P48">Расчет уровня рентабельности изделия определяется исходя из нормативной прибыли на единицу продукции и производственной себестоимости:</text:p>
      <text:p text:style-name="P46"><text:span text:style-name="T2">У</text:span><text:span text:style-name="T39">изд</text:span><text:span text:style-name="T2"> = ( 10.07 — 7.75 ) / 7.75 = 30 %</text:span></text:p>
      <text:h text:style-name="Heading_20_2" text:outline-level="2"/>
      <text:h text:style-name="Heading_20_2" text:outline-level="2">8.13. Расчёт чистой прибыли</text:h>
      <text:p text:style-name="P48"/>
      <text:p text:style-name="P45"><text:span text:style-name="T2">Расчёт чистой <text:s/>прибили (прибыли, остающейся в распоряжении предпри­ятия, цеха, участка и направляемой для формирования резервного фонда (</text:span><text:span text:style-name="T11">П</text:span><text:span text:style-name="T22">р.ф.</text:span><text:span text:style-name="T11">= 5%),</text:span><text:span text:style-name="T2"> фонда пополнения собственных оборотных средств (</text:span><text:span text:style-name="T11">П</text:span><text:span text:style-name="T22">фос</text:span><text:span text:style-name="T11"> = 30%</text:span><text:span text:style-name="T2">), фонда накопления (</text:span><text:span text:style-name="T11">П</text:span><text:span text:style-name="T22">ф.н. </text:span><text:span text:style-name="T11">= 30%</text:span><text:span text:style-name="T2">) и фонда потребления (</text:span><text:span text:style-name="T11">П</text:span><text:span text:style-name="T22">ф.п. </text:span><text:span text:style-name="T11">= 35%</text:span><text:span text:style-name="T2">)) производит­ся по формуле:</text:span></text:p>
      <text:p text:style-name="P46"><text:span text:style-name="T2"><draw:frame draw:style-name="fr2" draw:name="Графический объект127" text:anchor-type="as-char" svg:width="6.371cm" svg:height="0.771cm" draw:z-index="131"><draw:image xlink:href="Pictures/2000001F0001D5A300003ED77C2F553E.wmf" xlink:type="simple" xlink:show="embed" xlink:actuate="onLoad"/></draw:frame></text:span><text:span text:style-name="T2">, у.е.</text:span></text:p>
      <text:p text:style-name="P55">Пч = 8344 — 61 — 2003 — 251 = 6029 у.е.</text:p>
      <text:p text:style-name="P55"/>
      <text:h text:style-name="Heading_20_2" text:outline-level="2">8.14. Расчёт уровня рентабельности производства</text:h>
      <text:p text:style-name="P48"/>
      <text:p text:style-name="P48">Расчёт уровня рентабельности производства производится исходя из чистой прибыли:</text:p>
      <text:p text:style-name="P51"><draw:frame draw:style-name="fr2" draw:name="Графический объект129" text:anchor-type="as-char" svg:width="6.011cm" svg:height="1.42cm" draw:z-index="130"><draw:image xlink:href="Pictures/2000002C0001BB2D000073C13B93F810.wmf" xlink:type="simple" xlink:show="embed" xlink:actuate="onLoad"/></draw:frame></text:p>
      <text:p text:style-name="P51">Урп = 6029 / (31769 + 0.5 * 31769) = 0.13 (13 %)</text:p>
      <text:h text:style-name="Heading_20_2" text:outline-level="2"/>
      <text:h text:style-name="Heading_20_2" text:outline-level="2">8.15. Расчёт фондоотдачи</text:h>
      <text:p text:style-name="P48"/>
      <text:p text:style-name="P48">Фондоотдача характеризует уровень использования всех основных произ­водственных фондов цеха (участка). Основные производственные фонды вклю­чают балансовую стоимость всех видовых групп производ­ственных фондов цеха или участка.</text:p>
      <text:p text:style-name="P61">Фо = 37113 / 31769 = 1.17 у.е.</text:p>
      <text:p text:style-name="P56"/>
      <text:p text:style-name="P50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4">Показатель</text:p>
          </table:table-cell>
          <table:table-cell table:style-name="Таблица17.A1" office:value-type="string">
            <text:p text:style-name="P4">Ед. измерения</text:p>
          </table:table-cell>
          <table:table-cell table:style-name="Таблица17.C1" office:value-type="string">
            <text:p text:style-name="P4">Значение показатели</text:p>
          </table:table-cell>
        </table:table-row>
        <table:table-row table:style-name="Таблица17.2">
          <table:table-cell table:style-name="Таблица17.A2" office:value-type="string">
            <text:p text:style-name="P6">1. Плановый объём производства</text:p>
          </table:table-cell>
          <table:table-cell table:style-name="Таблица17.A2" office:value-type="string">
            <text:p text:style-name="P4">шт.</text:p>
          </table:table-cell>
          <table:table-cell table:style-name="Таблица17.C2" office:value-type="string">
            <text:p text:style-name="P35"><text:span text:style-name="T2">30</text:span><text:span text:style-name="T5">31</text:span></text:p>
          </table:table-cell>
        </table:table-row>
        <table:table-row table:style-name="Таблица17.3">
          <table:table-cell table:style-name="Таблица17.A3" office:value-type="string">
            <text:p text:style-name="P6">2. Объём реализуемой продукции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3" office:value-type="float" office:value="37113">
            <text:p text:style-name="P4">37113</text:p>
          </table:table-cell>
        </table:table-row>
        <table:table-row table:style-name="Таблица17.4">
          <table:table-cell table:style-name="Таблица17.A3" office:value-type="string">
            <text:p text:style-name="P6">3.Полная себестоимость реализуемой продукции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3" office:value-type="float" office:value="23278">
            <text:p text:style-name="P4">23278</text:p>
          </table:table-cell>
        </table:table-row>
        <table:table-row table:style-name="Таблица17.5">
          <table:table-cell table:style-name="Таблица17.A3" office:value-type="string">
            <text:p text:style-name="P6">4. Затраты на условную единицу продукции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3" office:value-type="float" office:value="0.62">
            <text:p text:style-name="P4">0,62</text:p>
          </table:table-cell>
        </table:table-row>
        <table:table-row table:style-name="Таблица17.6">
          <table:table-cell table:style-name="Таблица17.A2" office:value-type="string">
            <text:p text:style-name="P6">5. Полная себестоимость единицы продукции </text:p>
          </table:table-cell>
          <table:table-cell table:style-name="Таблица17.A2" office:value-type="string">
            <text:p text:style-name="P4">у.е./шт.</text:p>
          </table:table-cell>
          <table:table-cell table:style-name="Таблица17.C2" office:value-type="string">
            <text:p text:style-name="P4">7,75</text:p>
          </table:table-cell>
        </table:table-row>
        <table:table-row table:style-name="Таблица17.7">
          <table:table-cell table:style-name="Таблица17.A2" office:value-type="string">
            <text:p text:style-name="P6">6. Цена предприятия единицы продукции</text:p>
          </table:table-cell>
          <table:table-cell table:style-name="Таблица17.A2" office:value-type="string">
            <text:p text:style-name="P4">у.е.</text:p>
          </table:table-cell>
          <table:table-cell table:style-name="Таблица17.C3" office:value-type="float" office:value="12.24">
            <text:p text:style-name="P4">12,24</text:p>
          </table:table-cell>
        </table:table-row>
        <table:table-row table:style-name="Таблица17.8">
          <table:table-cell table:style-name="Таблица17.A2" office:value-type="string">
            <text:p text:style-name="P6">7. Цена реализации продукции с учётом косвенных налогов</text:p>
          </table:table-cell>
          <table:table-cell table:style-name="Таблица17.A2" office:value-type="string">
            <text:p text:style-name="P4">у.е.</text:p>
          </table:table-cell>
          <table:table-cell table:style-name="Таблица17.C3" office:value-type="float" office:value="37113">
            <text:p text:style-name="P4">37113</text:p>
          </table:table-cell>
        </table:table-row>
        <table:table-row table:style-name="Таблица17.9">
          <table:table-cell table:style-name="Таблица17.A3" office:value-type="string">
            <text:p text:style-name="P6">8. Прибыль от реализации продукции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3" office:value-type="float" office:value="7046">
            <text:p text:style-name="P4">7046</text:p>
          </table:table-cell>
        </table:table-row>
        <table:table-row table:style-name="Таблица17.10">
          <table:table-cell table:style-name="Таблица17.A3" office:value-type="string">
            <text:p text:style-name="P6">9. Чистая прибыль предприятия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3" office:value-type="float" office:value="6029">
            <text:p text:style-name="P4">6029</text:p>
          </table:table-cell>
        </table:table-row>
        <table:table-row table:style-name="Таблица17.11">
          <table:table-cell table:style-name="Таблица17.A3" office:value-type="string">
            <text:p text:style-name="P6">10. Уровень рентабельности производства </text:p>
          </table:table-cell>
          <table:table-cell table:style-name="Таблица17.A3" office:value-type="string">
            <text:p text:style-name="P4">%</text:p>
          </table:table-cell>
          <table:table-cell table:style-name="Таблица17.C3" office:value-type="float" office:value="13">
            <text:p text:style-name="P4">13</text:p>
          </table:table-cell>
        </table:table-row>
        <table:table-row table:style-name="Таблица17.12">
          <table:table-cell table:style-name="Таблица17.A2" office:value-type="string">
            <text:p text:style-name="P6">11. Уровень рентабельности изделия </text:p>
          </table:table-cell>
          <table:table-cell table:style-name="Таблица17.A2" office:value-type="string">
            <text:p text:style-name="P4">%</text:p>
          </table:table-cell>
          <table:table-cell table:style-name="Таблица17.C3" office:value-type="float" office:value="30">
            <text:p text:style-name="P4">30</text:p>
          </table:table-cell>
        </table:table-row>
        <table:table-row table:style-name="Таблица17.10">
          <table:table-cell table:style-name="Таблица17.A3" office:value-type="string">
            <text:p text:style-name="P6">12. Фондоотдача выпускаемой продукции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3" office:value-type="float" office:value="1.17">
            <text:p text:style-name="P4">1,17</text:p>
          </table:table-cell>
        </table:table-row>
        <table:table-row table:style-name="Таблица17.14">
          <table:table-cell table:style-name="Таблица17.A3" office:value-type="string">
            <text:p text:style-name="P6">13. Численность ППП - всего </text:p>
            <text:p text:style-name="P2">В том числе: </text:p>
            <text:p text:style-name="P2">-основных производственных рабочих</text:p>
            <text:p text:style-name="P2">-вспомогательных производственных рабо­чих </text:p>
            <text:p text:style-name="P2">-ИТР и управленческого персонала </text:p>
          </table:table-cell>
          <table:table-cell table:style-name="Таблица17.A3" office:value-type="string">
            <text:p text:style-name="P4">чел.</text:p>
          </table:table-cell>
          <table:table-cell table:style-name="Таблица17.C2" office:value-type="string">
            <text:p text:style-name="P4">43</text:p>
            <text:p text:style-name="P3"/>
            <text:p text:style-name="P3">23</text:p>
            <text:p text:style-name="P3">17</text:p>
            <text:p text:style-name="P3">2</text:p>
          </table:table-cell>
        </table:table-row>
        <table:table-row table:style-name="Таблица17.15">
          <table:table-cell table:style-name="Таблица17.A3" office:value-type="string">
            <text:p text:style-name="P6">14. Производительность труда одного производст­венного рабочего </text:p>
          </table:table-cell>
          <table:table-cell table:style-name="Таблица17.A3" office:value-type="string">
            <text:p text:style-name="P4">у.е./чел.</text:p>
          </table:table-cell>
          <table:table-cell table:style-name="Таблица17.C2" office:value-type="string">
            <text:p text:style-name="P4">1739,35</text:p>
          </table:table-cell>
        </table:table-row>
        <table:table-row table:style-name="Таблица17.10">
          <table:table-cell table:style-name="Таблица17.A3" office:value-type="string">
            <text:p text:style-name="P6">15. Производительность труда работающих </text:p>
          </table:table-cell>
          <table:table-cell table:style-name="Таблица17.A3" office:value-type="string">
            <text:p text:style-name="P4">у.е./чел.</text:p>
          </table:table-cell>
          <table:table-cell table:style-name="Таблица17.C2" office:value-type="string">
            <text:p text:style-name="P4">952,50</text:p>
          </table:table-cell>
        </table:table-row>
        <table:table-row table:style-name="Таблица17.10">
          <table:table-cell table:style-name="Таблица17.A3" office:value-type="string">
            <text:p text:style-name="P6">16. Размер отчислений в фонд СЗН РБ</text:p>
            <text:p text:style-name="P2"/>
            <text:p text:style-name="P2"/>
          </table:table-cell>
          <table:table-cell table:style-name="Таблица17.A3" office:value-type="string">
            <text:p text:style-name="P4">у.е.</text:p>
          </table:table-cell>
          <table:table-cell table:style-name="Таблица17.C2" office:value-type="string">
            <text:p text:style-name="P4">3073,08</text:p>
          </table:table-cell>
        </table:table-row>
        <table:table-row table:style-name="Таблица17.18">
          <table:table-cell table:style-name="Таблица17.A3" office:value-type="string">
            <text:p text:style-name="P6">17. Размер единого платежа косвенных налогов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2" office:value-type="string">
            <text:p text:style-name="P4">1017,08</text:p>
          </table:table-cell>
        </table:table-row>
        <table:table-row table:style-name="Таблица17.19">
          <table:table-cell table:style-name="Таблица17.A3" office:value-type="string">
            <text:p text:style-name="P6">18. НДС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2" office:value-type="string">
            <text:p text:style-name="P4">6102,47</text:p>
          </table:table-cell>
        </table:table-row>
        <table:table-row table:style-name="Таблица17.19">
          <table:table-cell table:style-name="Таблица17.A3" office:value-type="string">
            <text:p text:style-name="P6">19. Размер налога на прибыль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2" office:value-type="string">
            <text:p text:style-name="P4">2647,72</text:p>
          </table:table-cell>
        </table:table-row>
        <table:table-row table:style-name="Таблица17.21">
          <table:table-cell table:style-name="Таблица17.A3" office:value-type="string">
            <text:p text:style-name="P6">20. Размер налога на недвижимость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2" office:value-type="string">
            <text:p text:style-name="P4">60,96</text:p>
          </table:table-cell>
        </table:table-row>
        <table:table-row table:style-name="Таблица17.22">
          <table:table-cell table:style-name="Таблица17.A3" office:value-type="string">
            <text:p text:style-name="P6">21. Стоимость основных производственных фон­дов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2" office:value-type="string">
            <text:p text:style-name="P4">31769</text:p>
            <text:p text:style-name="P4"/>
          </table:table-cell>
        </table:table-row>
        <table:table-row table:style-name="Таблица17.23">
          <table:table-cell table:style-name="Таблица17.A3" office:value-type="string">
            <text:p text:style-name="P6">22. Среднегодовая стоимость оборотного капитала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3" office:value-type="float" office:value="15884">
            <text:p text:style-name="P4">15884</text:p>
          </table:table-cell>
        </table:table-row>
        <table:table-row table:style-name="Таблица17.23">
          <table:table-cell table:style-name="Таблица17.A3" office:value-type="string">
            <text:p text:style-name="P6">23. Общий фонд заработной платы ППП </text:p>
          </table:table-cell>
          <table:table-cell table:style-name="Таблица17.A3" office:value-type="string">
            <text:p text:style-name="P4">у.е.</text:p>
          </table:table-cell>
          <table:table-cell table:style-name="Таблица17.C2" office:value-type="string">
            <text:p text:style-name="P4">8780,23</text:p>
          </table:table-cell>
        </table:table-row>
        <table:table-row table:style-name="Таблица17.25">
          <table:table-cell table:style-name="Таблица17.A3" office:value-type="string">
            <text:p text:style-name="P6">24. Среднемесячная заработная плата одного рабо­тающего </text:p>
            <text:p text:style-name="P6"/>
          </table:table-cell>
          <table:table-cell table:style-name="Таблица17.A3" office:value-type="string">
            <text:p text:style-name="P4">у.е.</text:p>
          </table:table-cell>
          <table:table-cell table:style-name="Таблица17.C2" office:value-type="string">
            <text:p text:style-name="P4">209,05</text:p>
          </table:table-cell>
        </table:table-row>
      </table:table>
      <text:p text:style-name="P47"><text:span text:style-name="T2">Таблица 8.1 </text:span><text:span text:style-name="T16">Основные ТЭП работы участка (цеха)</text:span></text:p>
      <text:h text:style-name="P94" text:outline-level="3"/>
      <text:h text:style-name="P99" text:outline-level="1">ЗАКЛЮЧЕНИЕ</text:h>
      <text:p text:style-name="P21"/>
      <text:p text:style-name="P48">В курсовой работе было рассмотрено производство кронштейна в виде однопредметной прерывно-поточной <text:s/>линии <text:s/>с массовым типом производства. В ходе работы был произведен расчет календарно-плановых нормативов и разработан стандарт-план данного производства. Программа запуска изделий за месяц составила 3035 штук. Количество рабочих в смену составило 8 человек. Длительность производственного цикла изготовления изделия на линии – 5 часов.</text:p>
      <text:p text:style-name="P48">Для <text:s/>экономического <text:s/>обоснования <text:s/>производства <text:s/>данного <text:s/>изделия были рассчитаны технико-экономические <text:s/>показатели: балансовая среднегодовая стоимость основных производственных фондов, полная себестоимость единицы продукции, цена реализации единицы продукции, балансовая прибыль и прибыль, <text:s/>остающаяся <text:s/>в <text:s/>распоряжении предприятия <text:s/>после <text:s/>уплаты всех <text:s/>необходимых <text:s/>платежей, уровень рентабельности единицы <text:s/>продукции и уровень рентабельности производства. Рассчитанные технико-экономические показатели свидетельствуют о выгодности и целесообразности организации производства кронштейна с использованием однопредметной прерывно-поточной линии.</text:p>
      <text:h text:style-name="P99" text:outline-level="1">ЛИТЕРАТУРА</text:h>
      <text:p text:style-name="P21"/>
      <text:list xml:id="list377412426" text:style-name="L5">
        <text:list-item>
          <text:list>
            <text:list-item>
              <text:list>
                <text:list-item>
                  <text:p text:style-name="P86">Методическое пособие для выполнения курсовой работы по курсу «Организация производства и управление предприятием». Под ред. Н.И. Новицкого. Часть 1. Мн.: БГУИР, 2003</text:p>
                  <text:p text:style-name="P86"/>
                </text:list-item>
              </text:list>
            </text:list-item>
          </text:list>
        </text:list-item>
      </text:list>
      <text:list xml:id="list984876388" text:style-name="L6">
        <text:list-item>
          <text:list>
            <text:list-item>
              <text:list>
                <text:list-item>
                  <text:p text:style-name="P87">Методическое пособие для выполнения курсовой работы по курсу «Организация производства и управление предприятием». Под ред. Н.И. Новицкого. Часть 2. Мн.: БГУИР, 2003</text:p>
                  <text:p text:style-name="P87"/>
                </text:list-item>
              </text:list>
            </text:list-item>
          </text:list>
        </text:list-item>
      </text:list>
      <text:p text:style-name="P48">3. Новицкий Н.И. <text:s/>Организация производства на предприятиях: <text:s/>Учеб.-<text:line-break/>метод. пособие. - М.: Финансы и статистика, 2001. - 392 с.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1cm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orphans="0" fo:widows="0" fo:text-indent="0.199cm" style:auto-text-indent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0T16:02:22</meta:creation-date>
    <dc:date>2009-05-06T00:02:36</dc:date>
    <meta:editing-duration>PT57H09M57S</meta:editing-duration>
    <meta:editing-cycles>94</meta:editing-cycles>
    <meta:generator>OpenOffice.org/3.0$Unix OpenOffice.org_project/300m15$Build-9379</meta:generator>
    <meta:document-statistic meta:table-count="16" meta:image-count="55" meta:object-count="76" meta:page-count="36" meta:paragraph-count="1346" meta:word-count="6528" meta:character-count="46625"/>
    <meta:user-defined meta:name="Поле 1"/>
    <meta:user-defined meta:name="Поле 2"/>
    <meta:user-defined meta:name="Поле 3"/>
    <meta:user-defined meta:name="Поле 4"/>
  </office:meta>
</office:document-meta>
</file>